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9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ы проводите у телевизора в обычный будний день?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А сколько из этого времени в обычный будний день Вы проводите у телевизора, смотря новости или передачи о политике и текущих событиях?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 в среднем в будний день Вы обычно слушаете радио?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А сколько из этого времени в обычный будний день Вы слушаете по радио новости или передачи о политике и текущих событиях?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 Вы тратите на чтение газет в обычный будний день?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Сколько из этого времени Вы читаете о политике и текущих событиях в обычный будний день?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к часто Вы пользуетесь Интернетом или электронной почтой – дома или на работе – в своих личных целях (то есть не для выполнения производственных заданий)?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Говоря в целом, как Вы считаете, большинству людей можно доверять или следует быть осторожным, имея дело с людьми.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льзуясь этой карточкой, оцените свою позицию на шкале от 0 до 10 баллов, если 0 баллов означает, что следует быть осторожным, а 10 – что большинству людей можно доверять.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к Вы думаете, большинство людей постараются использовать или обмануть Вас, если представится случай, или же они будут стараться вести себя честно и порядочно?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к Вы думаете, люди, в основном, стараются помогать другим или преследуют собственный интерес?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ESS_R02_2004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кажите, пожалуйста, насколько Вы интересуетесь политикой?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ESS_R02_2004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к часто политика кажется настолько сложной, что Вы совершенно не понимаете, что же происходит на самом деле?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string" calcext:value-type="string">
            <text:p>ESS_R02_2004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асколько Вам сложно или легко составить свое мнение по политическим вопросам?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карточку 8, скажите мне, пожалуйста, насколько Вы лично доверяете организациям, которые я сейчас буду называть.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цените степень своего доверия по шкале, где 0 баллов означает "совершенно не доверяю", а 10 баллов означает "полностью доверяю".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, насколько Вы доверяете...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Верховной Раде Украины?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судебно-правовой системе?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милиции?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политикам?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политическим партиям?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Европейскому Парламенту?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ООН?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office:value-type="string" calcext:value-type="string">
            <text:p>ESS_R02_2004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которые люди по той или иной причине не принимают участие в голосовании на выборах.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ESS_R02_2004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Участвовали ли Вы в голосовании на последних выборах в Верховную Раду Украины 31 марта 2002 года?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За какую партию или избирательный блок Вы голосовали на этих выборах?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2_2004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уществуют разные способы улучшить положение дел в стране или содействовать предотвращению серьезных проблем.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2_2004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Предпринимали ли Вы на протяжении последних 12 месяцев что-либо из того, что я сейчас назову?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ESS_R02_2004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Вы...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2_2004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обращались к политикам, представителям правительства или местной власти?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2_2004_RUS_UA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работали в политической партии или движении?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2_2004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работали в другой организации или объединении?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string" calcext:value-type="string">
            <text:p>ESS_R02_2004_RUS_UA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носили значки с политической рекламой, другую политическую атрибутику или клеили листовки?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ESS_R02_2004_RUS_UA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подписывали петиции?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2_2004_RUS_UA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принимали участие в санкционированных митингах или демонстрациях?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2_2004_RUS_UA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бойкотировали какие-либо промышленные или сельскохозяйственные продукты?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2_2004_RUS_UA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Есть ли в Украине такая политическая партия, которая Вам ближе, чем остальные партии?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2_2004_RUS_UA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именно?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2_2004_RUS_UA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близка Вам эта партия?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2_2004_RUS_UA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й-либо политической партии?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2_2004_RUS_UA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кой именно?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люди зачастую говорят о «правых» и «левых».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где бы Вы расположили себя на шкале, где 0 означает "левые", а 10 означает "правые"?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Учитывая все обстоятельства, скажите, пожалуйста, насколько Вы в целом удовлетворены своей жизнью в настоящее время?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При ответе используйте эту карточку, где 0 означает "совершенно не удовлетворен", а 10 – "полностью удовлетворен".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Насколько Вы в целом удовлетворены нынешним состоянием экономики в Украине?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асколько Вы удовлетворены работой правительства в Украине?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 в целом, насколько Вы удовлетворены тем, как работает демократия в Украине?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А сейчас, используя эту карточку, оцените состояние системы образования в Украине в настоящее время?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Используя эту же карточку, оцените, пожалуйста, состояние здравоохранения в Украине в настоящее время?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А теперь скажите, в какой степени Вы согласны или не согласны со следующими утверждениями.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сокращения разницы в уровне доходов людей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2_2004_RUS_UA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ям и лесбиянкам следует позволить жить своей жизнью, как они хотят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2_2004_RUS_UA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ледует запретить политические партии, которые выступают против демократии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2_2004_RUS_UA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ременная наука способна справиться с проблемами окружающей среды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Когда речь заходит о Европейском Союзе некоторые люди считают, что процесс дальнейшего объединения стран, уже входящих в ЕС, следует продолжать.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Другие говорят, что это уже зашло слишком далеко.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Используя эту карточку, скажите, какое число на шкале более всего соответствует Вашей позиции?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2_2004_RUS_UA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ТЕПЕРЬ НЕСКОЛЬКО ВОПРОСОВ О ЛЮДЯХ ИЗ ДРУГИХ СТРАН, КОТОРЫЕ ПРИЕЗЖАЮТ ЖИТЬ В УКРАИНУ.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2_2004_RUS_UA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В какой мере, по Вашему мнению, следует разрешать переезжать в Украину людям той же расы или национальности, что и большинство населения Украины?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2_2004_RUS_UA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А как относительно людей, которые по национальности или расовой принадлежности отличаются от большинства населения Украины?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2_2004_RUS_UA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А если поставить такой же вопрос относительно людей из более бедных стран за пределами Европы?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ы думаете, то, что люди из других стран переезжают в Украину жить, это в целом хорошо или плохо сказывается на экономике страны?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Как Вы считаете, приток людей из других стран в целом разрушает или обогащает культурную жизнь в Украине?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к Вы думаете, с притоком людей из других стран Украина становится более плохим или более хорошим местом для жизни?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Говоря в целом, насколько Вы счастливы?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к часто Вы просто, не по делам, встречаетесь с друзьями, родственниками или коллегами по работе?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ESS_R02_2004_RUS_UA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У Вас есть кто-нибудь, с кем Вы можете обсуждать свои личные дела и интимные вопросы?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ESS_R02_2004_RUS_UA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Скажите, пожалуйста, по сравнению с другими людьми Вашего возраста, как часто Вы общаетесь с людьми - по своему желанию и для своего удовольствия, а не по работе?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ESS_R02_2004_RUS_UA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тановились ли Вы или члены Вашей семьи жертвами грабежа или физического насилия за последние 5 лет?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2_2004_RUS_UA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какой мере Вы чувствуете себя в безопасности, когда с наступлением темноты идете один в районе, где Вы живете?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SS_R02_2004_RUS_UA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себя чувствуете или почувствовали бы ...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ESS_R02_2004_RUS_UA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Как Вы в целом оцениваете состояние своего здоровья?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2_2004_RUS_UA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Испытываете ли Вы какие-либо затруднения или ограничения в повседневной жизни из- за хронических заболеваний, инвалидности, физических недостатков, физической слабости или проблем с психикой?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2_2004_RUS_UA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Если да, то в значительной или в некоторой степени?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2_2004_RUS_UA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Относите ли Вы себя к какой-либо религии или вероисповеданию?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какой именно?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2_2004_RUS_UA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Относили ли Вы себя когда-нибудь к какой-либо религии или вероисповеданию?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какой?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езависимо от того, относите ли Вы себя к определенному вероисповеданию, скажите, пожалуйста, насколько Вы религиозны?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Если не считать такие события, как свадьба или похороны, как часто Вы посещаете церковь (костел, мечеть, синагогу, ...) в настоящее время?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роме тех случаев, когда Вы посещаете церковь (костел, мечеть, синагогу, ...), как часто Вы молитесь?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2_2004_RUS_UA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Можете ли Вы сказать, что относитесь к группе, которую в Украине дискриминируют?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а чем основана дискриминация Вашей группы?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2_2004_RUS_UA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Являетесь ли Вы гражданином Украины?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2_2004_RUS_UA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Какое у Вас гражданство?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2_2004_RUS_UA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Вы родились в Украине?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2_2004_RUS_UA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В какой стране Вы родились?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ESS_R02_2004_RUS_UA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к давно Вы впервые переехали жить в Украину?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string" calcext:value-type="string">
            <text:p>ESS_R02_2004_RUS_UA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а каком языке Вы чаще всего говорите дома?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string" calcext:value-type="string">
            <text:p>ESS_R02_2004_RUS_UA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Принадлежите ли Вы к этническому меньшинству в Украине?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string" calcext:value-type="string">
            <text:p>ESS_R02_2004_RUS_UA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аш отец родился в Украине?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string" calcext:value-type="string">
            <text:p>ESS_R02_2004_RUS_UA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В какой стране родился Ваш отец?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string" calcext:value-type="string">
            <text:p>ESS_R02_2004_RUS_UA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Ваша мама родилась в Украине?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string" calcext:value-type="string">
            <text:p>ESS_R02_2004_RUS_UA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В какой стране родилась Ваша мама?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string" calcext:value-type="string">
            <text:p>ESS_R02_2004_RUS_UA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асколько Вы одобряете или не одобряете, когда в целом здоровые люди употребляют лекарственные средства чтобы: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ESS_R02_2004_RUS_UA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<text:s/>... избавиться от лишнего веса?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string" calcext:value-type="string">
            <text:p>ESS_R02_2004_RUS_UA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<text:s/>... уменьшить потерю волос?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string" calcext:value-type="string">
            <text:p>ESS_R02_2004_RUS_UA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 улучшить свою память?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string" calcext:value-type="string">
            <text:p>ESS_R02_2004_RUS_UA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чувствовать себя более счастливым?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string" calcext:value-type="string">
            <text:p>ESS_R02_2004_RUS_UA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улучшить свою сексуальную жизнь?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Когда у Вас возникают проблемы со здоровьем, как часто Вы пользуетесь лекарственными средствами на основе трав?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огда Вам прописывают лекарство, как часто Вы беспокоитесь о побочных эффектах?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огда у Вас проблемы со здоровьем, как часто Вы предпочитаете лекарства, прописанные доктором, тем лекарствам, которые можно купить без рецепта или тем лекарствам, которые Вам посоветовал другой целитель?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жалуйста, вспомните последний раз, когда доктор прописывал Вам лекарство, которое Вы не пробовали раньше.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кое из утверждений на карточке точнее всего описывает Ваши действия?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office:value-type="string" calcext:value-type="string">
            <text:p>ESS_R02_2004_RUS_UA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ринимаете ли Вы регулярно какие-либо таблетки или лечение, которое Вам прописали?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string" calcext:value-type="string">
            <text:p>ESS_R02_2004_RUS_UA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Многие люди порой используют лекарства, прописанные для кого-то другого.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string" calcext:value-type="string">
            <text:p>ESS_R02_2004_RUS_UA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За последние 5 лет, как часто Вы принимали или использовали лекарства, которые прописаны кому-то другому?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Предположим, что у Вас сильно болит горло.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 кому прежде всего Вы бы обратились за советом или лечением, если обратились бы к кому-то вообще?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Как Вы думаете, к кому из следующих специалистов/целителей Вы бы обратились за советом или лечением в первую очередь?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Теперь предположим, что у Вас сильно болит голова.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 кому прежде всего Вы бы обратились за советом или лечением, если обратились бы к кому-то вообще?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Как Вы думаете, к кому из следующих специалистов/целителей Вы бы обратились за советом или лечением в первую очередь?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Теперь предположим, что у Вас серьезные проблемы со сном.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 кому прежде всего Вы бы обратились за советом или лечением, если обратились бы к кому-то вообще?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Как Вы думаете, к кому из следующих специалистов/целителей Вы бы обратились за советом или лечением в первую очередь?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Теперь предположим, что у Вас серьезная боль в спине.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 кому прежде всего Вы бы обратились за советом или лечением, если обратились бы к кому-то вообще?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Как Вы думаете, к кому из следующих специалистов/целителей Вы бы обратились за советом или лечением в первую очередь?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ESS_R02_2004_RUS_UA_10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При выборе участкового/семейного врача, считаете ли Вы, что у Вас...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string" calcext:value-type="string">
            <text:p>ESS_R02_2004_RUS_UA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Некоторые люди предпочитают обращаться к одному и тому же врачу <text:s/>в случаях, когда возникают какие-либо повседневные, не очень серьезные проблемы со здоровьем.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string" calcext:value-type="string">
            <text:p>ESS_R02_2004_RUS_UA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Другие предпочитают обращаться к различным врачам в зависимости от заболевания.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string" calcext:value-type="string">
            <text:p>ESS_R02_2004_RUS_UA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А Вы предпочитаете обращаться: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Используя эту карточку, скажите сколько раз за последние 12 месяцев Вы обращались к врачу?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Пожалуйста, учитывайте контакт со всеми врачами, включая и специалистов, и <text:s/>участкового врача.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Сейчас, пожалуйста, используйте эту карточку, чтобы сказать мне, насколько Вы согласны или не согласны с каждым из следующих утверждений: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Большинство болезней проходят сами и нет необходимости обращаться к врачу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string" calcext:value-type="string">
            <text:p>ESS_R02_2004_RUS_UA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От таких заболеваний, как простуда, люди могут лечиться сами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string" calcext:value-type="string">
            <text:p>ESS_R02_2004_RUS_UA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Заботясь о здоровье, люди слишком часто надеются на врачей, вместо того, чтобы надеяться на себя</text:p>
          </table:table-cell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string" calcext:value-type="string">
            <text:p>ESS_R02_2004_RUS_UA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Когда человек уверен в том, какое именно лекарство ему требуется, врач просто должен выписать ему это лекарство</text:p>
          </table:table-cell>
          <table:table-cell office:value-type="float" office:value="5523" calcext:value-type="float">
            <text:p>5523</text:p>
          </table:table-cell>
        </table:table-row>
        <table:table-row table:style-name="ro1">
          <table:table-cell office:value-type="string" calcext:value-type="string">
            <text:p>ESS_R02_2004_RUS_UA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Лучше всего следовать предписаниям врача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string" calcext:value-type="string">
            <text:p>ESS_R02_2004_RUS_UA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Обычно я чувствую себя немного разочарованным, когда я ухожу от врача без рецепта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асколько часто, по Вашему мнению, следующие утверждения могут относиться ко всем врачам в целом?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Врачи обычно не говорят полную правду своим пациентам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string" calcext:value-type="string">
            <text:p>ESS_R02_2004_RUS_UA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Участковые/семейные врачи относятся к своим пациентам как к равным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string" calcext:value-type="string">
            <text:p>ESS_R02_2004_RUS_UA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режде чем назначить лечение, врачи обсуждают его со своими пациентами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string" calcext:value-type="string">
            <text:p>ESS_R02_2004_RUS_UA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Пациенты неохотно задают своим врачам все те вопросы, которые они хотели бы задать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string" calcext:value-type="string">
            <text:p>ESS_R02_2004_RUS_UA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Врачи готовы признать свои ошибки перед пациентами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string" calcext:value-type="string">
            <text:p>ESS_R02_2004_RUS_UA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рачи используют слова или выражения, которые пациентам сложно понять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Используя эту карточку, ответьте, насколько Вы согласны или не согласны со следующими утверждениями.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Гражданам следует уделять, по меньшей мере, часть своего свободного времени для помощи другим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string" calcext:value-type="string">
            <text:p>ESS_R02_2004_RUS_UA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Общество было бы богаче, если бы каждый думал о собственных интересах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string" calcext:value-type="string">
            <text:p>ESS_R02_2004_RUS_UA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Граждане не должны укрывать свои доходы от налогов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В какой мере Вы доверяете представителям следующих групп и считаете, что они обычно честно поступают с такими людьми, как Вы?</text:p>
          </table:table-cell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Водопроводчики, строители, автомеханики и другие ремонтники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string" calcext:value-type="string">
            <text:p>ESS_R02_2004_RUS_UA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Финансовые компании, такие как банки или страховые компании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string" calcext:value-type="string">
            <text:p>ESS_R02_2004_RUS_UA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Работники центральных и местных органов государственного управления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Как часто за последние пять лет с Вами случались следующее?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Водопроводчики, строители, автомеханики или другие ремонтники <text:s/>назначали завышенную цену или выполняли лишнюю работу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string" calcext:value-type="string">
            <text:p>ESS_R02_2004_RUS_UA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Вам продали продукты, которые были упакованы так, чтобы скрыть подпорченные части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office:value-type="string" calcext:value-type="string">
            <text:p>ESS_R02_2004_RUS_UA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Банк или страховая компания не предложили Вам выгодную услугу, на которую Вы имели право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string" calcext:value-type="string">
            <text:p>ESS_R02_2004_RUS_UA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Вам продали подержанную вещь, и быстро выяснилось, что она испорчена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string" calcext:value-type="string">
            <text:p>ESS_R02_2004_RUS_UA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Чиновники просили Вас об услуге или взятке за выполнение своей работы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string" calcext:value-type="string">
            <text:p>ESS_R02_2004_RUS_UA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Мы только что спрашивали Вас о том, обращались ли с Вами нечестно в последние пять лет.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string" calcext:value-type="string">
            <text:p>ESS_R02_2004_RUS_UA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Используя эту карточку, скажите насколько Вас беспокоит, что подобные вещи могут произойти с Вами в будущем?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Считаете ли Вы неправильными, предосудительными следующие поступки и поведение?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Насколько это предосудительно, неправильно, когда: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... кто-то платит наличными без квитанции или чека, чтобы избежать уплаты НДС или других налогов?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string" calcext:value-type="string">
            <text:p>ESS_R02_2004_RUS_UA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... кто-то продает подержанную вещь и скрывает недостатки этой вещи?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string" calcext:value-type="string">
            <text:p>ESS_R02_2004_RUS_UA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... кто-то преувеличивает или подтасовывает факты, позволяющие получить страховку?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string" calcext:value-type="string">
            <text:p>ESS_R02_2004_RUS_UA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... чиновник просит об услуге или о взятке за выполнение своей работы?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Используя эту карточку, ответьте, пожалуйста, насколько Вы согласны или следующими утверждениями о том, как люди понимают правила и законы?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Если хочешь "делать" деньги, невозможно всегда поступать честно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string" calcext:value-type="string">
            <text:p>ESS_R02_2004_RUS_UA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Нужно всегда строго придерживаться закона, даже если при этом упускаешь хорошие возможности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string" calcext:value-type="string">
            <text:p>ESS_R02_2004_RUS_UA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Иногда вполне приемлемо пренебрегать законом и делать то, что хочешь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Используя эту же карточку, скажите, насколько Вы согласны или не согласны с каждым из следующих утверждений о том, что сейчас происходит в экономике.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В наше время бизнес заинтересован только в прибыли и не заинтересован в улучшении качества или обслуживания покупателей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string" calcext:value-type="string">
            <text:p>ESS_R02_2004_RUS_UA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В наши дни крупные фирмы договариваются между собой, чтобы держать цены неоправданно высокими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string" calcext:value-type="string">
            <text:p>ESS_R02_2004_RUS_UA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В наши дни покупатели и потребители имеют больше возможностей для защиты своих интересов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Предположим, Вы хотите получить льготы или услуги, на которые у Вас нет прав.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Как Вы думаете, скольких своих друзей или родственников Вы могли бы попросить о помощи и поддержке в подобной ситуации?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Как часто Вы делали это за последние пять лет, если вообще делали?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Как часто Вы: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 оставляли себе сдачу, полученную от продавца или официанта, зная, что они ошиблись и дали больше, чем нужно?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... платили наличными без квитанции или чека, чтобы избежать уплаты НДС или других налогов?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... продавали подержанную вещь и скрывали все или некоторые изъяны этой вещи?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...неправильно использовали или подделывали документ, чтобы получить что-то, что было Вам не положено по праву?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... предъявляли преувеличенные или необоснованные страховые претензии?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... предлагали услуги или взятку чиновникам за выполнение их работы?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...требовали не положенных Вам или больших чем положено льгот, пособий или помощи?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string" calcext:value-type="string">
            <text:p>ESS_R02_2004_RUS_UA_14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Сколько человек, включая Вас и детей, проживают здесь постоянно как члены семьи?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string" calcext:value-type="string">
            <text:p>ESS_R02_2004_RUS_UA_14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Под членами семьи понимают тех, кто живут под одной крышей и ведут совместное хозяйство)</text:p>
          </table:table-cell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string" calcext:value-type="string">
            <text:p>ESS_R02_2004_RUS_UA_15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Вы/он/она родились?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Кем он(она) Вам приходится?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string" calcext:value-type="string">
            <text:p>ESS_R02_2004_RUS_UA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Где Вы сейчас живете?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string" calcext:value-type="string">
            <text:p>ESS_R02_2004_RUS_UA_154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Принадлежит ли жилище, в котором Вы сейчас живете, кому-нибудь из членов Вашей семьи?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string" calcext:value-type="string">
            <text:p>ESS_R02_2004_RUS_UA_155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Сколько всего комнат для проживания есть у Вашей семьи, не считая кухню, ванные и туалеты?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й самый высокий уровень образования, который Вы получили?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какой сфере у Вас наивысшая квалификация?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string" calcext:value-type="string">
            <text:p>ESS_R02_2004_RUS_UA_158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Сколько всего лет длилось Ваше образования, включая годы обучения в школе?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Используя эту карточку, скажите, чем Вы занимались последние 7 дней?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Какое из этих описаний лучше всего подходит к Вашей ситуации (в последние семь дней)?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ИНТЕРВЬЮЕР: КОДИРУЙТЕ ОСНОВНУЮ ДЕЯТЕЛЬНОСТЬ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string" calcext:value-type="string">
            <text:p>ESS_R02_2004_RUS_UA_16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Я хочу еще раз уточнить, была ли у Вас хоть какая-либо оплачиваемая работа (на один час или больше) за последние семь дней?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string" calcext:value-type="string">
            <text:p>ESS_R02_2004_RUS_UA_16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Была ли у Вас вообще когда-нибудь оплачиваемая работа?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ESS_R02_2004_RUS_UA_16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 каком году у Вас была оплачиваемая работа последний раз?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string" calcext:value-type="string">
            <text:p>ESS_R02_2004_RUS_UA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 Вашем основном месте работы Вы...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string" calcext:value-type="string">
            <text:p>ESS_R02_2004_RUS_UA_16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Сколько у Вас работает наемных работников, если такие есть?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string" calcext:value-type="string">
            <text:p>ESS_R02_2004_RUS_UA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Как Вы оформлены на работе?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string" calcext:value-type="string">
            <text:p>ESS_R02_2004_RUS_UA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ключая Вас, приблизительно сколько людей работает/работало там, где Вы работаете/работали?</text:p>
          </table:table-cell>
          <table:table-cell office:value-type="float" office:value="5593" calcext:value-type="float">
            <text:p>5593</text:p>
          </table:table-cell>
        </table:table-row>
        <table:table-row table:style-name="ro1">
          <table:table-cell office:value-type="string" calcext:value-type="string">
            <text:p>ESS_R02_2004_RUS_UA_16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а Вашей основной работе, приходилось ли Вам руководить сотрудниками и отвечать за их работу?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string" calcext:value-type="string">
            <text:p>ESS_R02_2004_RUS_UA_17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За работу скольких людей Вы несете (или несли) ответственность?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ЗАДАВАЙТЕ ВОПРОС ВСЕМ, КТО РАБОТАЕТ ИЛИ РАНЬШЕ РАБОТАЛ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Сейчас я буду зачитывать Вам перечень суждений, касающихся различных сторон Вашей работы.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Используя эту карточку, скажите пожалуйста насколько Ваше руководство позволяет Вам...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решать, как организовать свою повседневную работу?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влиять на принятие решений о деятельности организации?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выбирать или менять темп своей работы?</text:p>
          </table:table-cell>
          <table:table-cell office:value-type="float" office:value="5601" calcext:value-type="float">
            <text:p>5601</text:p>
          </table:table-cell>
        </table:table-row>
        <table:table-row table:style-name="ro1">
          <table:table-cell office:value-type="string" calcext:value-type="string">
            <text:p>ESS_R02_2004_RUS_UA_17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Сколько всего времени в неделю Вы должны работать на своей основной работе без учета сверхурочной работы?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string" calcext:value-type="string">
            <text:p>ESS_R02_2004_RUS_UA_175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А сколько часов в неделю Вы реально обычно работаете/работали, включая сверхурочные (оплачиваемые или неоплачиваемые) часы?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string" calcext:value-type="string">
            <text:p>ESS_R02_2004_RUS_UA_176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Как называется/называлась Ваша должность на основной работе?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string" calcext:value-type="string">
            <text:p>ESS_R02_2004_RUS_UA_17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На Вашей основной работе, какой работой Вы занимаетесь/занимались основную часть времени?</text:p>
          </table:table-cell>
          <table:table-cell office:value-type="float" office:value="5605" calcext:value-type="float">
            <text:p>5605</text:p>
          </table:table-cell>
        </table:table-row>
        <table:table-row table:style-name="ro1">
          <table:table-cell office:value-type="string" calcext:value-type="string">
            <text:p>ESS_R02_2004_RUS_UA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Какое образование или квалификация необходимы для Вашей работы?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string" calcext:value-type="string">
            <text:p>ESS_R02_2004_RUS_UA_179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Что, в основном, производит или делает фирма/организация, в которой Вы работаете/работали?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string" calcext:value-type="string">
            <text:p>ESS_R02_2004_RUS_UA_18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За последние 10 лет была ли у Вас какая-либо оплачиваемая работа в другой стране, которой Вы занимались не менее 6 месяцев?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string" calcext:value-type="string">
            <text:p>ESS_R02_2004_RUS_UA_18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ЗАДАВАТЬ ВОПРОС ВСЕМ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ESS_R02_2004_RUS_UA_18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Был ли у Вас в жизни когда-либо период, когда Вы более трех месяцев были безработным и искали работу?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>
            <text:p>ESS_R02_2004_RUS_UA_18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Были ли у Вас подобные периоды, которые длились 12 месяцев или больше?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string" calcext:value-type="string">
            <text:p>ESS_R02_2004_RUS_UA_18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Были ли у Вас такие периоды за последние 5 лет?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string" calcext:value-type="string">
            <text:p>ESS_R02_2004_RUS_UA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ЗАДАВАТЬ ВОПРОС ВСЕМ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ESS_R02_2004_RUS_UA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Являетесь ли Вы или были когда-либо членом профсоюза или подобной организации?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string" calcext:value-type="string">
            <text:p>ESS_R02_2004_RUS_UA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ЕСЛИ ДА, в настоящее время или раньше?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Какой основной источник дохода в Вашей семье?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жалуйста, учитывайте доходы каждого из членов семьи и любые доходы, которые могли быть получены семьей в целом.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ESS_R02_2004_RUS_UA_18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Если сложить доход из всех источников, то каким будет Ваш совокупный чистый (после уплаты всех налогов и обязательных отчислений) месячный доход?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string" calcext:value-type="string">
            <text:p>ESS_R02_2004_RUS_UA_18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Если Вы не знаете точную цифру, пожалуйста, дайте приблизительную оценку суммы в гривнах.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Примерно какую часть семейного дохода обеспечиваете Вы лично?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string" calcext:value-type="string">
            <text:p>ESS_R02_2004_RUS_UA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кое из высказываний на этой карточке наиболее близко к тому, как бы Вы могли описать состояние Вашего семейного дохода в настоящее время?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string" calcext:value-type="string">
            <text:p>ESS_R02_2004_RUS_UA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Если бы по какой-либо причине у Вас были серьезные материальные трудности и Вы вынуждены были бы одалживать деньги, чтобы свести концы с концами, насколько трудно или легко это было бы сделать?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Какой самый высокий уровень образования получил Ваш муж, незарегистрированный муж?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Какие из описаний на этой карточке относится к тому, что Ваш супруг делал за последние 7 дней?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Что из перечисленного в карточке лучше всего описывает ее ситуацию в последние 7 дней?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string" calcext:value-type="string">
            <text:p>ESS_R02_2004_RUS_UA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Я хочу еще раз уточнить, была ли у него хоть какая-либо оплачиваемая работа (один час или больше) за последние семь дней?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string" calcext:value-type="string">
            <text:p>ESS_R02_2004_RUS_UA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Как называется ее/его должность на основной работе?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string" calcext:value-type="string">
            <text:p>ESS_R02_2004_RUS_UA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На своей основной работе какой работой он/она занимается основную часть времени?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office:value-type="string" calcext:value-type="string">
            <text:p>ESS_R02_2004_RUS_UA_19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Какое образование или квалификация необходимы для его/ее работы?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ESS_R02_2004_RUS_UA_197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Что, в основном, производит или делает фирма/организация, в которой он/она работает?</text:p>
          </table:table-cell>
          <table:table-cell office:value-type="float" office:value="5629" calcext:value-type="float">
            <text:p>5629</text:p>
          </table:table-cell>
        </table:table-row>
        <table:table-row table:style-name="ro1">
          <table:table-cell office:value-type="string" calcext:value-type="string">
            <text:p>ESS_R02_2004_RUS_UA_1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а своей основной работе он ...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string" calcext:value-type="string">
            <text:p>ESS_R02_2004_RUS_UA_19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Сколько у него работает наемных работников, если такие есть?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ESS_R02_2004_RUS_UA_200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На основной работе приходится ли ему/ей руководить сотрудниками и отвечать за их работу?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string" calcext:value-type="string">
            <text:p>ESS_R02_2004_RUS_UA_201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 работу скольких людей он/она несет ответственность?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Сейчас я зачитаю список утверждений, которые относятся к работе Вашего супруга.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Используя эту карточку, пожалуйста, скажите насколько руководство на его/ее работе позволяет ему/ей...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решать, как организовать свою повседневную работу?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влиять на принятие решений о деятельности организации?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ESS_R02_2004_RUS_UA_204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Сколько часов в неделю он обычно работает на своей основной работе?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string" calcext:value-type="string">
            <text:p>ESS_R02_2004_RUS_UA_204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Пожалуйста, включите любое оплачиваемое или неоплачиваемое сверхурочное время.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ЗАДАВАТЬ ВОПРОС ВСЕМ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ой самый высокий уровень образования получил Ваш отец?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string" calcext:value-type="string">
            <text:p>ESS_R02_2004_RUS_UA_2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огда Вам было 14, Ваш отец работал как наемный работник (на кого-то), работал на себя, или в то время не работал?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string" calcext:value-type="string">
            <text:p>ESS_R02_2004_RUS_UA_2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Сколько наемных работников у него работало, если такие были?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string" calcext:value-type="string">
            <text:p>ESS_R02_2004_RUS_UA_2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ЗАДАЙТЕ ВОПРОС, ЕСЛИ ОТЕЦ РАБОТАЛ ПО НАЙМУ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string" calcext:value-type="string">
            <text:p>ESS_R02_2004_RUS_UA_2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Приходилось ли ему руководить сотрудниками и отвечать за их работу?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ESS_R02_2004_RUS_UA_209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ЗАДАЙТЕ ВОПРОС, ЕСЛИ ОТЕЦ ВООБЩЕ РАБОТАЛ ИЛИ РЕСПОНДЕНТ НЕ ЗНАЕТ</text:p>
          </table:table-cell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string" calcext:value-type="string">
            <text:p>ESS_R02_2004_RUS_UA_209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Как называлась его должность на основной работе?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акие из описаний на этой карточке лучше всего соответствуют характеру его работы, когда Вам было 14?</text:p>
          </table:table-cell>
          <table:table-cell office:value-type="float" office:value="5646" calcext:value-type="float">
            <text:p>5646</text:p>
          </table:table-cell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ЗАДАВАТЬ ВОПРОС ВСЕМ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кой самый высокий уровень образования получила Ваша мама?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string" calcext:value-type="string">
            <text:p>ESS_R02_2004_RUS_UA_2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огда Вам было 14, Ваша мама работала как наемный работник (на кого-то), работала на себя, или в то время не работала?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string" calcext:value-type="string">
            <text:p>ESS_R02_2004_RUS_UA_2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Сколько наемных работников у нее работало, если такие были?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string" calcext:value-type="string">
            <text:p>ESS_R02_2004_RUS_UA_214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ЗАДАЙТЕ ВОПРОС, ЕСЛИ МАМА РАБОТАЛА ПО НАЙМУ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string" calcext:value-type="string">
            <text:p>ESS_R02_2004_RUS_UA_214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иходилось ли ей руководить сотрудниками и отвечать за их работу?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string" calcext:value-type="string">
            <text:p>ESS_R02_2004_RUS_UA_215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ЗАДАЙТЕ ВОПРОС, ЕСЛИ МАМА ВООБЩЕ РАБОТАЛА ИЛИ РЕСПОНДЕНТ НЕ ЗНАЕТ</text:p>
          </table:table-cell>
          <table:table-cell office:value-type="float" office:value="5652" calcext:value-type="float">
            <text:p>5652</text:p>
          </table:table-cell>
        </table:table-row>
        <table:table-row table:style-name="ro1">
          <table:table-cell office:value-type="string" calcext:value-type="string">
            <text:p>ESS_R02_2004_RUS_UA_215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ак называлась ее должность на основной работе?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акое из описаний на этой карточке лучше всего соответствует характеру ее работы, когда Вам было 14?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string" calcext:value-type="string">
            <text:p>ESS_R02_2004_RUS_UA_217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ЗАДАВАЙТЕ ВОПРОС ВСЕМ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string" calcext:value-type="string">
            <text:p>ESS_R02_2004_RUS_UA_217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В течение последних двенадцати месяцев посещали ли Вы какие-либо курсы, лекции, тренинги или занятия с целью усовершенствования своих знаний или навыков, необходимых для работы?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ое из описаний на этой карточке больше всего соответствует Вашему семейному положению?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string" calcext:value-type="string">
            <text:p>ESS_R02_2004_RUS_UA_219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Вы живете вместе со своим мужем в настоящее время?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string" calcext:value-type="string">
            <text:p>ESS_R02_2004_RUS_UA_220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Живете ли Вы в настоящее время с другим супругом без регистрации брака?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string" calcext:value-type="string">
            <text:p>ESS_R02_2004_RUS_UA_221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ЗАДАЙТЕ ВОПРОС, ЕСЛИ РЕСПОНДЕНТ НЕ ЖЕНАТ/НЕ ЗАМУЖЕМ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string" calcext:value-type="string">
            <text:p>ESS_R02_2004_RUS_UA_221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Вы сейчас живете с супругом без регистрации брака?</text:p>
          </table:table-cell>
          <table:table-cell office:value-type="float" office:value="5661" calcext:value-type="float">
            <text:p>5661</text:p>
          </table:table-cell>
        </table:table-row>
        <table:table-row table:style-name="ro1">
          <table:table-cell office:value-type="string" calcext:value-type="string">
            <text:p>ESS_R02_2004_RUS_UA_22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Вы когда-нибудь жили вместе с супругом/партнером, официально не оформляя отношения с ним/ней?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string" calcext:value-type="string">
            <text:p>ESS_R02_2004_RUS_UA_22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Разводились ли Вы когда-нибудь?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string" calcext:value-type="string">
            <text:p>ESS_R02_2004_RUS_UA_22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ЗАДАВАЙТЕ ВОПРОС ВСЕМ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string" calcext:value-type="string">
            <text:p>ESS_R02_2004_RUS_UA_22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Жили ли в Вашей семье когда-нибудь Ваши дети, пасынок (падчерица), приемные дети, воспитанники или дети Вашего незарегистрированного супруга?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string" calcext:value-type="string">
            <text:p>ESS_R02_2004_RUS_UA_225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Жива ли Ваша мама?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string" calcext:value-type="string">
            <text:p>ESS_R02_2004_RUS_UA_226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Жив ли Ваш отец?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Сначала я зачитаю ряд утверждений о том как Вы, возможно, себя недавно чувствовали.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По каждому утверждению я бы хотел, чтобы Вы <text:s/>сказали, как часто за последние две недели Вы чувствовали себя подобным образом.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Я чувствовал себя бодро и в хорошем расположении духа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string" calcext:value-type="string">
            <text:p>ESS_R02_2004_RUS_UA_22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Я чувствовал себя спокойно и расслаблено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string" calcext:value-type="string">
            <text:p>ESS_R02_2004_RUS_UA_23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Я чувствовал себя активным и энергичным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string" calcext:value-type="string">
            <text:p>ESS_R02_2004_RUS_UA_23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Я просыпался свежим и отдохнувшим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string" calcext:value-type="string">
            <text:p>ESS_R02_2004_RUS_UA_23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Моя повседневная жизнь была наполнена тем, что мне интересно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Сейчас я собираюсь прочитать несколько утверждений о мужчинах и женщинах и их роли в семье.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Используя эту карточку, скажите мне, пожалуйста, насколько Вы согласны или не согласны с каждым из утверждений.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Женщина должна быть готова сократить свою занятость на работе ради своей семьи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string" calcext:value-type="string">
            <text:p>ESS_R02_2004_RUS_UA_234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Мужчины должны нести такую же ответственность за дом и детей как и женщины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string" calcext:value-type="string">
            <text:p>ESS_R02_2004_RUS_UA_23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Когда рабочих мест недостаточно, мужчины должны иметь больше прав на работу, чем женщины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ESS_R02_2004_RUS_UA_23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Когда в семье есть дети, родителям следует оставаться вместе, даже если они не ладят между собой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string" calcext:value-type="string">
            <text:p>ESS_R02_2004_RUS_UA_237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Семья должна быть главным приоритетом в жизни как мужчины, так и женщины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string" calcext:value-type="string">
            <text:p>ESS_R02_2004_RUS_UA_238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С какого года Вы начали жить со своим нынешним мужем/женой, незарегистрированным супругом и вести совместное хозяйство?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Пары иногда не могут прийти к общему мнению по различным вопросам домашнего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хозяйства и семьи.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Используя эту карточку, ответьте как часто у Вас с супругом (-ой)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возникают разногласия относительно...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<text:s/>...того, как распределять домашние обязанности?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...денег?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...того, сколько времени посвящать оплачиваемой работе?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Когда Вы и Ваш муж/жена/незарегистрированный супруг принимаете решения, чье мнение в основном преобладает по следующим вопросам ...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...о нечастых дорогих покупках для дома?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string" calcext:value-type="string">
            <text:p>ESS_R02_2004_RUS_UA_24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... о том, как разделять домашние обязанности?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Как часто его/eе работа связана с...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... с работой в вечернее или ночное время?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...с неожиданной необходимостью работать сверхурочно?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string" calcext:value-type="string">
            <text:p>ESS_R02_2004_RUS_UA_246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Как часто его/ее работа предполагает работу в выходные дни?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string" calcext:value-type="string">
            <text:p>ESS_R02_2004_RUS_UA_24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Сейчас я бы хотел (а) поговорить о домашней работе.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string" calcext:value-type="string">
            <text:p>ESS_R02_2004_RUS_UA_24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Под домашней работой мы подразумеваем такие вещи, как приготовление еды, стирка, уборка, уход за одеждой, покупки, ремонт (имущества), но не включаем сюда уход за детьми и досуг.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string" calcext:value-type="string">
            <text:p>ESS_R02_2004_RUS_UA_24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Сколько приблизительно часов в обычный будний день, все члены Вашей семьи суммарно тратят на домашнюю работу?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А приблизительно какую часть этого суммарного времени тратите лично Вы?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А приблизительно какую часть от этого суммарного времени тратит на домашнюю работу Ваш муж/жена/незарегистрированный супруг(-а)?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ESS_R02_2004_RUS_UA_250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Все еще имея в виду суммарное время, которое члены Вашей семьи тратят на работу по дому, сколько примерно часов тратится на домашнюю работу в течение обычных выходных дней?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Какую приблизительно часть этого времени тратите Вы?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А какую приблизительно часть этого времени тратит на домашнюю работу Ваш муж/жена/незарегистрированный супруг(-а)?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string" calcext:value-type="string">
            <text:p>ESS_R02_2004_RUS_UA_253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ЗАДАЙТЕ ВОПРОС, ЕСЛИ РЕСПОНДЕНТ НЕ ЖИВЕТ С МУЖЕМ НЕЗАРЕГИСТРИРОВАННЫМ МУЖЕМ/ЖЕНОЙ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string" calcext:value-type="string">
            <text:p>ESS_R02_2004_RUS_UA_253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Сейчас я хотел(а) бы поговорить о домашней работе.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string" calcext:value-type="string">
            <text:p>ESS_R02_2004_RUS_UA_253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Под домашней работой мы подразумеваем дела, которые делаются по дому, например приготовление пищи, стирка, уборка, уход за одеждой, покупка продуктов, уход за хозяйством, но не включающая уход за детьми и деятельность в свободное время.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office:value-type="string" calcext:value-type="string">
            <text:p>ESS_R02_2004_RUS_UA_253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Сколько приблизительно часов в обычный будний день, все члены Вашей семьи суммарно тратят на домашнюю работу?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А приблизительно какую часть этого суммарного времени тратите лично Вы?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string" calcext:value-type="string">
            <text:p>ESS_R02_2004_RUS_UA_255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Все еще имея в виду общее время, которое члены Вашей семьи тратят на работу по дому, сколько примерно часов тратится на домашнюю работу в течение обычных выходных дней?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Какую приблизительно часть этого времени тратите Вы?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ВОПРОСЫ ЗАДАВАТЬ ТЕМ, КТО ВЫПОЛНЯЕТ ДОМАШНЮЮ РАБОТУ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Имея в виду домашнюю работу, которую Вы обычно делаете, ответьте, пожалуйста, насколько Вы согласны или не согласны с каждым из следующих высказываний?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Так много дел, которые нужно сделать дома, что у меня часто не хватает времени, чтобы успеть все сделать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string" calcext:value-type="string">
            <text:p>ESS_R02_2004_RUS_UA_258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Я считаю свою домашнюю работу монотонной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ESS_R02_2004_RUS_UA_259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Я могу сам(а) решать когда и как делать домашнюю работу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string" calcext:value-type="string">
            <text:p>ESS_R02_2004_RUS_UA_260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Я считаю, что моя домашняя работа вызывает стресс (напряжение)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ЗАДАВАЙТЕ ВОПРОС ВСЕМ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Насколько хорошо Ваш дом оборудован для домашней работы?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Если, например, 0 означает дом, в котором нет проточной воды (водопровода), а 10 означает дом с посудомоечной машиной, как бы Вы оценили Ваш собственный дом?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string" calcext:value-type="string">
            <text:p>ESS_R02_2004_RUS_UA_262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А кроме работы по дому, лежат ли на Вас обязанности заботиться о других членах семьи (о маленьких детях, <text:s/>больных, недееспособных, престарелых)?</text:p>
          </table:table-cell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Кроме Ваших собственных детей, как часто Вы оказываете бесплатную помощь членам семьи или родственникам, живущим вне Вашего дома, например по уходу за детьми, другому уходу, домашней работе или домашнему ремонту?</text:p>
          </table:table-cell>
          <table:table-cell office:value-type="float" office:value="5717" calcext:value-type="float">
            <text:p>5717</text:p>
          </table:table-cell>
        </table:table-row>
        <table:table-row table:style-name="ro1">
          <table:table-cell office:value-type="string" calcext:value-type="string">
            <text:p>ESS_R02_2004_RUS_UA_264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А если Вам нужна помощь, есть ли кто-то, не живущий в Вашем доме, на чью бесплатную помощь Вы могли бы рассчитывать по уходу за детьми, другому уходу, домашней работе или домашнему ремонту?</text:p>
          </table:table-cell>
          <table:table-cell office:value-type="float" office:value="5718" calcext:value-type="float">
            <text:p>5718</text:p>
          </table:table-cell>
        </table:table-row>
        <table:table-row table:style-name="ro1">
          <table:table-cell office:value-type="string" calcext:value-type="string">
            <text:p>ESS_R02_2004_RUS_UA_265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Хотелось бы уточнить проживают ли вместе с Вами Ваши дети в возрасте не старше 12 лет, учитывая также пасынка (падчерицу), приемных детей, воспитанников или детей Вашего незарегистрированного супруга.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Кто, не считая Вас и Вашего мужа/жены/незарегистрированного супруга (-и), в основном присматривает за самым младшим ребенком в семье, когда ребенок не находится в школе?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string" calcext:value-type="string">
            <text:p>ESS_R02_2004_RUS_UA_267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В сложившейся ситуации нуждаетесь ли Вы в гораздо большей помощи по уходу за ребенком, или Вам достаточно того, что есть сейчас?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string" calcext:value-type="string">
            <text:p>ESS_R02_2004_RUS_UA_268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ЗАДАВАТЬ ВОПРОС ВСЕМ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ESS_R02_2004_RUS_UA_268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Есть ли у Вас дети, любого возраста, которые сейчас не живут с Вами дома?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office:value-type="string" calcext:value-type="string">
            <text:p>ESS_R02_2004_RUS_UA_268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Пожалуйста, учитывайте всех приемных детей, пасынка(падчерицу), воспитанников или детей незарегистрированного супруга.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string" calcext:value-type="string">
            <text:p>ESS_R02_2004_RUS_UA_269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Сколько таких детей?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string" calcext:value-type="string">
            <text:p>ESS_R02_2004_RUS_UA_271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Это сын или дочь?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office:value-type="string" calcext:value-type="string">
            <text:p>ESS_R02_2004_RUS_UA_272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В каком году он/она родился (-лась)?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string" calcext:value-type="string">
            <text:p>ESS_R02_2004_RUS_UA_273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ЗАДАВАЙТЕ ВОПРОС, ЕСЛИ У РЕСПОНДЕНТА 2 ИЛИ БОЛЬШЕ ДЕТЕЙ, КОТОРЫЕ НЕ ЖИВУТ ДОМА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string" calcext:value-type="string">
            <text:p>ESS_R02_2004_RUS_UA_273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Что касается Вашего самого старшего ребенка, который в настоящее время не живет с Вами, в каком году он/она родился(-лась)?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string" calcext:value-type="string">
            <text:p>ESS_R02_2004_RUS_UA_274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И в каком году родился Ваш самый младший ребенок, который в настоящее время с Вами не живет?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string" calcext:value-type="string">
            <text:p>ESS_R02_2004_RUS_UA_275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Сколько из Ваших детей, которые сейчас не живут сейчас с Вами, являются дочерьми?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string" calcext:value-type="string">
            <text:p>ESS_R02_2004_RUS_UA_276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ЗАДАВАТЬ ВОПРОС, ЕСЛИ КТО-ЛИБО ИЗ ДЕТЕЙ НЕ ЖИВЕТ ДОМА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ESS_R02_2004_RUS_UA_276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Используя эту карточку скажите мне, пожалуйста, какую в настоящее время Вы оказываете финансовую помощь Вашим детям или внукам, которые живут отдельно от Вас?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office:value-type="string" calcext:value-type="string">
            <text:p>ESS_R02_2004_RUS_UA_276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Пожалуйста, учитывайте всех приемных детей, пасынка (падчерицу), воспитанников или детей незарегистрированного супруга.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string" calcext:value-type="string">
            <text:p>ESS_R02_2004_RUS_UA_277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А в какой мере Вы оказываете помощь своим взрослым детям или внукам, которые живут отдельно, в повседневной домашней работе или в уходе за кем-либо из членов семьи?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string" calcext:value-type="string">
            <text:p>ESS_R02_2004_RUS_UA_278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А какую финансовую помощь в настоящее время Вы получаете от Ваших взрослых детей или внуков, которые живут отдельно от Вас?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string" calcext:value-type="string">
            <text:p>ESS_R02_2004_RUS_UA_279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Какую помощь в повседневной домашней работе или в уходе в настоящее время Вы получаете от Ваших взрослых детей или внуков, которые живут отдельно от Вас?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ЗАДАВАТЬ ВОПРОС ВСЕМ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Планируете ли Вы завести ребенка в ближайшие три года?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string" calcext:value-type="string">
            <text:p>ESS_R02_2004_RUS_UA_281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ЗАДАВАТЬ ВОПРОС ВСЕМ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ESS_R02_2004_RUS_UA_281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Если кто-либо захочет устроиться на такую работу, которую Вы сейчас выполняете, нужно ли такому человеку какое-либо дополнительное образование или профессиональное обучение кроме основного обязательного образования (полного среднего образования)?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Сколько примерно лет специального обучения, помимо основного обязательного образования (полного среднего образования), понадобилось бы такому человеку?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ЗАДАЙТЕ ВОПРОС ВСЕМ, КТО РАБОТАЕТ ПО НАЙМУ И ЧЬЯ ОСНОВНАЯ ДЕЯТЕЛЬНОСТЬ – ОПЛАЧИВАЕМАЯ РАБОТА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Если кто-то с подходящим образованием и квалификацией заменит Вас на Вашей работе, сколько времени ему понадобится, чтобы достаточно хорошо изучить эту работу?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office:value-type="string" calcext:value-type="string">
            <text:p>ESS_R02_2004_RUS_UA_284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Используя эту карточку, пожалуйста, скажите насколько верно применительно к Вашей работе в настоящее время каждое из следующих утверждений.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string" calcext:value-type="string">
            <text:p>ESS_R02_2004_RUS_UA_284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В моей работе много разнообразия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string" calcext:value-type="string">
            <text:p>ESS_R02_2004_RUS_UA_285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Моя работа требует, чтобы я постоянно осваивал(а) новое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ESS_R02_2004_RUS_UA_286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Моя работа надежна.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string" calcext:value-type="string">
            <text:p>ESS_R02_2004_RUS_UA_287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Моя заработная плата зависит от объема усилий, которые я вкладываю в работу</text:p>
          </table:table-cell>
          <table:table-cell office:value-type="float" office:value="5746" calcext:value-type="float">
            <text:p>5746</text:p>
          </table:table-cell>
        </table:table-row>
        <table:table-row table:style-name="ro1">
          <table:table-cell office:value-type="string" calcext:value-type="string">
            <text:p>ESS_R02_2004_RUS_UA_288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Я могу получить поддержку и помощь от своих коллег, когда нужно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string" calcext:value-type="string">
            <text:p>ESS_R02_2004_RUS_UA_289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Я сам (-а) могу решать, когда мне начинать и когда заканчивать работу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string" calcext:value-type="string">
            <text:p>ESS_R02_2004_RUS_UA_29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Моя работа связана с риском для моего здоровья или моей безопасности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Продолжая разговор о Вашей работе в настоящее время, ответьте, пожалуйста, насколько Вы согласны или не согласны с каждым из следующих утверждений?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На работе мне приходится много и усердно трудиться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string" calcext:value-type="string">
            <text:p>ESS_R02_2004_RUS_UA_292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У меня, похоже, никогда не хватает времени, чтобы сделать на работе все, что необходимо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string" calcext:value-type="string">
            <text:p>ESS_R02_2004_RUS_UA_293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У меня хорошие возможности для продвижения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Какое количество людей находится в подчинении Вашего непосредственного руководителя?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string" calcext:value-type="string">
            <text:p>ESS_R02_2004_RUS_UA_295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Ваш непосредственный руководитель мужчина или женщина?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ЗАДАЙТЕ ВОПРОС ВСЕМ, КТО РАБОТАЕТ ПО НАЙМУ И ЧЬЯ ОСНОВНАЯ ДЕЯТЕЛЬНОСТЬ – ОПЛАЧИВАЕМАЯ РАБОТА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Какую часть сотрудников там, где Вы работаете, составляют женщины?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string" calcext:value-type="string">
            <text:p>ESS_R02_2004_RUS_UA_297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В каком году Вы начали работать у Вашего нынешнего работодателя?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Если говорить об организации, в которой Вы работаете, то насколько Вы согласны или не согласны со следующими высказываниями?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Я бы отказался от другого места работы с более высокой зарплатой, чтобы остаться в этой организации.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string" calcext:value-type="string">
            <text:p>ESS_R02_2004_RUS_UA_299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Моя работа строго контролируется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Сейчас используя эту карточку, ответьте, пожалуйста, насколько трудно или легко было бы для Вас найти другую такую же или лучшую работу, если бы Вы этого захотели?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Насколько трудно, по Вашему мнению, или легко было бы для Вашего работодателя заменить Вас, если бы Вы ушли?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АДАЙТЕ ВОПРОС, ЕСЛИ ОСНОВНАЯ ДЕЯТЕЛЬНОСТЬ ОПЛАЧИВАЕМАЯ РАБОТА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Сколько времени у Вас обычно уходит, чтобы добраться на работу в обычный рабочий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день?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Учитывайте время, которое Вы едете и ожидаете транспорт – но не время, которое Вы тратите, чтобы что-нибудь купить по дороге или оставить/забрать детей.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Как часто Ваша работа связана с...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...работой в вечернее или ночное время?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...неожиданной необходимостью работать сверхурочно?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string" calcext:value-type="string">
            <text:p>ESS_R02_2004_RUS_UA_305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Как часто Вам приходится работать в выходные дни?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Используя эту карточку, ответьте, пожалуйста, как часто Вы...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<text:s/>...продолжаете после работы беспокоиться о производственных делах?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office:value-type="string" calcext:value-type="string">
            <text:p>ESS_R02_2004_RUS_UA_307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<text:s/>... чувствуете себя после работы слишком уставшим, чтобы получать удовольствие от вещей, которыми Вам хотелось бы заняться дома?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ESS_R02_2004_RUS_UA_308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...замечаете, что работа мешает Вам уделять столько времени Вашему супругу или семье, сколько Вам хотелось бы?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Как часто ...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.Вы замечаете, что Ваш супруг или другие члены семьи уже «сыты по горло» Вашей работой?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ESS_R02_2004_RUS_UA_310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<text:s/>...Вам сложно сосредоточиться на работе из-за Ваших семейных обязанностей?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string" calcext:value-type="string">
            <text:p>ESS_R02_2004_RUS_UA_311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Каков размер Вашей обычной суммарной заработной платы до вычета налогов и страховых отчислений?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string" calcext:value-type="string">
            <text:p>ESS_R02_2004_RUS_UA_3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А какова обычно Ваша чистая заработная плата (после уплаты налогов и страховых отчислений)?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string" calcext:value-type="string">
            <text:p>ESS_R02_2004_RUS_UA_3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Если нет «обычной» заработной платы, запишите зарплату за последний полностью оплаченный период.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За какой период времени эта зарплата?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Какое <text:s/>образование Вы сейчас получаете?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Имея в виду место, где Вы учитесь, скажите, пожалуйста, насколько Вы согласны или не согласны с каждым из следующих суждений.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Помещения там приятные.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string" calcext:value-type="string">
            <text:p>ESS_R02_2004_RUS_UA_316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На лекциях обычно тихо и спокойно.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string" calcext:value-type="string">
            <text:p>ESS_R02_2004_RUS_UA_317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Есть преподаватели, которые плохо или несправедливо ко мне относятся.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string" calcext:value-type="string">
            <text:p>ESS_R02_2004_RUS_UA_318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Есть студенты, которые плохо или несправедливо ко мне относятся.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string" calcext:value-type="string">
            <text:p>ESS_R02_2004_RUS_UA_319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Преподаватели интересуются студентами.</text:p>
          </table:table-cell>
          <table:table-cell office:value-type="float" office:value="5788" calcext:value-type="float">
            <text:p>5788</text:p>
          </table:table-cell>
        </table:table-row>
        <table:table-row table:style-name="ro1">
          <table:table-cell office:value-type="string" calcext:value-type="string">
            <text:p>ESS_R02_2004_RUS_UA_32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Когда я что-то критикую, мои преподаватели слушают, что я хочу сказать.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string" calcext:value-type="string">
            <text:p>ESS_R02_2004_RUS_UA_321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В моем классе/на курсе есть студенты, которых я могупопросить о помощи и с которыми могу обсудить проблемы.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ESS_R02_2004_RUS_UA_322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Моя учеба мешает мне проводить с моей семьей столько времени, сколько хотелось бы.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string" calcext:value-type="string">
            <text:p>ESS_R02_2004_RUS_UA_323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Семейные обязанности мешают мне уделять учебе столько времени, сколько хотелось бы.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string" calcext:value-type="string">
            <text:p>ESS_R02_2004_RUS_UA_324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Ощущаете ли Вы, что получаете от преподавателей необходимую в процессе обучения помощь?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string" calcext:value-type="string">
            <text:p>ESS_R02_2004_RUS_UA_325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Сколько времени (часов) Вы тратите на учебу в течение обычной учебной недели?</text:p>
          </table:table-cell>
          <table:table-cell office:value-type="float" office:value="5794" calcext:value-type="float">
            <text:p>5794</text:p>
          </table:table-cell>
        </table:table-row>
        <table:table-row table:style-name="ro1">
          <table:table-cell office:value-type="string" calcext:value-type="string">
            <text:p>ESS_R02_2004_RUS_UA_325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Включите все, что связано с учебой: занятия/лекции, выполнение домашних заданий, написание эссе, подготовка к тестам и экзаменам.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string" calcext:value-type="string">
            <text:p>ESS_R02_2004_RUS_UA_326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Думая о своей учебе Вы обычно чувствуете, что у Вас ...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string" calcext:value-type="string">
            <text:p>ESS_R02_2004_RUS_UA_327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Как Вы считаете, темп Вашего обучения слишком медленный, такой как нужно, или слишком быстрый?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string" calcext:value-type="string">
            <text:p>ESS_R02_2004_RUS_UA_328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ЗАДАВАЙТЕ ВОПРОС ЕСЛИ ОСНОВНАЯ ДЕЯТЕЛЬНОСТЬ – НА ПЕНСИИ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string" calcext:value-type="string">
            <text:p>ESS_R02_2004_RUS_UA_328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В каком году Вы ушли на пенсию?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string" calcext:value-type="string">
            <text:p>ESS_R02_2004_RUS_UA_329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Хотели ли Вы тогда уходить на пенсию или предпочли бы продолжать работать?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ЗАДАВАЙТЕ ВОПРОС ЕСЛИ РЕСПОНДЕНТУ ДО 70 ЛЕТ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Как Вы думаете, если бы Вы выбирали работу насколько важным для Вас лично было бы следующие стороны работы?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Надежность работы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string" calcext:value-type="string">
            <text:p>ESS_R02_2004_RUS_UA_331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Высокий заработок/доход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string" calcext:value-type="string">
            <text:p>ESS_R02_2004_RUS_UA_332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Работа с хорошими возможностями продвижения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office:value-type="string" calcext:value-type="string">
            <text:p>ESS_R02_2004_RUS_UA_333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Работа, которая дает возможность проявлять инициативу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string" calcext:value-type="string">
            <text:p>ESS_R02_2004_RUS_UA_334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Работа, позволяющая совмещать производственные и семейные обязанности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string" calcext:value-type="string">
            <text:p>ESS_R02_2004_RUS_UA_335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Если бы Ваш заработок возрастал или снижался в зависимости от того, сколько часов Вы работаете, сколько часов в неделю Вы бы хотели работать?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string" calcext:value-type="string">
            <text:p>ESS_R02_2004_RUS_UA_336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ЗАДАВАЙТЕ ВОПРОС ВСЕМ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string" calcext:value-type="string">
            <text:p>ESS_R02_2004_RUS_UA_336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Если вернуться в прошлое, то в каком году Вы начали работать на Вашей первой работе?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string" calcext:value-type="string">
            <text:p>ESS_R02_2004_RUS_UA_336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Под первой работой мы имеем в виду первую работу, на которой Вы были хотя бы 6 месяцев, <text:s/>и в течение этого времени Вы работали как минимум 20 часов в неделю)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string" calcext:value-type="string">
            <text:p>ESS_R02_2004_RUS_UA_337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Какой у Вас общий стаж работы?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Сколько всего времени Вы провели полностью дома в связи с декретным отпуском или/и в связи с уходом за ребенком (детьми)?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string" calcext:value-type="string">
            <text:p>ESS_R02_2004_RUS_UA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Как Вы думаете, это имело негативные последствия для Вашей профессиональной карьеры?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office:value-type="string" calcext:value-type="string">
            <text:p>ESS_R02_2004_RUS_UA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Если ДА, то это определенно или вероятно?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string" calcext:value-type="string">
            <text:p>ESS_R02_2004_RUS_UA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Если НЕТ, то это определенно или вероятно?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Сколько приблизительно времени в целом Вы работали на часть ставки, а не на полную ставку из-за того, что нужно было сидеть с ребенком (детьми)?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string" calcext:value-type="string">
            <text:p>ESS_R02_2004_RUS_UA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Как Вы думаете, это имело негативные последствия для Вашей профессиональной карьеры?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office:value-type="string" calcext:value-type="string">
            <text:p>ESS_R02_2004_RUS_UA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Если ДА, то это определенно или вероятно?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string" calcext:value-type="string">
            <text:p>ESS_R02_2004_RUS_UA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Если НЕТ, то это определенно или вероятно?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ы проводите у телевизора в обычный будний день?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Насколько Вы в целом удовлетворены нынешним состоянием экономики в Украине?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асколько Вы удовлетворены работой правительства в Украине?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 в целом, насколько Вы удовлетворены тем, как работает (действует) демократия в Украине?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карточку 8, скажите мне, пожалуйста, насколько Вы лично доверяете организациям, которые я сейчас буду называть.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цените степень своего доверия по шкале, где 0 баллов означает "совершенно не доверяю", а 10 баллов означает "полностью доверяю".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, насколько Вы доверяете ...Верховной Раде Украины?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судебно-правовой системе?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политикам?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асколько часто, по Вашему мнению, следующие утверждения могут относиться ко всем врачам в целом?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Врачи обычно не говорят полную правду своим пациентам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string" calcext:value-type="string">
            <text:p>ESS_R02_2004_RUS_UA_35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Участковые/семейные врачи относятся к своим пациентам как к равным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string" calcext:value-type="string">
            <text:p>ESS_R02_2004_RUS_UA_35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режде чем назначить лечение, врачи обсуждают его со своими пациентами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string" calcext:value-type="string">
            <text:p>ESS_R02_2004_RUS_UA_35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Семья должна быть главным приоритетом в жизни как мужчины, так и женщины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string" calcext:value-type="string">
            <text:p>ESS_R02_2004_RUS_UA_35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Под домашней работой мы подразумеваем такие вещи, как приготовление еды, стирка, уборка, уход за одеждой, покупки, ремонт (имущества), но не включаем сюда уход за детьми и досуг.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string" calcext:value-type="string">
            <text:p>ESS_R02_2004_RUS_UA_35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Сколько приблизительно часов в обычный будний день, все члены Вашей семьи суммарно тратят на домашнюю работу?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А приблизительно какую часть этого суммарного времени тратите лично Вы?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string" calcext:value-type="string">
            <text:p>ESS_R02_2004_RUS_UA_35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А приблизительно какую часть от этого суммарного времени тратит на домашнюю работу Ваш муж/жена/незарегистрированный супруг(-а)?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Используя эту карточку, скажите мне, пожалуйста, насколько Вы согласны или не согласны с каждым из утверждений.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Женщина должна быть готова сократить свою занятость на работе ради своей семьи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string" calcext:value-type="string">
            <text:p>ESS_R02_2004_RUS_UA_35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Используя эту карточку, пожалуйста, скажите насколько верно применительно к Вашей работе в настоящее время каждое из следующих утверждений.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string" calcext:value-type="string">
            <text:p>ESS_R02_2004_RUS_UA_35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В моей работе много разнообразия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string" calcext:value-type="string">
            <text:p>ESS_R02_2004_RUS_UA_35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Моя работа надежна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string" calcext:value-type="string">
            <text:p>ESS_R02_2004_RUS_UA_35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Мужчины должны нести такую же ответственность за дом и детей, как и женщины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string" calcext:value-type="string">
            <text:p>ESS_R02_2004_RUS_UA_36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Моя работа связана с риском для моего здоровья или моей безопасности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string" calcext:value-type="string">
            <text:p>ESS_R02_2004_RUS_UA_36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Когда рабочих мест недостаточно, мужчины должны иметь больше прав на работу, чем женщины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ESS_R02_2004_RUS_UA_36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Когда рабочих мест недостаточно, женщины должны иметь такое же право на работу, как и мужчины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Насколько Вы в целом удовлетворены нынешним состоянием экономики в Украине?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Насколько Вы удовлетворены работой правительства в Украине?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И в целом, насколько Вы удовлетворены тем, как работает (действует) демократия в Украине?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string" calcext:value-type="string">
            <text:p>ESS_R02_2004_RUS_UA_36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Сколько приблизительно часов в обычный будний день все члены Вашей семьи суммарно тратят на домашнюю работу?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string" calcext:value-type="string">
            <text:p>ESS_R02_2004_RUS_UA_36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И приблизительно какой процент из этого суммарного времени тратите лично Вы?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string" calcext:value-type="string">
            <text:p>ESS_R02_2004_RUS_UA_36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Считайте, что 0% означает, что Вы абсолютно не тратите на это время, а 100% означает, что все это время тратите именно Вы.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string" calcext:value-type="string">
            <text:p>ESS_R02_2004_RUS_UA_36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И какой приблизительно процент этого времени тратит Ваш муж/жена/незарегистрированный супруг?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string" calcext:value-type="string">
            <text:p>ESS_R02_2004_RUS_UA_36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Считайте, что 0% означает, что он(она) абсолютно не тратит на это время, а 100% означает, что все это время тратит именно он(она)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string" calcext:value-type="string">
            <text:p>ESS_R02_2004_RUS_UA_36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Могли бы Вы сказать, что Ваша работа...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string" calcext:value-type="string">
            <text:p>ESS_R02_2004_RUS_UA_37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Сколько приблизительно часов в обычный будний день все члены Вашей семьи суммарно тратят на домашнюю работу?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string" calcext:value-type="string">
            <text:p>ESS_R02_2004_RUS_UA_37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А могли бы Вы сказать, что Ваша работа...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string" calcext:value-type="string">
            <text:p>ESS_R02_2004_RUS_UA_37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А могли бы Вы сказать, что Ваша работа связана с риском для Вашего здоровья или безопасности...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string" calcext:value-type="string">
            <text:p>ESS_R02_2004_RUS_UA_37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Отметьте насколько близко Ваше мнение к утверждениям на этой карточке, выбирая цифру между 1 и 5.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string" calcext:value-type="string">
            <text:p>ESS_R02_2004_RUS_UA_37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Отметьте, насколько близко Ваше мнение к утверждениям на этой карточке, выбирая цифру между 1 и 5.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string" calcext:value-type="string">
            <text:p>ESS_R02_2004_RUS_UA_37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Отметьте, насколько близко Ваше мнение к утверждениям на этой карточке, выбирая цифру между 1 и 5.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Используя эту карточку, скажите мне, пожалуйста, насколько Вы лично оверяете каждой из организаций, которые я сейчас буду называть.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Оцените степень своего доверия по шкале, где 0 баллов означает "совершенно не доверяю", а 10 баллов означает "полностью доверяю".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Итак, насколько Вы доверяете ...Верховной Раде Украины?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...судебно-правовой системе?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...политикам?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string" calcext:value-type="string">
            <text:p>ESS_R02_2004_RUS_UA_37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Используя эту карточку, пожалуйста, скажите насколько Вы согласны или не согласны с каждым из следующих утверждений о врачах в целом: Врачи редко не говорят полную правду своим пациентам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string" calcext:value-type="string">
            <text:p>ESS_R02_2004_RUS_UA_38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Участковые/семейные врачи редко относятся к своим пациентам как к равным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ESS_R02_2004_RUS_UA_38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А сколько приблизительно часов из этого суммарного времени тратите Вы сами?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string" calcext:value-type="string">
            <text:p>ESS_R02_2004_RUS_UA_38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Прежде чем назначить лечение, врачи редко обсуждают его со своими пациентами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Скажите, пожалуйста, насколько разнообразна Ваша работа?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Для ответа используйте эту карточку со шкалой от 0 до 10, где 0 означает, что работа совсем не разнообразна, а 10 означает, что работа очень разнообразна?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А теперь скажите мне, пожалуйста, насколько надежна Ваша работа?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Для ответа используйте эту карточку со шкалой от 0 до 10, где 0 означает, что работа совсем не надежна, а 10 означает, что работа очень надежна.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А теперь скажите мне, пожалуйста, насколько Ваша работа связана с риском для Вашего здоровья и безопасности?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Для ответа используйте эту карточку со шкалой от 0 до 10, где 0 означает, что работа совсем не связана с риском для Вашего здоровья и безопасности, а 10 означает, что работа связана с очень большим риском для Вашего здоровья и безопасности.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Насколько Вы в целом удовлетворены нынешним состоянием экономики в Украине?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Насколько Вы удовлетворены работой правительства в Украине?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И в целом, насколько Вы удовлетворены тем, как работает (действует) демократия в Украине?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Используя эту карточку, скажите мне, пожалуйста, насколько Вы лично доверяете каждой из организаций, которые я сейчас буду называть.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Оцените степень своего доверия по шкале, где 0 баллов означает "совершенно не доверяю", а 10 баллов означает "полностью доверяю".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Итак, насколько Вы доверяете ...Верховной Раде Украины?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...судебно-правовой системе?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ESS_R02_2004_RUS_UA_39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А сколько приблизительно часов тратит Ваш муж/жена/незарегистрированный супруг?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...политикам?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string" calcext:value-type="string">
            <text:p>ESS_R02_2004_RUS_UA_39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Используя эту карточку, пожалуйста, скажите насколько Вы согласны или не согласны с каждым из следующих утверждений о врачах в целом: Врачи редко не говорят полную правду своим пациентам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string" calcext:value-type="string">
            <text:p>ESS_R02_2004_RUS_UA_39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Участковые/семейные врачи редко относятся к своим пациентам как к равным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ESS_R02_2004_RUS_UA_39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Прежде чем назначить лечение, врачи редко обсуждают его со своими пациентами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Используя эту карточку, скажите мне, пожалуйста, насколько Вы согласны или не согласны со следующими утверждениями.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Женщине не следует сокращать свою занятость на работе ради своей семьи.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string" calcext:value-type="string">
            <text:p>ESS_R02_2004_RUS_UA_39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Женщины должны нести большую ответственность за семью и детей, чем мужчины</text:p>
          </table:table-cell>
          <table:table-cell office:value-type="float" office:value="5847" calcext:value-type="float">
            <text:p>5847</text:p>
          </table:table-cell>
        </table:table-row>
      </table:table>
      <table:table table:name="Response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т доступа (к Интернету) ни дома, ни на работе</text:p>
          </table:table-cell>
          <table:table-cell office:value-type="float" office:value="13369" calcext:value-type="float">
            <text:p>13369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когда не пользуюсь</text:p>
          </table:table-cell>
          <table:table-cell office:value-type="float" office:value="13370" calcext:value-type="float">
            <text:p>13370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3371" calcext:value-type="float">
            <text:p>13371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месяц</text:p>
          </table:table-cell>
          <table:table-cell office:value-type="float" office:value="13372" calcext:value-type="float">
            <text:p>13372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3373" calcext:value-type="float">
            <text:p>13373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неделю</text:p>
          </table:table-cell>
          <table:table-cell office:value-type="float" office:value="13374" calcext:value-type="float">
            <text:p>13374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3375" calcext:value-type="float">
            <text:p>13375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й день</text:p>
          </table:table-cell>
          <table:table-cell office:value-type="float" office:value="13376" calcext:value-type="float">
            <text:p>13376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77" calcext:value-type="float">
            <text:p>13377</text:p>
          </table:table-cell>
          <table:table-cell office:value-type="float" office:value="1691" calcext:value-type="float">
            <text:p>1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Следует быть осторожным</text:p>
          </table:table-cell>
          <table:table-cell office:value-type="float" office:value="13378" calcext:value-type="float">
            <text:p>13378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3379" calcext:value-type="float">
            <text:p>13379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3380" calcext:value-type="float">
            <text:p>13380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3381" calcext:value-type="float">
            <text:p>13381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3382" calcext:value-type="float">
            <text:p>13382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3383" calcext:value-type="float">
            <text:p>13383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3384" calcext:value-type="float">
            <text:p>13384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3385" calcext:value-type="float">
            <text:p>13385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3386" calcext:value-type="float">
            <text:p>13386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3387" calcext:value-type="float">
            <text:p>13387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3388" calcext:value-type="float">
            <text:p>13388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89" calcext:value-type="float">
            <text:p>13389</text:p>
          </table:table-cell>
          <table:table-cell office:value-type="float" office:value="1692" calcext:value-type="float">
            <text:p>1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ются использовать или обмануть</text:p>
          </table:table-cell>
          <table:table-cell office:value-type="float" office:value="13390" calcext:value-type="float">
            <text:p>13390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3391" calcext:value-type="float">
            <text:p>13391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3392" calcext:value-type="float">
            <text:p>13392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3393" calcext:value-type="float">
            <text:p>13393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3394" calcext:value-type="float">
            <text:p>13394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3395" calcext:value-type="float">
            <text:p>13395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3396" calcext:value-type="float">
            <text:p>13396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3397" calcext:value-type="float">
            <text:p>13397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3398" calcext:value-type="float">
            <text:p>13398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3399" calcext:value-type="float">
            <text:p>13399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будут стараться вести себя честно и порядочно</text:p>
          </table:table-cell>
          <table:table-cell office:value-type="float" office:value="13400" calcext:value-type="float">
            <text:p>13400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01" calcext:value-type="float">
            <text:p>13401</text:p>
          </table:table-cell>
          <table:table-cell office:value-type="float" office:value="1693" calcext:value-type="float">
            <text:p>1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в основном, преследуют собственный интерес</text:p>
          </table:table-cell>
          <table:table-cell office:value-type="float" office:value="13402" calcext:value-type="float">
            <text:p>13402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3403" calcext:value-type="float">
            <text:p>13403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3404" calcext:value-type="float">
            <text:p>13404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3405" calcext:value-type="float">
            <text:p>13405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3406" calcext:value-type="float">
            <text:p>13406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3407" calcext:value-type="float">
            <text:p>13407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3408" calcext:value-type="float">
            <text:p>13408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3409" calcext:value-type="float">
            <text:p>13409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3410" calcext:value-type="float">
            <text:p>13410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3411" calcext:value-type="float">
            <text:p>13411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в основном, стараются помогать другим</text:p>
          </table:table-cell>
          <table:table-cell office:value-type="float" office:value="13412" calcext:value-type="float">
            <text:p>13412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13" calcext:value-type="float">
            <text:p>13413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юсь</text:p>
          </table:table-cell>
          <table:table-cell office:value-type="float" office:value="13414" calcext:value-type="float">
            <text:p>13414</text:p>
          </table:table-cell>
          <table:table-cell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В общем интересуюсь</text:p>
          </table:table-cell>
          <table:table-cell office:value-type="float" office:value="13415" calcext:value-type="float">
            <text:p>13415</text:p>
          </table:table-cell>
          <table:table-cell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Мало интересуюсь</text:p>
          </table:table-cell>
          <table:table-cell office:value-type="float" office:value="13416" calcext:value-type="float">
            <text:p>13416</text:p>
          </table:table-cell>
          <table:table-cell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овершенно не интересуюсь</text:p>
          </table:table-cell>
          <table:table-cell office:value-type="float" office:value="13417" calcext:value-type="float">
            <text:p>13417</text:p>
          </table:table-cell>
          <table:table-cell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18" calcext:value-type="float">
            <text:p>13418</text:p>
          </table:table-cell>
          <table:table-cell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13419" calcext:value-type="float">
            <text:p>13419</text:p>
          </table:table-cell>
          <table:table-cell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13420" calcext:value-type="float">
            <text:p>13420</text:p>
          </table:table-cell>
          <table:table-cell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Иногда</text:p>
          </table:table-cell>
          <table:table-cell office:value-type="float" office:value="13421" calcext:value-type="float">
            <text:p>13421</text:p>
          </table:table-cell>
          <table:table-cell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</text:p>
          </table:table-cell>
          <table:table-cell office:value-type="float" office:value="13422" calcext:value-type="float">
            <text:p>13422</text:p>
          </table:table-cell>
          <table:table-cell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Очень часто</text:p>
          </table:table-cell>
          <table:table-cell office:value-type="float" office:value="13423" calcext:value-type="float">
            <text:p>13423</text:p>
          </table:table-cell>
          <table:table-cell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24" calcext:value-type="float">
            <text:p>13424</text:p>
          </table:table-cell>
          <table:table-cell office:value-type="float" office:value="1696" calcext:value-type="float">
            <text:p>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сложно</text:p>
          </table:table-cell>
          <table:table-cell office:value-type="float" office:value="13425" calcext:value-type="float">
            <text:p>13425</text:p>
          </table:table-cell>
          <table:table-cell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ложно</text:p>
          </table:table-cell>
          <table:table-cell office:value-type="float" office:value="13426" calcext:value-type="float">
            <text:p>13426</text:p>
          </table:table-cell>
          <table:table-cell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Трудно сказать сложно или легко</text:p>
          </table:table-cell>
          <table:table-cell office:value-type="float" office:value="13427" calcext:value-type="float">
            <text:p>13427</text:p>
          </table:table-cell>
          <table:table-cell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Легко</text:p>
          </table:table-cell>
          <table:table-cell office:value-type="float" office:value="13428" calcext:value-type="float">
            <text:p>13428</text:p>
          </table:table-cell>
          <table:table-cell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легко</text:p>
          </table:table-cell>
          <table:table-cell office:value-type="float" office:value="13429" calcext:value-type="float">
            <text:p>13429</text:p>
          </table:table-cell>
          <table:table-cell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30" calcext:value-type="float">
            <text:p>13430</text:p>
          </table:table-cell>
          <table:table-cell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3431" calcext:value-type="float">
            <text:p>1343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3432" calcext:value-type="float">
            <text:p>1343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13433" calcext:value-type="float">
            <text:p>13433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13434" calcext:value-type="float">
            <text:p>13434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13435" calcext:value-type="float">
            <text:p>13435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3436" calcext:value-type="float">
            <text:p>13436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13437" calcext:value-type="float">
            <text:p>13437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13438" calcext:value-type="float">
            <text:p>13438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13439" calcext:value-type="float">
            <text:p>13439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13440" calcext:value-type="float">
            <text:p>13440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441" calcext:value-type="float">
            <text:p>1344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42" calcext:value-type="float">
            <text:p>1344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3431" calcext:value-type="float">
            <text:p>1343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13432" calcext:value-type="float">
            <text:p>1343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13433" calcext:value-type="float">
            <text:p>13433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13434" calcext:value-type="float">
            <text:p>13434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13435" calcext:value-type="float">
            <text:p>13435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13436" calcext:value-type="float">
            <text:p>13436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13437" calcext:value-type="float">
            <text:p>13437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13438" calcext:value-type="float">
            <text:p>13438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13439" calcext:value-type="float">
            <text:p>13439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13440" calcext:value-type="float">
            <text:p>13440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441" calcext:value-type="float">
            <text:p>1344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42" calcext:value-type="float">
            <text:p>1344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3431" calcext:value-type="float">
            <text:p>1343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13432" calcext:value-type="float">
            <text:p>1343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13433" calcext:value-type="float">
            <text:p>13433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13434" calcext:value-type="float">
            <text:p>13434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13435" calcext:value-type="float">
            <text:p>13435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13436" calcext:value-type="float">
            <text:p>13436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13437" calcext:value-type="float">
            <text:p>13437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13438" calcext:value-type="float">
            <text:p>13438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13439" calcext:value-type="float">
            <text:p>13439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13440" calcext:value-type="float">
            <text:p>13440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441" calcext:value-type="float">
            <text:p>1344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42" calcext:value-type="float">
            <text:p>1344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3431" calcext:value-type="float">
            <text:p>1343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3432" calcext:value-type="float">
            <text:p>1343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3433" calcext:value-type="float">
            <text:p>13433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3434" calcext:value-type="float">
            <text:p>13434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3435" calcext:value-type="float">
            <text:p>13435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3436" calcext:value-type="float">
            <text:p>13436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3437" calcext:value-type="float">
            <text:p>13437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3438" calcext:value-type="float">
            <text:p>13438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3439" calcext:value-type="float">
            <text:p>13439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3440" calcext:value-type="float">
            <text:p>13440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441" calcext:value-type="float">
            <text:p>1344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42" calcext:value-type="float">
            <text:p>1344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3431" calcext:value-type="float">
            <text:p>1343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3432" calcext:value-type="float">
            <text:p>1343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3433" calcext:value-type="float">
            <text:p>13433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3434" calcext:value-type="float">
            <text:p>13434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3435" calcext:value-type="float">
            <text:p>13435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3436" calcext:value-type="float">
            <text:p>13436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3437" calcext:value-type="float">
            <text:p>13437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3438" calcext:value-type="float">
            <text:p>13438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3439" calcext:value-type="float">
            <text:p>13439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3440" calcext:value-type="float">
            <text:p>13440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441" calcext:value-type="float">
            <text:p>1344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42" calcext:value-type="float">
            <text:p>1344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3431" calcext:value-type="float">
            <text:p>1343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3432" calcext:value-type="float">
            <text:p>1343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3433" calcext:value-type="float">
            <text:p>13433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3434" calcext:value-type="float">
            <text:p>13434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3435" calcext:value-type="float">
            <text:p>13435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3436" calcext:value-type="float">
            <text:p>13436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3437" calcext:value-type="float">
            <text:p>13437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3438" calcext:value-type="float">
            <text:p>13438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3439" calcext:value-type="float">
            <text:p>13439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3440" calcext:value-type="float">
            <text:p>13440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441" calcext:value-type="float">
            <text:p>1344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42" calcext:value-type="float">
            <text:p>1344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3431" calcext:value-type="float">
            <text:p>1343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3432" calcext:value-type="float">
            <text:p>1343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3433" calcext:value-type="float">
            <text:p>13433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3434" calcext:value-type="float">
            <text:p>13434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3435" calcext:value-type="float">
            <text:p>13435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3436" calcext:value-type="float">
            <text:p>13436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3437" calcext:value-type="float">
            <text:p>13437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3438" calcext:value-type="float">
            <text:p>13438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3439" calcext:value-type="float">
            <text:p>13439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3440" calcext:value-type="float">
            <text:p>13440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441" calcext:value-type="float">
            <text:p>13441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42" calcext:value-type="float">
            <text:p>13442</text:p>
          </table:table-cell>
          <table:table-cell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13443" calcext:value-type="float">
            <text:p>13443</text:p>
          </table:table-cell>
          <table:table-cell office:value-type="float" office:value="1699" calcext:value-type="float">
            <text:p>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13444" calcext:value-type="float">
            <text:p>13444</text:p>
          </table:table-cell>
          <table:table-cell office:value-type="float" office:value="1699" calcext:value-type="float">
            <text:p>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 права голоса</text:p>
          </table:table-cell>
          <table:table-cell office:value-type="float" office:value="13445" calcext:value-type="float">
            <text:p>13445</text:p>
          </table:table-cell>
          <table:table-cell office:value-type="float" office:value="1699" calcext:value-type="float">
            <text:p>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46" calcext:value-type="float">
            <text:p>13446</text:p>
          </table:table-cell>
          <table:table-cell office:value-type="float" office:value="1699" calcext:value-type="float">
            <text:p>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оммунистическая Партия Украины</text:p>
          </table:table-cell>
          <table:table-cell office:value-type="float" office:value="13447" calcext:value-type="float">
            <text:p>13447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Блок Виктора Ющенко "Наша Украина"13448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Демократическая партия Украины - "Демократический Союз"13449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олитическая партия "Всеукраинское Объединение Христиан"13450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Блок Наталии Витренко"13451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Зеленых Украины</text:p>
          </table:table-cell>
          <table:table-cell office:value-type="float" office:value="13452" calcext:value-type="float">
            <text:p>13452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Против всех"13453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оммунистическая партия рабочих и крестьян</text:p>
          </table:table-cell>
          <table:table-cell office:value-type="float" office:value="13454" calcext:value-type="float">
            <text:p>13454</text:p>
          </table:table-cell>
          <table:table-cell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Всеукраинская партия "Новая сила"13455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Избирательный блок Юлии Тимошенко"13456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реабилитации тяжелобольных Украины</text:p>
          </table:table-cell>
          <table:table-cell office:value-type="float" office:value="13457" calcext:value-type="float">
            <text:p>13457</text:p>
          </table:table-cell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оммунистическая партия Украины (обновленная)</text:p>
          </table:table-cell>
          <table:table-cell office:value-type="float" office:value="13458" calcext:value-type="float">
            <text:p>13458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Социалистическая партия Украины</text:p>
          </table:table-cell>
          <table:table-cell office:value-type="float" office:value="13459" calcext:value-type="float">
            <text:p>13459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За единую Украину"13460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Единство"13461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Всеукраинская партия трудящихся</text:p>
          </table:table-cell>
          <table:table-cell office:value-type="float" office:value="13462" calcext:value-type="float">
            <text:p>13462</text:p>
          </table:table-cell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Либеральная партия Украины (обновленная)</text:p>
          </table:table-cell>
          <table:table-cell office:value-type="float" office:value="13463" calcext:value-type="float">
            <text:p>13463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Украинская партия и Всеукраинская партия межнационального взаимопонимания "Новий світ"13464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Всеукраинского объединения левых "Справедливость"13465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Команда Озимого Поколения"13466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Народная партия вкладчиков и социальной защиты</text:p>
          </table:table-cell>
          <table:table-cell office:value-type="float" office:value="13467" calcext:value-type="float">
            <text:p>13467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Селянская партия Украины</text:p>
          </table:table-cell>
          <table:table-cell office:value-type="float" office:value="13468" calcext:value-type="float">
            <text:p>13468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Социал-демократическая партия Украины (объединенная)</text:p>
          </table:table-cell>
          <table:table-cell office:value-type="float" office:value="13469" calcext:value-type="float">
            <text:p>13469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Народный Рух Украины"13470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Украинская Национальная Ассамблея</text:p>
          </table:table-cell>
          <table:table-cell office:value-type="float" office:value="13471" calcext:value-type="float">
            <text:p>13471</text:p>
          </table:table-cell>
          <table:table-cell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ЗУБР" (За Украину, Белоруссию, Россию)</text:p>
          </table:table-cell>
          <table:table-cell office:value-type="float" office:value="13472" calcext:value-type="float">
            <text:p>13472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Украинская морская партия</text:p>
          </table:table-cell>
          <table:table-cell office:value-type="float" office:value="13473" calcext:value-type="float">
            <text:p>13473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Украинская политическая партия "Христианское движение"13474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Социал-демократическая партия Украины</text:p>
          </table:table-cell>
          <table:table-cell office:value-type="float" office:value="13475" calcext:value-type="float">
            <text:p>13475</text:p>
          </table:table-cell>
          <table:table-cell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Избирательный блок политических партий "Русский блок"13476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"Женщины за будущее" всеукраинское политическое объединение</text:p>
          </table:table-cell>
          <table:table-cell office:value-type="float" office:value="13477" calcext:value-type="float">
            <text:p>13477</text:p>
          </table:table-cell>
          <table:table-cell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"Яблоко"13478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"Новая генерация Украины"134791700</text:p>
            <text:p>"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Другая</text:p>
          </table:table-cell>
          <table:table-cell office:value-type="float" office:value="13480" calcext:value-type="float">
            <text:p>13480</text:p>
          </table:table-cell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1" calcext:value-type="float">
            <text:p>13481</text:p>
          </table:table-cell>
          <table:table-cell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ОД ПО КАРТОЧКЕ 8А</text:p>
          </table:table-cell>
          <table:table-cell office:value-type="float" office:value="13485" calcext:value-type="float">
            <text:p>13485</text:p>
          </table:table-cell>
          <table:table-cell office:value-type="float" office:value="1702" calcext:value-type="float">
            <text:p>1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РУГАЯ</text:p>
          </table:table-cell>
          <table:table-cell office:value-type="float" office:value="13486" calcext:value-type="float">
            <text:p>13486</text:p>
          </table:table-cell>
          <table:table-cell office:value-type="float" office:value="1702" calcext:value-type="float">
            <text:p>1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7" calcext:value-type="float">
            <text:p>13487</text:p>
          </table:table-cell>
          <table:table-cell office:value-type="float" office:value="1702" calcext:value-type="float">
            <text:p>1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чень близка</text:p>
          </table:table-cell>
          <table:table-cell office:value-type="float" office:value="13488" calcext:value-type="float">
            <text:p>13488</text:p>
          </table:table-cell>
          <table:table-cell office:value-type="float" office:value="1703" calcext:value-type="float">
            <text:p>1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Близка</text:p>
          </table:table-cell>
          <table:table-cell office:value-type="float" office:value="13489" calcext:value-type="float">
            <text:p>13489</text:p>
          </table:table-cell>
          <table:table-cell office:value-type="float" office:value="1703" calcext:value-type="float">
            <text:p>1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е близка</text:p>
          </table:table-cell>
          <table:table-cell office:value-type="float" office:value="13490" calcext:value-type="float">
            <text:p>13490</text:p>
          </table:table-cell>
          <table:table-cell office:value-type="float" office:value="1703" calcext:value-type="float">
            <text:p>1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Совершенно не близка</text:p>
          </table:table-cell>
          <table:table-cell office:value-type="float" office:value="13491" calcext:value-type="float">
            <text:p>13491</text:p>
          </table:table-cell>
          <table:table-cell office:value-type="float" office:value="1703" calcext:value-type="float">
            <text:p>1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92" calcext:value-type="float">
            <text:p>13492</text:p>
          </table:table-cell>
          <table:table-cell office:value-type="float" office:value="1703" calcext:value-type="float">
            <text:p>1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ОД ПО КАРТОЧКЕ 8А</text:p>
          </table:table-cell>
          <table:table-cell office:value-type="float" office:value="13485" calcext:value-type="float">
            <text:p>13485</text:p>
          </table:table-cell>
          <table:table-cell office:value-type="float" office:value="1702" calcext:value-type="float">
            <text:p>1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РУГАЯ</text:p>
          </table:table-cell>
          <table:table-cell office:value-type="float" office:value="13486" calcext:value-type="float">
            <text:p>13486</text:p>
          </table:table-cell>
          <table:table-cell office:value-type="float" office:value="1702" calcext:value-type="float">
            <text:p>1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7" calcext:value-type="float">
            <text:p>13487</text:p>
          </table:table-cell>
          <table:table-cell office:value-type="float" office:value="1702" calcext:value-type="float">
            <text:p>1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0 "Левые"134931704</text:p>
            <text:p>"ESS_R02_2004_RUS_UA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3494" calcext:value-type="float">
            <text:p>13494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3495" calcext:value-type="float">
            <text:p>13495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3496" calcext:value-type="float">
            <text:p>13496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3497" calcext:value-type="float">
            <text:p>13497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498" calcext:value-type="float">
            <text:p>13498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499" calcext:value-type="float">
            <text:p>13499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500" calcext:value-type="float">
            <text:p>13500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501" calcext:value-type="float">
            <text:p>13501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502" calcext:value-type="float">
            <text:p>13502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10 "Правые"135031704</text:p>
            <text:p>"ESS_R02_2004_RUS_UA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04" calcext:value-type="float">
            <text:p>13504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3505" calcext:value-type="float">
            <text:p>1350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3506" calcext:value-type="float">
            <text:p>1350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3507" calcext:value-type="float">
            <text:p>13507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3508" calcext:value-type="float">
            <text:p>13508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3509" calcext:value-type="float">
            <text:p>13509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3510" calcext:value-type="float">
            <text:p>13510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3511" calcext:value-type="float">
            <text:p>13511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3512" calcext:value-type="float">
            <text:p>13512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3513" calcext:value-type="float">
            <text:p>13513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3514" calcext:value-type="float">
            <text:p>13514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3515" calcext:value-type="float">
            <text:p>1351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16" calcext:value-type="float">
            <text:p>1351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3505" calcext:value-type="float">
            <text:p>1350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3506" calcext:value-type="float">
            <text:p>1350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3507" calcext:value-type="float">
            <text:p>13507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3508" calcext:value-type="float">
            <text:p>13508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3509" calcext:value-type="float">
            <text:p>13509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3510" calcext:value-type="float">
            <text:p>13510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3511" calcext:value-type="float">
            <text:p>13511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3512" calcext:value-type="float">
            <text:p>13512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3513" calcext:value-type="float">
            <text:p>13513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3514" calcext:value-type="float">
            <text:p>13514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3515" calcext:value-type="float">
            <text:p>1351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16" calcext:value-type="float">
            <text:p>1351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3505" calcext:value-type="float">
            <text:p>1350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3506" calcext:value-type="float">
            <text:p>1350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3507" calcext:value-type="float">
            <text:p>13507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3508" calcext:value-type="float">
            <text:p>13508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3509" calcext:value-type="float">
            <text:p>13509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3510" calcext:value-type="float">
            <text:p>13510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3511" calcext:value-type="float">
            <text:p>13511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3512" calcext:value-type="float">
            <text:p>13512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3513" calcext:value-type="float">
            <text:p>13513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3514" calcext:value-type="float">
            <text:p>13514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3515" calcext:value-type="float">
            <text:p>1351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16" calcext:value-type="float">
            <text:p>1351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3505" calcext:value-type="float">
            <text:p>1350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3506" calcext:value-type="float">
            <text:p>1350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3507" calcext:value-type="float">
            <text:p>13507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3508" calcext:value-type="float">
            <text:p>13508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3509" calcext:value-type="float">
            <text:p>13509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3510" calcext:value-type="float">
            <text:p>13510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3511" calcext:value-type="float">
            <text:p>13511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3512" calcext:value-type="float">
            <text:p>13512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3513" calcext:value-type="float">
            <text:p>13513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3514" calcext:value-type="float">
            <text:p>13514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3515" calcext:value-type="float">
            <text:p>1351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16" calcext:value-type="float">
            <text:p>1351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3505" calcext:value-type="float">
            <text:p>1350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3506" calcext:value-type="float">
            <text:p>1350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3507" calcext:value-type="float">
            <text:p>13507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3508" calcext:value-type="float">
            <text:p>13508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3509" calcext:value-type="float">
            <text:p>13509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3510" calcext:value-type="float">
            <text:p>13510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3511" calcext:value-type="float">
            <text:p>13511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3512" calcext:value-type="float">
            <text:p>13512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3513" calcext:value-type="float">
            <text:p>13513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3514" calcext:value-type="float">
            <text:p>13514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3515" calcext:value-type="float">
            <text:p>13515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16" calcext:value-type="float">
            <text:p>13516</text:p>
          </table:table-cell>
          <table:table-cell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13517" calcext:value-type="float">
            <text:p>13517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3518" calcext:value-type="float">
            <text:p>13518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3519" calcext:value-type="float">
            <text:p>13519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3520" calcext:value-type="float">
            <text:p>13520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3521" calcext:value-type="float">
            <text:p>13521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3522" calcext:value-type="float">
            <text:p>13522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3523" calcext:value-type="float">
            <text:p>13523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3524" calcext:value-type="float">
            <text:p>13524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3525" calcext:value-type="float">
            <text:p>13525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3526" calcext:value-type="float">
            <text:p>13526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3527" calcext:value-type="float">
            <text:p>13527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28" calcext:value-type="float">
            <text:p>13528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Объединение уже зашло слишком далеко</text:p>
          </table:table-cell>
          <table:table-cell office:value-type="float" office:value="13535" calcext:value-type="float">
            <text:p>13535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3536" calcext:value-type="float">
            <text:p>13536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3537" calcext:value-type="float">
            <text:p>13537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3538" calcext:value-type="float">
            <text:p>13538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3539" calcext:value-type="float">
            <text:p>13539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3540" calcext:value-type="float">
            <text:p>13540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3541" calcext:value-type="float">
            <text:p>13541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3542" calcext:value-type="float">
            <text:p>13542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3543" calcext:value-type="float">
            <text:p>13543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3544" calcext:value-type="float">
            <text:p>13544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Объединение следует продолжать</text:p>
          </table:table-cell>
          <table:table-cell office:value-type="float" office:value="13545" calcext:value-type="float">
            <text:p>13545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46" calcext:value-type="float">
            <text:p>13546</text:p>
          </table:table-cell>
          <table:table-cell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3552" calcext:value-type="float">
            <text:p>13552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3553" calcext:value-type="float">
            <text:p>13553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3554" calcext:value-type="float">
            <text:p>13554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3555" calcext:value-type="float">
            <text:p>13555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3556" calcext:value-type="float">
            <text:p>13556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3557" calcext:value-type="float">
            <text:p>13557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3558" calcext:value-type="float">
            <text:p>13558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3559" calcext:value-type="float">
            <text:p>13559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3560" calcext:value-type="float">
            <text:p>13560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3561" calcext:value-type="float">
            <text:p>13561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3562" calcext:value-type="float">
            <text:p>13562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63" calcext:value-type="float">
            <text:p>13563</text:p>
          </table:table-cell>
          <table:table-cell office:value-type="float" office:value="1710" calcext:value-type="float">
            <text:p>1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Культурная жизнь разрушается</text:p>
          </table:table-cell>
          <table:table-cell office:value-type="float" office:value="13564" calcext:value-type="float">
            <text:p>13564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13565" calcext:value-type="float">
            <text:p>13565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13566" calcext:value-type="float">
            <text:p>13566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13567" calcext:value-type="float">
            <text:p>13567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13568" calcext:value-type="float">
            <text:p>13568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13569" calcext:value-type="float">
            <text:p>13569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13570" calcext:value-type="float">
            <text:p>13570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13571" calcext:value-type="float">
            <text:p>13571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13572" calcext:value-type="float">
            <text:p>13572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13573" calcext:value-type="float">
            <text:p>13573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Культурная жизнь обогащается</text:p>
          </table:table-cell>
          <table:table-cell office:value-type="float" office:value="13574" calcext:value-type="float">
            <text:p>13574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75" calcext:value-type="float">
            <text:p>13575</text:p>
          </table:table-cell>
          <table:table-cell office:value-type="float" office:value="1711" calcext:value-type="float">
            <text:p>1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плохим местом для жизни</text:p>
          </table:table-cell>
          <table:table-cell office:value-type="float" office:value="13576" calcext:value-type="float">
            <text:p>13576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13577" calcext:value-type="float">
            <text:p>13577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13578" calcext:value-type="float">
            <text:p>13578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13579" calcext:value-type="float">
            <text:p>13579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13580" calcext:value-type="float">
            <text:p>13580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13581" calcext:value-type="float">
            <text:p>13581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13582" calcext:value-type="float">
            <text:p>13582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13583" calcext:value-type="float">
            <text:p>13583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13584" calcext:value-type="float">
            <text:p>13584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13585" calcext:value-type="float">
            <text:p>13585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хорошим местом для жизни</text:p>
          </table:table-cell>
          <table:table-cell office:value-type="float" office:value="13586" calcext:value-type="float">
            <text:p>13586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87" calcext:value-type="float">
            <text:p>13587</text:p>
          </table:table-cell>
          <table:table-cell office:value-type="float" office:value="1712" calcext:value-type="float">
            <text:p>1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несчастлив</text:p>
          </table:table-cell>
          <table:table-cell office:value-type="float" office:value="13588" calcext:value-type="float">
            <text:p>13588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3589" calcext:value-type="float">
            <text:p>13589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3590" calcext:value-type="float">
            <text:p>13590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3591" calcext:value-type="float">
            <text:p>13591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3592" calcext:value-type="float">
            <text:p>13592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3593" calcext:value-type="float">
            <text:p>13593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3594" calcext:value-type="float">
            <text:p>13594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3595" calcext:value-type="float">
            <text:p>13595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3596" calcext:value-type="float">
            <text:p>13596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3597" calcext:value-type="float">
            <text:p>13597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счастлив</text:p>
          </table:table-cell>
          <table:table-cell office:value-type="float" office:value="13598" calcext:value-type="float">
            <text:p>13598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99" calcext:value-type="float">
            <text:p>13599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13600" calcext:value-type="float">
            <text:p>13600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3601" calcext:value-type="float">
            <text:p>13601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13602" calcext:value-type="float">
            <text:p>13602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3603" calcext:value-type="float">
            <text:p>13603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13604" calcext:value-type="float">
            <text:p>13604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3605" calcext:value-type="float">
            <text:p>13605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й день</text:p>
          </table:table-cell>
          <table:table-cell office:value-type="float" office:value="13606" calcext:value-type="float">
            <text:p>13606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07" calcext:value-type="float">
            <text:p>13607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реже, чем большинство людей моего возраста</text:p>
          </table:table-cell>
          <table:table-cell office:value-type="float" office:value="13608" calcext:value-type="float">
            <text:p>13608</text:p>
          </table:table-cell>
          <table:table-cell office:value-type="float" office:value="1715" calcext:value-type="float">
            <text:p>1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</text:p>
          </table:table-cell>
          <table:table-cell office:value-type="float" office:value="13609" calcext:value-type="float">
            <text:p>13609</text:p>
          </table:table-cell>
          <table:table-cell office:value-type="float" office:value="1715" calcext:value-type="float">
            <text:p>1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мерно так же</text:p>
          </table:table-cell>
          <table:table-cell office:value-type="float" office:value="13610" calcext:value-type="float">
            <text:p>13610</text:p>
          </table:table-cell>
          <table:table-cell office:value-type="float" office:value="1715" calcext:value-type="float">
            <text:p>1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</text:p>
          </table:table-cell>
          <table:table-cell office:value-type="float" office:value="13611" calcext:value-type="float">
            <text:p>13611</text:p>
          </table:table-cell>
          <table:table-cell office:value-type="float" office:value="1715" calcext:value-type="float">
            <text:p>1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чаще, чем большинство</text:p>
          </table:table-cell>
          <table:table-cell office:value-type="float" office:value="13612" calcext:value-type="float">
            <text:p>13612</text:p>
          </table:table-cell>
          <table:table-cell office:value-type="float" office:value="1715" calcext:value-type="float">
            <text:p>1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13" calcext:value-type="float">
            <text:p>13613</text:p>
          </table:table-cell>
          <table:table-cell office:value-type="float" office:value="1715" calcext:value-type="float">
            <text:p>1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полной безопасности</text:p>
          </table:table-cell>
          <table:table-cell office:value-type="float" office:value="13614" calcext:value-type="float">
            <text:p>13614</text:p>
          </table:table-cell>
          <table:table-cell office:value-type="float" office:value="1716" calcext:value-type="float">
            <text:p>1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безопасности</text:p>
          </table:table-cell>
          <table:table-cell office:value-type="float" office:value="13615" calcext:value-type="float">
            <text:p>13615</text:p>
          </table:table-cell>
          <table:table-cell office:value-type="float" office:value="1716" calcext:value-type="float">
            <text:p>1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безопасно</text:p>
          </table:table-cell>
          <table:table-cell office:value-type="float" office:value="13616" calcext:value-type="float">
            <text:p>13616</text:p>
          </table:table-cell>
          <table:table-cell office:value-type="float" office:value="1716" calcext:value-type="float">
            <text:p>1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совсем небезопасно</text:p>
          </table:table-cell>
          <table:table-cell office:value-type="float" office:value="13617" calcext:value-type="float">
            <text:p>13617</text:p>
          </table:table-cell>
          <table:table-cell office:value-type="float" office:value="1716" calcext:value-type="float">
            <text:p>1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18" calcext:value-type="float">
            <text:p>13618</text:p>
          </table:table-cell>
          <table:table-cell office:value-type="float" office:value="1716" calcext:value-type="float">
            <text:p>1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Очень хорошее</text:p>
          </table:table-cell>
          <table:table-cell office:value-type="float" office:value="13619" calcext:value-type="float">
            <text:p>13619</text:p>
          </table:table-cell>
          <table:table-cell office:value-type="float" office:value="1717" calcext:value-type="float">
            <text:p>1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Хорошее</text:p>
          </table:table-cell>
          <table:table-cell office:value-type="float" office:value="13620" calcext:value-type="float">
            <text:p>13620</text:p>
          </table:table-cell>
          <table:table-cell office:value-type="float" office:value="1717" calcext:value-type="float">
            <text:p>1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Среднее</text:p>
          </table:table-cell>
          <table:table-cell office:value-type="float" office:value="13621" calcext:value-type="float">
            <text:p>13621</text:p>
          </table:table-cell>
          <table:table-cell office:value-type="float" office:value="1717" calcext:value-type="float">
            <text:p>1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лохое</text:p>
          </table:table-cell>
          <table:table-cell office:value-type="float" office:value="13622" calcext:value-type="float">
            <text:p>13622</text:p>
          </table:table-cell>
          <table:table-cell office:value-type="float" office:value="1717" calcext:value-type="float">
            <text:p>1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Очень плохое</text:p>
          </table:table-cell>
          <table:table-cell office:value-type="float" office:value="13623" calcext:value-type="float">
            <text:p>13623</text:p>
          </table:table-cell>
          <table:table-cell office:value-type="float" office:value="1717" calcext:value-type="float">
            <text:p>1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24" calcext:value-type="float">
            <text:p>13624</text:p>
          </table:table-cell>
          <table:table-cell office:value-type="float" office:value="1717" calcext:value-type="float">
            <text:p>1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Да, в значительной степени</text:p>
          </table:table-cell>
          <table:table-cell office:value-type="float" office:value="13625" calcext:value-type="float">
            <text:p>13625</text:p>
          </table:table-cell>
          <table:table-cell office:value-type="float" office:value="1718" calcext:value-type="float">
            <text:p>1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Да, в некоторой степени</text:p>
          </table:table-cell>
          <table:table-cell office:value-type="float" office:value="13626" calcext:value-type="float">
            <text:p>13626</text:p>
          </table:table-cell>
          <table:table-cell office:value-type="float" office:value="1718" calcext:value-type="float">
            <text:p>1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ет</text:p>
          </table:table-cell>
          <table:table-cell office:value-type="float" office:value="13627" calcext:value-type="float">
            <text:p>13627</text:p>
          </table:table-cell>
          <table:table-cell office:value-type="float" office:value="1718" calcext:value-type="float">
            <text:p>1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28" calcext:value-type="float">
            <text:p>13628</text:p>
          </table:table-cell>
          <table:table-cell office:value-type="float" office:value="1718" calcext:value-type="float">
            <text:p>1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православной церкви Московского патриархата</text:p>
          </table:table-cell>
          <table:table-cell office:value-type="float" office:value="13629" calcext:value-type="float">
            <text:p>13629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Украинской православной церкви (Киевский патриархат)</text:p>
          </table:table-cell>
          <table:table-cell office:value-type="float" office:value="13630" calcext:value-type="float">
            <text:p>13630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Украинской автокефальной церкви</text:p>
          </table:table-cell>
          <table:table-cell office:value-type="float" office:value="13631" calcext:value-type="float">
            <text:p>13631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греко-католической церкви</text:p>
          </table:table-cell>
          <table:table-cell office:value-type="float" office:value="13632" calcext:value-type="float">
            <text:p>13632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римско-католической церкви</text:p>
          </table:table-cell>
          <table:table-cell office:value-type="float" office:value="13633" calcext:value-type="float">
            <text:p>13633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протестантской церкви</text:p>
          </table:table-cell>
          <table:table-cell office:value-type="float" office:value="13634" calcext:value-type="float">
            <text:p>13634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мусульманской вере</text:p>
          </table:table-cell>
          <table:table-cell office:value-type="float" office:value="13635" calcext:value-type="float">
            <text:p>13635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К иудейской вере</text:p>
          </table:table-cell>
          <table:table-cell office:value-type="float" office:value="13636" calcext:value-type="float">
            <text:p>13636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Другое</text:p>
          </table:table-cell>
          <table:table-cell office:value-type="float" office:value="13637" calcext:value-type="float">
            <text:p>13637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38" calcext:value-type="float">
            <text:p>13638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православной церкви Московского патриархата</text:p>
          </table:table-cell>
          <table:table-cell office:value-type="float" office:value="13629" calcext:value-type="float">
            <text:p>13629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Украинской православной церкви (Киевский патриархат)</text:p>
          </table:table-cell>
          <table:table-cell office:value-type="float" office:value="13630" calcext:value-type="float">
            <text:p>13630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Украинской автокефальной церкви</text:p>
          </table:table-cell>
          <table:table-cell office:value-type="float" office:value="13631" calcext:value-type="float">
            <text:p>13631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греко-католической церкви</text:p>
          </table:table-cell>
          <table:table-cell office:value-type="float" office:value="13632" calcext:value-type="float">
            <text:p>13632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римско-католической церкви</text:p>
          </table:table-cell>
          <table:table-cell office:value-type="float" office:value="13633" calcext:value-type="float">
            <text:p>13633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протестантской церкви</text:p>
          </table:table-cell>
          <table:table-cell office:value-type="float" office:value="13634" calcext:value-type="float">
            <text:p>13634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мусульманской вере</text:p>
          </table:table-cell>
          <table:table-cell office:value-type="float" office:value="13635" calcext:value-type="float">
            <text:p>13635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 иудейской вере</text:p>
          </table:table-cell>
          <table:table-cell office:value-type="float" office:value="13636" calcext:value-type="float">
            <text:p>13636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Другое</text:p>
          </table:table-cell>
          <table:table-cell office:value-type="float" office:value="13637" calcext:value-type="float">
            <text:p>13637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38" calcext:value-type="float">
            <text:p>13638</text:p>
          </table:table-cell>
          <table:table-cell office:value-type="float" office:value="1719" calcext:value-type="float">
            <text:p>1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Совсем не религиозен</text:p>
          </table:table-cell>
          <table:table-cell office:value-type="float" office:value="13639" calcext:value-type="float">
            <text:p>13639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13640" calcext:value-type="float">
            <text:p>13640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13641" calcext:value-type="float">
            <text:p>13641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13642" calcext:value-type="float">
            <text:p>13642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13643" calcext:value-type="float">
            <text:p>13643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13644" calcext:value-type="float">
            <text:p>13644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13645" calcext:value-type="float">
            <text:p>13645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13646" calcext:value-type="float">
            <text:p>13646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13647" calcext:value-type="float">
            <text:p>13647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13648" calcext:value-type="float">
            <text:p>13648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Очень религиозен</text:p>
          </table:table-cell>
          <table:table-cell office:value-type="float" office:value="13649" calcext:value-type="float">
            <text:p>13649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50" calcext:value-type="float">
            <text:p>13650</text:p>
          </table:table-cell>
          <table:table-cell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Каждый день</text:p>
          </table:table-cell>
          <table:table-cell office:value-type="float" office:value="13651" calcext:value-type="float">
            <text:p>13651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3652" calcext:value-type="float">
            <text:p>13652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Раз в неделю</text:p>
          </table:table-cell>
          <table:table-cell office:value-type="float" office:value="13653" calcext:value-type="float">
            <text:p>13653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о крайней мере, раз в месяц</text:p>
          </table:table-cell>
          <table:table-cell office:value-type="float" office:value="13654" calcext:value-type="float">
            <text:p>13654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3655" calcext:value-type="float">
            <text:p>13655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Еще реже</text:p>
          </table:table-cell>
          <table:table-cell office:value-type="float" office:value="13656" calcext:value-type="float">
            <text:p>13656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икогда</text:p>
          </table:table-cell>
          <table:table-cell office:value-type="float" office:value="13657" calcext:value-type="float">
            <text:p>13657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58" calcext:value-type="float">
            <text:p>13658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ждый день</text:p>
          </table:table-cell>
          <table:table-cell office:value-type="float" office:value="13651" calcext:value-type="float">
            <text:p>13651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3652" calcext:value-type="float">
            <text:p>13652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Раз в неделю</text:p>
          </table:table-cell>
          <table:table-cell office:value-type="float" office:value="13653" calcext:value-type="float">
            <text:p>13653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о крайней мере, раз в месяц</text:p>
          </table:table-cell>
          <table:table-cell office:value-type="float" office:value="13654" calcext:value-type="float">
            <text:p>13654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3655" calcext:value-type="float">
            <text:p>13655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Еще реже</text:p>
          </table:table-cell>
          <table:table-cell office:value-type="float" office:value="13656" calcext:value-type="float">
            <text:p>13656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Никогда</text:p>
          </table:table-cell>
          <table:table-cell office:value-type="float" office:value="13657" calcext:value-type="float">
            <text:p>13657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58" calcext:value-type="float">
            <text:p>13658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ЦВЕТ КОЖИ ИЛИ РАСА</text:p>
          </table:table-cell>
          <table:table-cell office:value-type="float" office:value="13659" calcext:value-type="float">
            <text:p>13659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ГРАЖДАНСТВО</text:p>
          </table:table-cell>
          <table:table-cell office:value-type="float" office:value="13660" calcext:value-type="float">
            <text:p>13660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РЕЛИГИЯ</text:p>
          </table:table-cell>
          <table:table-cell office:value-type="float" office:value="13661" calcext:value-type="float">
            <text:p>13661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ЯЗЫК</text:p>
          </table:table-cell>
          <table:table-cell office:value-type="float" office:value="13662" calcext:value-type="float">
            <text:p>13662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АЦИОНАЛЬНОСТЬ (ЭТНИЧЕСКАЯ ПРИНАДЛЕЖНОСТЬ)</text:p>
          </table:table-cell>
          <table:table-cell office:value-type="float" office:value="13663" calcext:value-type="float">
            <text:p>13663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ВОЗРАСТ</text:p>
          </table:table-cell>
          <table:table-cell office:value-type="float" office:value="13664" calcext:value-type="float">
            <text:p>13664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ПОЛ</text:p>
          </table:table-cell>
          <table:table-cell office:value-type="float" office:value="13665" calcext:value-type="float">
            <text:p>13665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СЕКСУАЛЬНАЯ ОРИЕНТАЦИЯ</text:p>
          </table:table-cell>
          <table:table-cell office:value-type="float" office:value="13666" calcext:value-type="float">
            <text:p>13666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ИНВАЛИДНОСТЬ</text:p>
          </table:table-cell>
          <table:table-cell office:value-type="float" office:value="13667" calcext:value-type="float">
            <text:p>13667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РУГОЕ</text:p>
          </table:table-cell>
          <table:table-cell office:value-type="float" office:value="13668" calcext:value-type="float">
            <text:p>13668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69" calcext:value-type="float">
            <text:p>13669</text:p>
          </table:table-cell>
          <table:table-cell office:value-type="float" office:value="1722" calcext:value-type="float">
            <text:p>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РОССИЙСКОЕ</text:p>
          </table:table-cell>
          <table:table-cell office:value-type="float" office:value="13670" calcext:value-type="float">
            <text:p>13670</text:p>
          </table:table-cell>
          <table:table-cell office:value-type="float" office:value="1723" calcext:value-type="float">
            <text:p>1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БЕЛОРУССКОЕ</text:p>
          </table:table-cell>
          <table:table-cell office:value-type="float" office:value="13671" calcext:value-type="float">
            <text:p>13671</text:p>
          </table:table-cell>
          <table:table-cell office:value-type="float" office:value="1723" calcext:value-type="float">
            <text:p>1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МОЛДАВСКОЕ</text:p>
          </table:table-cell>
          <table:table-cell office:value-type="float" office:value="13672" calcext:value-type="float">
            <text:p>13672</text:p>
          </table:table-cell>
          <table:table-cell office:value-type="float" office:value="1723" calcext:value-type="float">
            <text:p>1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РУГОЕ</text:p>
          </table:table-cell>
          <table:table-cell office:value-type="float" office:value="13673" calcext:value-type="float">
            <text:p>13673</text:p>
          </table:table-cell>
          <table:table-cell office:value-type="float" office:value="1723" calcext:value-type="float">
            <text:p>1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4" calcext:value-type="float">
            <text:p>13674</text:p>
          </table:table-cell>
          <table:table-cell office:value-type="float" office:value="1723" calcext:value-type="float">
            <text:p>1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В последний год</text:p>
          </table:table-cell>
          <table:table-cell office:value-type="float" office:value="13680" calcext:value-type="float">
            <text:p>13680</text:p>
          </table:table-cell>
          <table:table-cell office:value-type="float" office:value="1725" calcext:value-type="float">
            <text:p>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лет назад</text:p>
          </table:table-cell>
          <table:table-cell office:value-type="float" office:value="13681" calcext:value-type="float">
            <text:p>13681</text:p>
          </table:table-cell>
          <table:table-cell office:value-type="float" office:value="1725" calcext:value-type="float">
            <text:p>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лет назад</text:p>
          </table:table-cell>
          <table:table-cell office:value-type="float" office:value="13682" calcext:value-type="float">
            <text:p>13682</text:p>
          </table:table-cell>
          <table:table-cell office:value-type="float" office:value="1725" calcext:value-type="float">
            <text:p>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лет назад</text:p>
          </table:table-cell>
          <table:table-cell office:value-type="float" office:value="13683" calcext:value-type="float">
            <text:p>13683</text:p>
          </table:table-cell>
          <table:table-cell office:value-type="float" office:value="1725" calcext:value-type="float">
            <text:p>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Более 20 лет назад</text:p>
          </table:table-cell>
          <table:table-cell office:value-type="float" office:value="13684" calcext:value-type="float">
            <text:p>13684</text:p>
          </table:table-cell>
          <table:table-cell office:value-type="float" office:value="1725" calcext:value-type="float">
            <text:p>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85" calcext:value-type="float">
            <text:p>13685</text:p>
          </table:table-cell>
          <table:table-cell office:value-type="float" office:value="1725" calcext:value-type="float">
            <text:p>1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А УКРАИНСКОМ</text:p>
          </table:table-cell>
          <table:table-cell office:value-type="float" office:value="13686" calcext:value-type="float">
            <text:p>13686</text:p>
          </table:table-cell>
          <table:table-cell office:value-type="float" office:value="1726" calcext:value-type="float">
            <text:p>1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ПО-РУССКИ</text:p>
          </table:table-cell>
          <table:table-cell office:value-type="float" office:value="13687" calcext:value-type="float">
            <text:p>13687</text:p>
          </table:table-cell>
          <table:table-cell office:value-type="float" office:value="1726" calcext:value-type="float">
            <text:p>1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А ДРУГОМ</text:p>
          </table:table-cell>
          <table:table-cell office:value-type="float" office:value="13688" calcext:value-type="float">
            <text:p>13688</text:p>
          </table:table-cell>
          <table:table-cell office:value-type="float" office:value="1726" calcext:value-type="float">
            <text:p>1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89" calcext:value-type="float">
            <text:p>13689</text:p>
          </table:table-cell>
          <table:table-cell office:value-type="float" office:value="1726" calcext:value-type="float">
            <text:p>1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олностью одобряю</text:p>
          </table:table-cell>
          <table:table-cell office:value-type="float" office:value="13690" calcext:value-type="float">
            <text:p>13690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Одобряю</text:p>
          </table:table-cell>
          <table:table-cell office:value-type="float" office:value="13691" calcext:value-type="float">
            <text:p>13691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Трудно сказать одобряю или не одобряю</text:p>
          </table:table-cell>
          <table:table-cell office:value-type="float" office:value="13692" calcext:value-type="float">
            <text:p>13692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е одобряю</text:p>
          </table:table-cell>
          <table:table-cell office:value-type="float" office:value="13693" calcext:value-type="float">
            <text:p>13693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вершенно не одобряю</text:p>
          </table:table-cell>
          <table:table-cell office:value-type="float" office:value="13694" calcext:value-type="float">
            <text:p>13694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95" calcext:value-type="float">
            <text:p>13695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Полностью одобряю</text:p>
          </table:table-cell>
          <table:table-cell office:value-type="float" office:value="13690" calcext:value-type="float">
            <text:p>13690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Одобряю</text:p>
          </table:table-cell>
          <table:table-cell office:value-type="float" office:value="13691" calcext:value-type="float">
            <text:p>13691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Трудно сказать одобряю или не одобряю</text:p>
          </table:table-cell>
          <table:table-cell office:value-type="float" office:value="13692" calcext:value-type="float">
            <text:p>13692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е одобряю</text:p>
          </table:table-cell>
          <table:table-cell office:value-type="float" office:value="13693" calcext:value-type="float">
            <text:p>13693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вершенно не одобряю</text:p>
          </table:table-cell>
          <table:table-cell office:value-type="float" office:value="13694" calcext:value-type="float">
            <text:p>13694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95" calcext:value-type="float">
            <text:p>13695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Полностью одобряю</text:p>
          </table:table-cell>
          <table:table-cell office:value-type="float" office:value="13690" calcext:value-type="float">
            <text:p>13690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Одобряю</text:p>
          </table:table-cell>
          <table:table-cell office:value-type="float" office:value="13691" calcext:value-type="float">
            <text:p>13691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Трудно сказать одобряю или не одобряю</text:p>
          </table:table-cell>
          <table:table-cell office:value-type="float" office:value="13692" calcext:value-type="float">
            <text:p>13692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е одобряю</text:p>
          </table:table-cell>
          <table:table-cell office:value-type="float" office:value="13693" calcext:value-type="float">
            <text:p>13693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вершенно не одобряю</text:p>
          </table:table-cell>
          <table:table-cell office:value-type="float" office:value="13694" calcext:value-type="float">
            <text:p>13694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95" calcext:value-type="float">
            <text:p>13695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лностью одобряю</text:p>
          </table:table-cell>
          <table:table-cell office:value-type="float" office:value="13690" calcext:value-type="float">
            <text:p>13690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Одобряю</text:p>
          </table:table-cell>
          <table:table-cell office:value-type="float" office:value="13691" calcext:value-type="float">
            <text:p>13691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Трудно сказать одобряю или не одобряю</text:p>
          </table:table-cell>
          <table:table-cell office:value-type="float" office:value="13692" calcext:value-type="float">
            <text:p>13692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одобряю</text:p>
          </table:table-cell>
          <table:table-cell office:value-type="float" office:value="13693" calcext:value-type="float">
            <text:p>13693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 одобряю</text:p>
          </table:table-cell>
          <table:table-cell office:value-type="float" office:value="13694" calcext:value-type="float">
            <text:p>13694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95" calcext:value-type="float">
            <text:p>13695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лностью одобряю</text:p>
          </table:table-cell>
          <table:table-cell office:value-type="float" office:value="13690" calcext:value-type="float">
            <text:p>13690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Одобряю</text:p>
          </table:table-cell>
          <table:table-cell office:value-type="float" office:value="13691" calcext:value-type="float">
            <text:p>13691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Трудно сказать одобряю или не одобряю</text:p>
          </table:table-cell>
          <table:table-cell office:value-type="float" office:value="13692" calcext:value-type="float">
            <text:p>13692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одобряю</text:p>
          </table:table-cell>
          <table:table-cell office:value-type="float" office:value="13693" calcext:value-type="float">
            <text:p>13693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 одобряю</text:p>
          </table:table-cell>
          <table:table-cell office:value-type="float" office:value="13694" calcext:value-type="float">
            <text:p>13694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95" calcext:value-type="float">
            <text:p>13695</text:p>
          </table:table-cell>
          <table:table-cell office:value-type="float" office:value="1727" calcext:value-type="float">
            <text:p>1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696" calcext:value-type="float">
            <text:p>13696</text:p>
          </table:table-cell>
          <table:table-cell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697" calcext:value-type="float">
            <text:p>13697</text:p>
          </table:table-cell>
          <table:table-cell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698" calcext:value-type="float">
            <text:p>13698</text:p>
          </table:table-cell>
          <table:table-cell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699" calcext:value-type="float">
            <text:p>13699</text:p>
          </table:table-cell>
          <table:table-cell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00" calcext:value-type="float">
            <text:p>13700</text:p>
          </table:table-cell>
          <table:table-cell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У МЕНЯ НЕТ ПРОБЛЕМ СО ЗДОРОВЬЕМ</text:p>
          </table:table-cell>
          <table:table-cell office:value-type="float" office:value="13701" calcext:value-type="float">
            <text:p>13701</text:p>
          </table:table-cell>
          <table:table-cell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02" calcext:value-type="float">
            <text:p>13702</text:p>
          </table:table-cell>
          <table:table-cell office:value-type="float" office:value="1728" calcext:value-type="float">
            <text:p>1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703" calcext:value-type="float">
            <text:p>13703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704" calcext:value-type="float">
            <text:p>13704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705" calcext:value-type="float">
            <text:p>13705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706" calcext:value-type="float">
            <text:p>13706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07" calcext:value-type="float">
            <text:p>13707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НЕ ИСПОЛЬЗУЮ ПРОПИСАННЫЕ ЛЕКАРСТВА</text:p>
          </table:table-cell>
          <table:table-cell office:value-type="float" office:value="13708" calcext:value-type="float">
            <text:p>13708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09" calcext:value-type="float">
            <text:p>13709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703" calcext:value-type="float">
            <text:p>13703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704" calcext:value-type="float">
            <text:p>13704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705" calcext:value-type="float">
            <text:p>13705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706" calcext:value-type="float">
            <text:p>13706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07" calcext:value-type="float">
            <text:p>13707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НЕ ИСПОЛЬЗУЮ ПРОПИСАННЫЕ ЛЕКАРСТВА</text:p>
          </table:table-cell>
          <table:table-cell office:value-type="float" office:value="13708" calcext:value-type="float">
            <text:p>13708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09" calcext:value-type="float">
            <text:p>13709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Я не покупал эти лекарства в аптеке</text:p>
          </table:table-cell>
          <table:table-cell office:value-type="float" office:value="13710" calcext:value-type="float">
            <text:p>13710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Я купил лекарства, но не использовал ничего из них</text:p>
          </table:table-cell>
          <table:table-cell office:value-type="float" office:value="13711" calcext:value-type="float">
            <text:p>13711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Я использовал некоторые или все лекарства, но не точно так, как было прописано</text:p>
          </table:table-cell>
          <table:table-cell office:value-type="float" office:value="13712" calcext:value-type="float">
            <text:p>13712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Я использовал лекарства точно так как было прописано</text:p>
          </table:table-cell>
          <table:table-cell office:value-type="float" office:value="13713" calcext:value-type="float">
            <text:p>13713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Я НЕ МОГУ ВСПОМНИТЬ ПОСЛЕДНИЙ СЛУЧАЙ</text:p>
          </table:table-cell>
          <table:table-cell office:value-type="float" office:value="13714" calcext:value-type="float">
            <text:p>13714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У МЕНЯ НИКОГДА НЕ БЫЛО РЕЦЕПТА ОТ ДОКТОРА</text:p>
          </table:table-cell>
          <table:table-cell office:value-type="float" office:value="13715" calcext:value-type="float">
            <text:p>13715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ДРУГОЙ ОТВЕТ</text:p>
          </table:table-cell>
          <table:table-cell office:value-type="float" office:value="13716" calcext:value-type="float">
            <text:p>13716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17" calcext:value-type="float">
            <text:p>13717</text:p>
          </table:table-cell>
          <table:table-cell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Четыре раза или больше</text:p>
          </table:table-cell>
          <table:table-cell office:value-type="float" office:value="13718" calcext:value-type="float">
            <text:p>13718</text:p>
          </table:table-cell>
          <table:table-cell office:value-type="float" office:value="1731" calcext:value-type="float">
            <text:p>1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Два или три раза</text:p>
          </table:table-cell>
          <table:table-cell office:value-type="float" office:value="13719" calcext:value-type="float">
            <text:p>13719</text:p>
          </table:table-cell>
          <table:table-cell office:value-type="float" office:value="1731" calcext:value-type="float">
            <text:p>1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Один раз</text:p>
          </table:table-cell>
          <table:table-cell office:value-type="float" office:value="13720" calcext:value-type="float">
            <text:p>13720</text:p>
          </table:table-cell>
          <table:table-cell office:value-type="float" office:value="1731" calcext:value-type="float">
            <text:p>1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Ни разу за последние 5 лет</text:p>
          </table:table-cell>
          <table:table-cell office:value-type="float" office:value="13721" calcext:value-type="float">
            <text:p>13721</text:p>
          </table:table-cell>
          <table:table-cell office:value-type="float" office:value="1731" calcext:value-type="float">
            <text:p>1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22" calcext:value-type="float">
            <text:p>13722</text:p>
          </table:table-cell>
          <table:table-cell office:value-type="float" office:value="1731" calcext:value-type="float">
            <text:p>1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Ни к кому</text:p>
          </table:table-cell>
          <table:table-cell office:value-type="float" office:value="13723" calcext:value-type="float">
            <text:p>13723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 друзьям или членам семьи</text:p>
          </table:table-cell>
          <table:table-cell office:value-type="float" office:value="13724" calcext:value-type="float">
            <text:p>13724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 работнику аптеки/фармацевту</text:p>
          </table:table-cell>
          <table:table-cell office:value-type="float" office:value="13725" calcext:value-type="float">
            <text:p>13725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 врачу</text:p>
          </table:table-cell>
          <table:table-cell office:value-type="float" office:value="13726" calcext:value-type="float">
            <text:p>13726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 медсестре</text:p>
          </table:table-cell>
          <table:table-cell office:value-type="float" office:value="13727" calcext:value-type="float">
            <text:p>13727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 информации в Интернете</text:p>
          </table:table-cell>
          <table:table-cell office:value-type="float" office:value="13728" calcext:value-type="float">
            <text:p>13728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 службе медицинской помощи по телефону</text:p>
          </table:table-cell>
          <table:table-cell office:value-type="float" office:value="13729" calcext:value-type="float">
            <text:p>13729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 другим целителям</text:p>
          </table:table-cell>
          <table:table-cell office:value-type="float" office:value="13730" calcext:value-type="float">
            <text:p>13730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31" calcext:value-type="float">
            <text:p>13731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Иглоукалывание (акупунктура) или точечная терапия</text:p>
          </table:table-cell>
          <table:table-cell office:value-type="float" office:value="13732" calcext:value-type="float">
            <text:p>13732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Китайская медицина</text:p>
          </table:table-cell>
          <table:table-cell office:value-type="float" office:value="13733" calcext:value-type="float">
            <text:p>13733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Хиропрактика или мануальная терапия</text:p>
          </table:table-cell>
          <table:table-cell office:value-type="float" office:value="13734" calcext:value-type="float">
            <text:p>13734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Лечение травами или гомеопатия</text:p>
          </table:table-cell>
          <table:table-cell office:value-type="float" office:value="13735" calcext:value-type="float">
            <text:p>13735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Лечение гипнозом</text:p>
          </table:table-cell>
          <table:table-cell office:value-type="float" office:value="13736" calcext:value-type="float">
            <text:p>13736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Массаж</text:p>
          </table:table-cell>
          <table:table-cell office:value-type="float" office:value="13737" calcext:value-type="float">
            <text:p>13737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Физиотерапия</text:p>
          </table:table-cell>
          <table:table-cell office:value-type="float" office:value="13738" calcext:value-type="float">
            <text:p>13738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Рефлексология</text:p>
          </table:table-cell>
          <table:table-cell office:value-type="float" office:value="13739" calcext:value-type="float">
            <text:p>13739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Другие специалисты</text:p>
          </table:table-cell>
          <table:table-cell office:value-type="float" office:value="13740" calcext:value-type="float">
            <text:p>13740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41" calcext:value-type="float">
            <text:p>13741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Ни к кому</text:p>
          </table:table-cell>
          <table:table-cell office:value-type="float" office:value="13723" calcext:value-type="float">
            <text:p>13723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 друзьям или членам семьи</text:p>
          </table:table-cell>
          <table:table-cell office:value-type="float" office:value="13724" calcext:value-type="float">
            <text:p>13724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 работнику аптеки/фармацевту</text:p>
          </table:table-cell>
          <table:table-cell office:value-type="float" office:value="13725" calcext:value-type="float">
            <text:p>13725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 врачу</text:p>
          </table:table-cell>
          <table:table-cell office:value-type="float" office:value="13726" calcext:value-type="float">
            <text:p>13726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 медсестре</text:p>
          </table:table-cell>
          <table:table-cell office:value-type="float" office:value="13727" calcext:value-type="float">
            <text:p>13727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 информации в Интернете</text:p>
          </table:table-cell>
          <table:table-cell office:value-type="float" office:value="13728" calcext:value-type="float">
            <text:p>13728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 службе медицинской помощи по телефону</text:p>
          </table:table-cell>
          <table:table-cell office:value-type="float" office:value="13729" calcext:value-type="float">
            <text:p>13729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 другим целителям</text:p>
          </table:table-cell>
          <table:table-cell office:value-type="float" office:value="13730" calcext:value-type="float">
            <text:p>13730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31" calcext:value-type="float">
            <text:p>13731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Иглоукалывание (акупунктура) или точечная терапия</text:p>
          </table:table-cell>
          <table:table-cell office:value-type="float" office:value="13732" calcext:value-type="float">
            <text:p>13732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Китайская медицина</text:p>
          </table:table-cell>
          <table:table-cell office:value-type="float" office:value="13733" calcext:value-type="float">
            <text:p>13733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Хиропрактика или мануальная терапия</text:p>
          </table:table-cell>
          <table:table-cell office:value-type="float" office:value="13734" calcext:value-type="float">
            <text:p>13734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Лечение травами или гомеопатия</text:p>
          </table:table-cell>
          <table:table-cell office:value-type="float" office:value="13735" calcext:value-type="float">
            <text:p>13735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Лечение гипнозом</text:p>
          </table:table-cell>
          <table:table-cell office:value-type="float" office:value="13736" calcext:value-type="float">
            <text:p>13736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Массаж</text:p>
          </table:table-cell>
          <table:table-cell office:value-type="float" office:value="13737" calcext:value-type="float">
            <text:p>13737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Физиотерапия</text:p>
          </table:table-cell>
          <table:table-cell office:value-type="float" office:value="13738" calcext:value-type="float">
            <text:p>13738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Рефлексология</text:p>
          </table:table-cell>
          <table:table-cell office:value-type="float" office:value="13739" calcext:value-type="float">
            <text:p>13739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Другие специалисты</text:p>
          </table:table-cell>
          <table:table-cell office:value-type="float" office:value="13740" calcext:value-type="float">
            <text:p>13740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41" calcext:value-type="float">
            <text:p>13741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Ни к кому</text:p>
          </table:table-cell>
          <table:table-cell office:value-type="float" office:value="13723" calcext:value-type="float">
            <text:p>13723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 друзьям или членам семьи</text:p>
          </table:table-cell>
          <table:table-cell office:value-type="float" office:value="13724" calcext:value-type="float">
            <text:p>13724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 работнику аптеки/фармацевту</text:p>
          </table:table-cell>
          <table:table-cell office:value-type="float" office:value="13725" calcext:value-type="float">
            <text:p>13725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 врачу</text:p>
          </table:table-cell>
          <table:table-cell office:value-type="float" office:value="13726" calcext:value-type="float">
            <text:p>13726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 медсестре</text:p>
          </table:table-cell>
          <table:table-cell office:value-type="float" office:value="13727" calcext:value-type="float">
            <text:p>13727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 информации в Интернете</text:p>
          </table:table-cell>
          <table:table-cell office:value-type="float" office:value="13728" calcext:value-type="float">
            <text:p>13728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 службе медицинской помощи по телефону</text:p>
          </table:table-cell>
          <table:table-cell office:value-type="float" office:value="13729" calcext:value-type="float">
            <text:p>13729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 другим целителям</text:p>
          </table:table-cell>
          <table:table-cell office:value-type="float" office:value="13730" calcext:value-type="float">
            <text:p>13730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31" calcext:value-type="float">
            <text:p>13731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Иглоукалывание (акупунктура) или точечная терапия</text:p>
          </table:table-cell>
          <table:table-cell office:value-type="float" office:value="13732" calcext:value-type="float">
            <text:p>13732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Китайская медицина</text:p>
          </table:table-cell>
          <table:table-cell office:value-type="float" office:value="13733" calcext:value-type="float">
            <text:p>13733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Хиропрактика или мануальная терапия</text:p>
          </table:table-cell>
          <table:table-cell office:value-type="float" office:value="13734" calcext:value-type="float">
            <text:p>13734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Лечение травами или гомеопатия</text:p>
          </table:table-cell>
          <table:table-cell office:value-type="float" office:value="13735" calcext:value-type="float">
            <text:p>13735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Лечение гипнозом</text:p>
          </table:table-cell>
          <table:table-cell office:value-type="float" office:value="13736" calcext:value-type="float">
            <text:p>13736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Массаж</text:p>
          </table:table-cell>
          <table:table-cell office:value-type="float" office:value="13737" calcext:value-type="float">
            <text:p>13737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Физиотерапия</text:p>
          </table:table-cell>
          <table:table-cell office:value-type="float" office:value="13738" calcext:value-type="float">
            <text:p>13738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Рефлексология</text:p>
          </table:table-cell>
          <table:table-cell office:value-type="float" office:value="13739" calcext:value-type="float">
            <text:p>13739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Другие специалисты</text:p>
          </table:table-cell>
          <table:table-cell office:value-type="float" office:value="13740" calcext:value-type="float">
            <text:p>13740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41" calcext:value-type="float">
            <text:p>13741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и к кому</text:p>
          </table:table-cell>
          <table:table-cell office:value-type="float" office:value="13723" calcext:value-type="float">
            <text:p>13723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 друзьям или членам семьи</text:p>
          </table:table-cell>
          <table:table-cell office:value-type="float" office:value="13724" calcext:value-type="float">
            <text:p>13724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 работнику аптеки/фармацевту</text:p>
          </table:table-cell>
          <table:table-cell office:value-type="float" office:value="13725" calcext:value-type="float">
            <text:p>13725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 врачу</text:p>
          </table:table-cell>
          <table:table-cell office:value-type="float" office:value="13726" calcext:value-type="float">
            <text:p>13726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 медсестре</text:p>
          </table:table-cell>
          <table:table-cell office:value-type="float" office:value="13727" calcext:value-type="float">
            <text:p>13727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 информации в Интернете</text:p>
          </table:table-cell>
          <table:table-cell office:value-type="float" office:value="13728" calcext:value-type="float">
            <text:p>13728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 службе медицинской помощи по телефону</text:p>
          </table:table-cell>
          <table:table-cell office:value-type="float" office:value="13729" calcext:value-type="float">
            <text:p>13729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 другим целителям</text:p>
          </table:table-cell>
          <table:table-cell office:value-type="float" office:value="13730" calcext:value-type="float">
            <text:p>13730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31" calcext:value-type="float">
            <text:p>13731</text:p>
          </table:table-cell>
          <table:table-cell office:value-type="float" office:value="1732" calcext:value-type="float">
            <text:p>1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Иглоукалывание (акупунктура) или точечная терапия</text:p>
          </table:table-cell>
          <table:table-cell office:value-type="float" office:value="13732" calcext:value-type="float">
            <text:p>13732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Китайская медицина</text:p>
          </table:table-cell>
          <table:table-cell office:value-type="float" office:value="13733" calcext:value-type="float">
            <text:p>13733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Хиропрактика или мануальная терапия</text:p>
          </table:table-cell>
          <table:table-cell office:value-type="float" office:value="13734" calcext:value-type="float">
            <text:p>13734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Лечение травами или гомеопатия</text:p>
          </table:table-cell>
          <table:table-cell office:value-type="float" office:value="13735" calcext:value-type="float">
            <text:p>13735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Лечение гипнозом</text:p>
          </table:table-cell>
          <table:table-cell office:value-type="float" office:value="13736" calcext:value-type="float">
            <text:p>13736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Массаж</text:p>
          </table:table-cell>
          <table:table-cell office:value-type="float" office:value="13737" calcext:value-type="float">
            <text:p>13737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Физиотерапия</text:p>
          </table:table-cell>
          <table:table-cell office:value-type="float" office:value="13738" calcext:value-type="float">
            <text:p>13738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Рефлексология</text:p>
          </table:table-cell>
          <table:table-cell office:value-type="float" office:value="13739" calcext:value-type="float">
            <text:p>13739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Другие специалисты</text:p>
          </table:table-cell>
          <table:table-cell office:value-type="float" office:value="13740" calcext:value-type="float">
            <text:p>13740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41" calcext:value-type="float">
            <text:p>13741</text:p>
          </table:table-cell>
          <table:table-cell office:value-type="float" office:value="1733" calcext:value-type="float">
            <text:p>1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есть достаточный выбор</text:p>
          </table:table-cell>
          <table:table-cell office:value-type="float" office:value="13742" calcext:value-type="float">
            <text:p>13742</text:p>
          </table:table-cell>
          <table:table-cell office:value-type="float" office:value="1734" calcext:value-type="float">
            <text:p>1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нет достаточного выбора</text:p>
          </table:table-cell>
          <table:table-cell office:value-type="float" office:value="13743" calcext:value-type="float">
            <text:p>13743</text:p>
          </table:table-cell>
          <table:table-cell office:value-type="float" office:value="1734" calcext:value-type="float">
            <text:p>1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44" calcext:value-type="float">
            <text:p>13744</text:p>
          </table:table-cell>
          <table:table-cell office:value-type="float" office:value="1734" calcext:value-type="float">
            <text:p>1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к одному и тому же врачу по всем повседневным проблемам со здоровьем</text:p>
          </table:table-cell>
          <table:table-cell office:value-type="float" office:value="13745" calcext:value-type="float">
            <text:p>13745</text:p>
          </table:table-cell>
          <table:table-cell office:value-type="float" office:value="1735" calcext:value-type="float">
            <text:p>1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или к различным врачам в зависимости от заболевания?</text:p>
          </table:table-cell>
          <table:table-cell office:value-type="float" office:value="13746" calcext:value-type="float">
            <text:p>13746</text:p>
          </table:table-cell>
          <table:table-cell office:value-type="float" office:value="1735" calcext:value-type="float">
            <text:p>1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НЕ ПРЕДПОЧИТАЮ ОДИН ИЗ ЭТИХ ДВУХ ВАРИАНТОВ</text:p>
          </table:table-cell>
          <table:table-cell office:value-type="float" office:value="13747" calcext:value-type="float">
            <text:p>13747</text:p>
          </table:table-cell>
          <table:table-cell office:value-type="float" office:value="1735" calcext:value-type="float">
            <text:p>1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48" calcext:value-type="float">
            <text:p>13748</text:p>
          </table:table-cell>
          <table:table-cell office:value-type="float" office:value="1735" calcext:value-type="float">
            <text:p>1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Ни разу</text:p>
          </table:table-cell>
          <table:table-cell office:value-type="float" office:value="13749" calcext:value-type="float">
            <text:p>13749</text:p>
          </table:table-cell>
          <table:table-cell office:value-type="float" office:value="1736" calcext:value-type="float">
            <text:p>1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Раз или два</text:p>
          </table:table-cell>
          <table:table-cell office:value-type="float" office:value="13750" calcext:value-type="float">
            <text:p>13750</text:p>
          </table:table-cell>
          <table:table-cell office:value-type="float" office:value="1736" calcext:value-type="float">
            <text:p>1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раз</text:p>
          </table:table-cell>
          <table:table-cell office:value-type="float" office:value="13751" calcext:value-type="float">
            <text:p>13751</text:p>
          </table:table-cell>
          <table:table-cell office:value-type="float" office:value="1736" calcext:value-type="float">
            <text:p>1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раз</text:p>
          </table:table-cell>
          <table:table-cell office:value-type="float" office:value="13752" calcext:value-type="float">
            <text:p>13752</text:p>
          </table:table-cell>
          <table:table-cell office:value-type="float" office:value="1736" calcext:value-type="float">
            <text:p>1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Больше 10 раз</text:p>
          </table:table-cell>
          <table:table-cell office:value-type="float" office:value="13753" calcext:value-type="float">
            <text:p>13753</text:p>
          </table:table-cell>
          <table:table-cell office:value-type="float" office:value="1736" calcext:value-type="float">
            <text:p>1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54" calcext:value-type="float">
            <text:p>13754</text:p>
          </table:table-cell>
          <table:table-cell office:value-type="float" office:value="1736" calcext:value-type="float">
            <text:p>1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529" calcext:value-type="float">
            <text:p>13529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</text:p>
          </table:table-cell>
          <table:table-cell office:value-type="float" office:value="13530" calcext:value-type="float">
            <text:p>13530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Трудно сказать, согласен или не согласен</text:p>
          </table:table-cell>
          <table:table-cell office:value-type="float" office:value="13531" calcext:value-type="float">
            <text:p>13531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</text:p>
          </table:table-cell>
          <table:table-cell office:value-type="float" office:value="13532" calcext:value-type="float">
            <text:p>13532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533" calcext:value-type="float">
            <text:p>13533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34" calcext:value-type="float">
            <text:p>13534</text:p>
          </table:table-cell>
          <table:table-cell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755" calcext:value-type="float">
            <text:p>13755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756" calcext:value-type="float">
            <text:p>13756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757" calcext:value-type="float">
            <text:p>13757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758" calcext:value-type="float">
            <text:p>13758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59" calcext:value-type="float">
            <text:p>13759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0" calcext:value-type="float">
            <text:p>13760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755" calcext:value-type="float">
            <text:p>13755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756" calcext:value-type="float">
            <text:p>13756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757" calcext:value-type="float">
            <text:p>13757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758" calcext:value-type="float">
            <text:p>13758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59" calcext:value-type="float">
            <text:p>13759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0" calcext:value-type="float">
            <text:p>13760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755" calcext:value-type="float">
            <text:p>13755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756" calcext:value-type="float">
            <text:p>13756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757" calcext:value-type="float">
            <text:p>13757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758" calcext:value-type="float">
            <text:p>13758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59" calcext:value-type="float">
            <text:p>13759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0" calcext:value-type="float">
            <text:p>13760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755" calcext:value-type="float">
            <text:p>13755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756" calcext:value-type="float">
            <text:p>13756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757" calcext:value-type="float">
            <text:p>13757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758" calcext:value-type="float">
            <text:p>13758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59" calcext:value-type="float">
            <text:p>13759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0" calcext:value-type="float">
            <text:p>13760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755" calcext:value-type="float">
            <text:p>13755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756" calcext:value-type="float">
            <text:p>13756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757" calcext:value-type="float">
            <text:p>13757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758" calcext:value-type="float">
            <text:p>13758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59" calcext:value-type="float">
            <text:p>13759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0" calcext:value-type="float">
            <text:p>13760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3755" calcext:value-type="float">
            <text:p>13755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 некоторых случаях</text:p>
          </table:table-cell>
          <table:table-cell office:value-type="float" office:value="13756" calcext:value-type="float">
            <text:p>13756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римерно в половине случаев</text:p>
          </table:table-cell>
          <table:table-cell office:value-type="float" office:value="13757" calcext:value-type="float">
            <text:p>13757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 большинстве случаев</text:p>
          </table:table-cell>
          <table:table-cell office:value-type="float" office:value="13758" calcext:value-type="float">
            <text:p>13758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сегда или почти всегда</text:p>
          </table:table-cell>
          <table:table-cell office:value-type="float" office:value="13759" calcext:value-type="float">
            <text:p>13759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0" calcext:value-type="float">
            <text:p>13760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Совсем не доверяю</text:p>
          </table:table-cell>
          <table:table-cell office:value-type="float" office:value="13767" calcext:value-type="float">
            <text:p>13767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Не доверяю</text:p>
          </table:table-cell>
          <table:table-cell office:value-type="float" office:value="13768" calcext:value-type="float">
            <text:p>13768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Трудно сказать, доверяю или нет</text:p>
          </table:table-cell>
          <table:table-cell office:value-type="float" office:value="13769" calcext:value-type="float">
            <text:p>13769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Доверяю</text:p>
          </table:table-cell>
          <table:table-cell office:value-type="float" office:value="13770" calcext:value-type="float">
            <text:p>13770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Полностью доверяю</text:p>
          </table:table-cell>
          <table:table-cell office:value-type="float" office:value="13771" calcext:value-type="float">
            <text:p>13771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72" calcext:value-type="float">
            <text:p>13772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Совсем не доверяю</text:p>
          </table:table-cell>
          <table:table-cell office:value-type="float" office:value="13767" calcext:value-type="float">
            <text:p>13767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Не доверяю</text:p>
          </table:table-cell>
          <table:table-cell office:value-type="float" office:value="13768" calcext:value-type="float">
            <text:p>13768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Трудно сказать, доверяю или нет</text:p>
          </table:table-cell>
          <table:table-cell office:value-type="float" office:value="13769" calcext:value-type="float">
            <text:p>13769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Доверяю</text:p>
          </table:table-cell>
          <table:table-cell office:value-type="float" office:value="13770" calcext:value-type="float">
            <text:p>13770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Полностью доверяю</text:p>
          </table:table-cell>
          <table:table-cell office:value-type="float" office:value="13771" calcext:value-type="float">
            <text:p>13771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72" calcext:value-type="float">
            <text:p>13772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Совсем не доверяю</text:p>
          </table:table-cell>
          <table:table-cell office:value-type="float" office:value="13767" calcext:value-type="float">
            <text:p>13767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Не доверяю</text:p>
          </table:table-cell>
          <table:table-cell office:value-type="float" office:value="13768" calcext:value-type="float">
            <text:p>13768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Трудно сказать, доверяю или нет</text:p>
          </table:table-cell>
          <table:table-cell office:value-type="float" office:value="13769" calcext:value-type="float">
            <text:p>13769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Доверяю</text:p>
          </table:table-cell>
          <table:table-cell office:value-type="float" office:value="13770" calcext:value-type="float">
            <text:p>13770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Полностью доверяю</text:p>
          </table:table-cell>
          <table:table-cell office:value-type="float" office:value="13771" calcext:value-type="float">
            <text:p>13771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72" calcext:value-type="float">
            <text:p>13772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Никогда</text:p>
          </table:table-cell>
          <table:table-cell office:value-type="float" office:value="13773" calcext:value-type="float">
            <text:p>13773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Один раз</text:p>
          </table:table-cell>
          <table:table-cell office:value-type="float" office:value="13774" calcext:value-type="float">
            <text:p>13774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Дважды</text:p>
          </table:table-cell>
          <table:table-cell office:value-type="float" office:value="13775" calcext:value-type="float">
            <text:p>13775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 или 4 раза</text:p>
          </table:table-cell>
          <table:table-cell office:value-type="float" office:value="13776" calcext:value-type="float">
            <text:p>13776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777" calcext:value-type="float">
            <text:p>13777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78" calcext:value-type="float">
            <text:p>13778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Никогда</text:p>
          </table:table-cell>
          <table:table-cell office:value-type="float" office:value="13773" calcext:value-type="float">
            <text:p>13773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Один раз</text:p>
          </table:table-cell>
          <table:table-cell office:value-type="float" office:value="13774" calcext:value-type="float">
            <text:p>13774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Дважды</text:p>
          </table:table-cell>
          <table:table-cell office:value-type="float" office:value="13775" calcext:value-type="float">
            <text:p>13775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 или 4 раза</text:p>
          </table:table-cell>
          <table:table-cell office:value-type="float" office:value="13776" calcext:value-type="float">
            <text:p>13776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777" calcext:value-type="float">
            <text:p>13777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78" calcext:value-type="float">
            <text:p>13778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Никогда</text:p>
          </table:table-cell>
          <table:table-cell office:value-type="float" office:value="13773" calcext:value-type="float">
            <text:p>13773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Один раз</text:p>
          </table:table-cell>
          <table:table-cell office:value-type="float" office:value="13774" calcext:value-type="float">
            <text:p>13774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Дважды</text:p>
          </table:table-cell>
          <table:table-cell office:value-type="float" office:value="13775" calcext:value-type="float">
            <text:p>13775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 или 4 раза</text:p>
          </table:table-cell>
          <table:table-cell office:value-type="float" office:value="13776" calcext:value-type="float">
            <text:p>13776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777" calcext:value-type="float">
            <text:p>13777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78" calcext:value-type="float">
            <text:p>13778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Никогда</text:p>
          </table:table-cell>
          <table:table-cell office:value-type="float" office:value="13773" calcext:value-type="float">
            <text:p>13773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Один раз</text:p>
          </table:table-cell>
          <table:table-cell office:value-type="float" office:value="13774" calcext:value-type="float">
            <text:p>13774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Дважды</text:p>
          </table:table-cell>
          <table:table-cell office:value-type="float" office:value="13775" calcext:value-type="float">
            <text:p>13775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 или 4 раза</text:p>
          </table:table-cell>
          <table:table-cell office:value-type="float" office:value="13776" calcext:value-type="float">
            <text:p>13776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777" calcext:value-type="float">
            <text:p>13777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78" calcext:value-type="float">
            <text:p>13778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Никогда</text:p>
          </table:table-cell>
          <table:table-cell office:value-type="float" office:value="13773" calcext:value-type="float">
            <text:p>13773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Один раз</text:p>
          </table:table-cell>
          <table:table-cell office:value-type="float" office:value="13774" calcext:value-type="float">
            <text:p>13774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Дважды</text:p>
          </table:table-cell>
          <table:table-cell office:value-type="float" office:value="13775" calcext:value-type="float">
            <text:p>13775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 или 4 раза</text:p>
          </table:table-cell>
          <table:table-cell office:value-type="float" office:value="13776" calcext:value-type="float">
            <text:p>13776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777" calcext:value-type="float">
            <text:p>13777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78" calcext:value-type="float">
            <text:p>13778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Совсем не беспокоит</text:p>
          </table:table-cell>
          <table:table-cell office:value-type="float" office:value="13779" calcext:value-type="float">
            <text:p>13779</text:p>
          </table:table-cell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Немного беспокоит</text:p>
          </table:table-cell>
          <table:table-cell office:value-type="float" office:value="13780" calcext:value-type="float">
            <text:p>13780</text:p>
          </table:table-cell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Ощутимо беспокоит</text:p>
          </table:table-cell>
          <table:table-cell office:value-type="float" office:value="13781" calcext:value-type="float">
            <text:p>13781</text:p>
          </table:table-cell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Очень беспокоит</text:p>
          </table:table-cell>
          <table:table-cell office:value-type="float" office:value="13782" calcext:value-type="float">
            <text:p>13782</text:p>
          </table:table-cell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83" calcext:value-type="float">
            <text:p>13783</text:p>
          </table:table-cell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Ничего неправильного в этом нет</text:p>
          </table:table-cell>
          <table:table-cell office:value-type="float" office:value="13784" calcext:value-type="float">
            <text:p>13784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Это не совсем правильно</text:p>
          </table:table-cell>
          <table:table-cell office:value-type="float" office:value="13785" calcext:value-type="float">
            <text:p>13785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Это неправильно</text:p>
          </table:table-cell>
          <table:table-cell office:value-type="float" office:value="13786" calcext:value-type="float">
            <text:p>13786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Это совсем неправильно</text:p>
          </table:table-cell>
          <table:table-cell office:value-type="float" office:value="13787" calcext:value-type="float">
            <text:p>13787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88" calcext:value-type="float">
            <text:p>13788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Ничего неправильного в этом нет</text:p>
          </table:table-cell>
          <table:table-cell office:value-type="float" office:value="13784" calcext:value-type="float">
            <text:p>13784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Это не совсем правильно</text:p>
          </table:table-cell>
          <table:table-cell office:value-type="float" office:value="13785" calcext:value-type="float">
            <text:p>13785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Это неправильно</text:p>
          </table:table-cell>
          <table:table-cell office:value-type="float" office:value="13786" calcext:value-type="float">
            <text:p>13786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Это совсем неправильно</text:p>
          </table:table-cell>
          <table:table-cell office:value-type="float" office:value="13787" calcext:value-type="float">
            <text:p>13787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88" calcext:value-type="float">
            <text:p>13788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Ничего неправильного в этом нет</text:p>
          </table:table-cell>
          <table:table-cell office:value-type="float" office:value="13784" calcext:value-type="float">
            <text:p>13784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Это не совсем правильно</text:p>
          </table:table-cell>
          <table:table-cell office:value-type="float" office:value="13785" calcext:value-type="float">
            <text:p>13785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Это неправильно</text:p>
          </table:table-cell>
          <table:table-cell office:value-type="float" office:value="13786" calcext:value-type="float">
            <text:p>13786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Это совсем неправильно</text:p>
          </table:table-cell>
          <table:table-cell office:value-type="float" office:value="13787" calcext:value-type="float">
            <text:p>13787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88" calcext:value-type="float">
            <text:p>13788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Ничего неправильного в этом нет</text:p>
          </table:table-cell>
          <table:table-cell office:value-type="float" office:value="13784" calcext:value-type="float">
            <text:p>13784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Это не совсем правильно</text:p>
          </table:table-cell>
          <table:table-cell office:value-type="float" office:value="13785" calcext:value-type="float">
            <text:p>13785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Это неправильно</text:p>
          </table:table-cell>
          <table:table-cell office:value-type="float" office:value="13786" calcext:value-type="float">
            <text:p>13786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Это совсем неправильно</text:p>
          </table:table-cell>
          <table:table-cell office:value-type="float" office:value="13787" calcext:value-type="float">
            <text:p>13787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88" calcext:value-type="float">
            <text:p>13788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Никого</text:p>
          </table:table-cell>
          <table:table-cell office:value-type="float" office:value="13789" calcext:value-type="float">
            <text:p>13789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Немногих</text:p>
          </table:table-cell>
          <table:table-cell office:value-type="float" office:value="13790" calcext:value-type="float">
            <text:p>13790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Довольно многих</text:p>
          </table:table-cell>
          <table:table-cell office:value-type="float" office:value="13791" calcext:value-type="float">
            <text:p>13791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Большинство из них или даже всех</text:p>
          </table:table-cell>
          <table:table-cell office:value-type="float" office:value="13792" calcext:value-type="float">
            <text:p>13792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Я БЫ НИКОГДА НЕ СДЕЛАЛ ЭТОГО</text:p>
          </table:table-cell>
          <table:table-cell office:value-type="float" office:value="13793" calcext:value-type="float">
            <text:p>13793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794" calcext:value-type="float">
            <text:p>13794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95" calcext:value-type="float">
            <text:p>13795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Никогда</text:p>
          </table:table-cell>
          <table:table-cell office:value-type="float" office:value="13796" calcext:value-type="float">
            <text:p>13796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Один раз</text:p>
          </table:table-cell>
          <table:table-cell office:value-type="float" office:value="13797" calcext:value-type="float">
            <text:p>13797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Дважды</text:p>
          </table:table-cell>
          <table:table-cell office:value-type="float" office:value="13798" calcext:value-type="float">
            <text:p>13798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или 4 раза</text:p>
          </table:table-cell>
          <table:table-cell office:value-type="float" office:value="13799" calcext:value-type="float">
            <text:p>13799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800" calcext:value-type="float">
            <text:p>13800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НЕТ ОПЫТА</text:p>
          </table:table-cell>
          <table:table-cell office:value-type="float" office:value="13801" calcext:value-type="float">
            <text:p>13801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802" calcext:value-type="float">
            <text:p>13802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03" calcext:value-type="float">
            <text:p>13803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Никогда</text:p>
          </table:table-cell>
          <table:table-cell office:value-type="float" office:value="13796" calcext:value-type="float">
            <text:p>13796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Один раз</text:p>
          </table:table-cell>
          <table:table-cell office:value-type="float" office:value="13797" calcext:value-type="float">
            <text:p>13797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Дважды</text:p>
          </table:table-cell>
          <table:table-cell office:value-type="float" office:value="13798" calcext:value-type="float">
            <text:p>13798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или 4 раза</text:p>
          </table:table-cell>
          <table:table-cell office:value-type="float" office:value="13799" calcext:value-type="float">
            <text:p>13799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800" calcext:value-type="float">
            <text:p>13800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НЕТ ОПЫТА</text:p>
          </table:table-cell>
          <table:table-cell office:value-type="float" office:value="13801" calcext:value-type="float">
            <text:p>13801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802" calcext:value-type="float">
            <text:p>13802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03" calcext:value-type="float">
            <text:p>13803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Никогда</text:p>
          </table:table-cell>
          <table:table-cell office:value-type="float" office:value="13796" calcext:value-type="float">
            <text:p>13796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Один раз</text:p>
          </table:table-cell>
          <table:table-cell office:value-type="float" office:value="13797" calcext:value-type="float">
            <text:p>13797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Дважды</text:p>
          </table:table-cell>
          <table:table-cell office:value-type="float" office:value="13798" calcext:value-type="float">
            <text:p>13798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или 4 раза</text:p>
          </table:table-cell>
          <table:table-cell office:value-type="float" office:value="13799" calcext:value-type="float">
            <text:p>13799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800" calcext:value-type="float">
            <text:p>13800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НЕТ ОПЫТА</text:p>
          </table:table-cell>
          <table:table-cell office:value-type="float" office:value="13801" calcext:value-type="float">
            <text:p>13801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802" calcext:value-type="float">
            <text:p>13802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03" calcext:value-type="float">
            <text:p>13803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Никогда</text:p>
          </table:table-cell>
          <table:table-cell office:value-type="float" office:value="13796" calcext:value-type="float">
            <text:p>13796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Один раз</text:p>
          </table:table-cell>
          <table:table-cell office:value-type="float" office:value="13797" calcext:value-type="float">
            <text:p>13797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Дважды</text:p>
          </table:table-cell>
          <table:table-cell office:value-type="float" office:value="13798" calcext:value-type="float">
            <text:p>13798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или 4 раза</text:p>
          </table:table-cell>
          <table:table-cell office:value-type="float" office:value="13799" calcext:value-type="float">
            <text:p>13799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800" calcext:value-type="float">
            <text:p>13800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НЕТ ОПЫТА</text:p>
          </table:table-cell>
          <table:table-cell office:value-type="float" office:value="13801" calcext:value-type="float">
            <text:p>13801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802" calcext:value-type="float">
            <text:p>13802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03" calcext:value-type="float">
            <text:p>13803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Никогда</text:p>
          </table:table-cell>
          <table:table-cell office:value-type="float" office:value="13796" calcext:value-type="float">
            <text:p>13796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Один раз</text:p>
          </table:table-cell>
          <table:table-cell office:value-type="float" office:value="13797" calcext:value-type="float">
            <text:p>13797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Дважды</text:p>
          </table:table-cell>
          <table:table-cell office:value-type="float" office:value="13798" calcext:value-type="float">
            <text:p>13798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или 4 раза</text:p>
          </table:table-cell>
          <table:table-cell office:value-type="float" office:value="13799" calcext:value-type="float">
            <text:p>13799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800" calcext:value-type="float">
            <text:p>13800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НЕТ ОПЫТА</text:p>
          </table:table-cell>
          <table:table-cell office:value-type="float" office:value="13801" calcext:value-type="float">
            <text:p>13801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802" calcext:value-type="float">
            <text:p>13802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03" calcext:value-type="float">
            <text:p>13803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Никогда</text:p>
          </table:table-cell>
          <table:table-cell office:value-type="float" office:value="13796" calcext:value-type="float">
            <text:p>13796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Один раз</text:p>
          </table:table-cell>
          <table:table-cell office:value-type="float" office:value="13797" calcext:value-type="float">
            <text:p>13797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Дважды</text:p>
          </table:table-cell>
          <table:table-cell office:value-type="float" office:value="13798" calcext:value-type="float">
            <text:p>13798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или 4 раза</text:p>
          </table:table-cell>
          <table:table-cell office:value-type="float" office:value="13799" calcext:value-type="float">
            <text:p>13799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800" calcext:value-type="float">
            <text:p>13800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НЕТ ОПЫТА</text:p>
          </table:table-cell>
          <table:table-cell office:value-type="float" office:value="13801" calcext:value-type="float">
            <text:p>13801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802" calcext:value-type="float">
            <text:p>13802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03" calcext:value-type="float">
            <text:p>13803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Никогда</text:p>
          </table:table-cell>
          <table:table-cell office:value-type="float" office:value="13796" calcext:value-type="float">
            <text:p>13796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Один раз</text:p>
          </table:table-cell>
          <table:table-cell office:value-type="float" office:value="13797" calcext:value-type="float">
            <text:p>13797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Дважды</text:p>
          </table:table-cell>
          <table:table-cell office:value-type="float" office:value="13798" calcext:value-type="float">
            <text:p>13798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или 4 раза</text:p>
          </table:table-cell>
          <table:table-cell office:value-type="float" office:value="13799" calcext:value-type="float">
            <text:p>13799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3800" calcext:value-type="float">
            <text:p>13800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НЕТ ОПЫТА</text:p>
          </table:table-cell>
          <table:table-cell office:value-type="float" office:value="13801" calcext:value-type="float">
            <text:p>13801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802" calcext:value-type="float">
            <text:p>13802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03" calcext:value-type="float">
            <text:p>13803</text:p>
          </table:table-cell>
          <table:table-cell office:value-type="float" office:value="1744" calcext:value-type="float">
            <text:p>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4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Мужской</text:p>
          </table:table-cell>
          <table:table-cell office:value-type="float" office:value="13804" calcext:value-type="float">
            <text:p>13804</text:p>
          </table:table-cell>
          <table:table-cell office:value-type="float" office:value="1745" calcext:value-type="float">
            <text:p>1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Женский</text:p>
          </table:table-cell>
          <table:table-cell office:value-type="float" office:value="13805" calcext:value-type="float">
            <text:p>13805</text:p>
          </table:table-cell>
          <table:table-cell office:value-type="float" office:value="1745" calcext:value-type="float">
            <text:p>1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06" calcext:value-type="float">
            <text:p>13806</text:p>
          </table:table-cell>
          <table:table-cell office:value-type="float" office:value="1745" calcext:value-type="float">
            <text:p>1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/жена, незарегистрированный муж/жена</text:p>
          </table:table-cell>
          <table:table-cell office:value-type="float" office:value="13807" calcext:value-type="float">
            <text:p>13807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/дочь (включая приемных детей/ пасынка (падчерицу), воспитанников, детей незарегистрированного мужа/жены)</text:p>
          </table:table-cell>
          <table:table-cell office:value-type="float" office:value="13808" calcext:value-type="float">
            <text:p>13808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, родители мужа/жены или незарегистрированного мужа/жены, включая отчима илимачеху</text:p>
          </table:table-cell>
          <table:table-cell office:value-type="float" office:value="13809" calcext:value-type="float">
            <text:p>13809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/сестра (включая сводных, не родных)</text:p>
          </table:table-cell>
          <table:table-cell office:value-type="float" office:value="13810" calcext:value-type="float">
            <text:p>13810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ие родственники</text:p>
          </table:table-cell>
          <table:table-cell office:value-type="float" office:value="13811" calcext:value-type="float">
            <text:p>13811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ие, не являющиеся формальными родственниками</text:p>
          </table:table-cell>
          <table:table-cell office:value-type="float" office:value="13812" calcext:value-type="float">
            <text:p>13812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13" calcext:value-type="float">
            <text:p>13813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Большой город</text:p>
          </table:table-cell>
          <table:table-cell office:value-type="float" office:value="13814" calcext:value-type="float">
            <text:p>13814</text:p>
          </table:table-cell>
          <table:table-cell office:value-type="float" office:value="1747" calcext:value-type="float">
            <text:p>1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13815" calcext:value-type="float">
            <text:p>13815</text:p>
          </table:table-cell>
          <table:table-cell office:value-type="float" office:value="1747" calcext:value-type="float">
            <text:p>1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Небольшой город</text:p>
          </table:table-cell>
          <table:table-cell office:value-type="float" office:value="13816" calcext:value-type="float">
            <text:p>13816</text:p>
          </table:table-cell>
          <table:table-cell office:value-type="float" office:value="1747" calcext:value-type="float">
            <text:p>1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Село/деревня</text:p>
          </table:table-cell>
          <table:table-cell office:value-type="float" office:value="13817" calcext:value-type="float">
            <text:p>13817</text:p>
          </table:table-cell>
          <table:table-cell office:value-type="float" office:value="1747" calcext:value-type="float">
            <text:p>1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Ферма или отдельный дом (хутор) в сельской местности</text:p>
          </table:table-cell>
          <table:table-cell office:value-type="float" office:value="13818" calcext:value-type="float">
            <text:p>13818</text:p>
          </table:table-cell>
          <table:table-cell office:value-type="float" office:value="1747" calcext:value-type="float">
            <text:p>1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19" calcext:value-type="float">
            <text:p>13819</text:p>
          </table:table-cell>
          <table:table-cell office:value-type="float" office:value="1747" calcext:value-type="float">
            <text:p>1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4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4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4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5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полное начальное образование (менее 4-х классов средней школы)</text:p>
          </table:table-cell>
          <table:table-cell office:value-type="float" office:value="13820" calcext:value-type="float">
            <text:p>13820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3821" calcext:value-type="float">
            <text:p>13821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полное среднее образование (8 -9 классов средней школы)</text:p>
          </table:table-cell>
          <table:table-cell office:value-type="float" office:value="13822" calcext:value-type="float">
            <text:p>13822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среднее образование (10-11 классов средней школы)</text:p>
          </table:table-cell>
          <table:table-cell office:value-type="float" office:value="13823" calcext:value-type="float">
            <text:p>13823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реднее специальное образование (техникум, выше среднего, но не высшее)</text:p>
          </table:table-cell>
          <table:table-cell office:value-type="float" office:value="13824" calcext:value-type="float">
            <text:p>13824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ервая стадия высшего образования (бакалавр)</text:p>
          </table:table-cell>
          <table:table-cell office:value-type="float" office:value="13825" calcext:value-type="float">
            <text:p>13825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ное высшее образование (специалист, магистр, аспирантура, ученая степень)</text:p>
          </table:table-cell>
          <table:table-cell office:value-type="float" office:value="13826" calcext:value-type="float">
            <text:p>13826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27" calcext:value-type="float">
            <text:p>13827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щее образование или несколько сфер</text:p>
          </table:table-cell>
          <table:table-cell office:value-type="float" office:value="13828" calcext:value-type="float">
            <text:p>13828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Искусство – изобразительное или прикладное</text:p>
          </table:table-cell>
          <table:table-cell office:value-type="float" office:value="13829" calcext:value-type="float">
            <text:p>13829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Гуманитарная – языки, литература, история, теология и т.д.</text:p>
          </table:table-cell>
          <table:table-cell office:value-type="float" office:value="13830" calcext:value-type="float">
            <text:p>13830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ехническая и инженерная, включая архитектуру и проектирование, промышленность, ремесла, строительство и др</text:p>
          </table:table-cell>
          <table:table-cell office:value-type="float" office:value="13831" calcext:value-type="float">
            <text:p>13831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ельское хозяйство, лесное хозяйство</text:p>
          </table:table-cell>
          <table:table-cell office:value-type="float" office:value="13832" calcext:value-type="float">
            <text:p>13832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Преподавание или сфера образования</text:p>
          </table:table-cell>
          <table:table-cell office:value-type="float" office:value="13833" calcext:value-type="float">
            <text:p>13833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Естественные науки, математика, вычислительная техника, и т.д.</text:p>
          </table:table-cell>
          <table:table-cell office:value-type="float" office:value="13834" calcext:value-type="float">
            <text:p>13834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Медицина, здравоохранение, медицинский уход и т.д.</text:p>
          </table:table-cell>
          <table:table-cell office:value-type="float" office:value="13835" calcext:value-type="float">
            <text:p>13835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Экономика, коммерция, управление бизнесом, бухгалтерия, и т.д.</text:p>
          </table:table-cell>
          <table:table-cell office:value-type="float" office:value="13836" calcext:value-type="float">
            <text:p>13836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оциальные науки и науки о поведении, государственное управление, СМИ, культура, спорт и организация свободного времени, и т.д.</text:p>
          </table:table-cell>
          <table:table-cell office:value-type="float" office:value="13837" calcext:value-type="float">
            <text:p>13837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Юриспруденция и юридические услуги</text:p>
          </table:table-cell>
          <table:table-cell office:value-type="float" office:value="13838" calcext:value-type="float">
            <text:p>13838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фера обслуживания – общественное питание, домоводство, парикмахерское дело, и т.д.</text:p>
          </table:table-cell>
          <table:table-cell office:value-type="float" office:value="13839" calcext:value-type="float">
            <text:p>13839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фера общественного порядка и безопасности – милиция, армия, пожарная служба, и т.д.</text:p>
          </table:table-cell>
          <table:table-cell office:value-type="float" office:value="13840" calcext:value-type="float">
            <text:p>13840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ранспорт и телекоммуникации</text:p>
          </table:table-cell>
          <table:table-cell office:value-type="float" office:value="13841" calcext:value-type="float">
            <text:p>13841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42" calcext:value-type="float">
            <text:p>13842</text:p>
          </table:table-cell>
          <table:table-cell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8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3843" calcext:value-type="float">
            <text:p>13843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844" calcext:value-type="float">
            <text:p>13844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3845" calcext:value-type="float">
            <text:p>13845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3846" calcext:value-type="float">
            <text:p>13846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847" calcext:value-type="float">
            <text:p>13847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На пенсии</text:p>
          </table:table-cell>
          <table:table-cell office:value-type="float" office:value="13848" calcext:value-type="float">
            <text:p>13848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849" calcext:value-type="float">
            <text:p>13849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850" calcext:value-type="float">
            <text:p>13850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ДРУГОЕ</text:p>
          </table:table-cell>
          <table:table-cell office:value-type="float" office:value="13851" calcext:value-type="float">
            <text:p>13851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52" calcext:value-type="float">
            <text:p>13852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</text:p>
          </table:table-cell>
          <table:table-cell office:value-type="float" office:value="13853" calcext:value-type="float">
            <text:p>13853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семейном бизнесе)</text:p>
          </table:table-cell>
          <table:table-cell office:value-type="float" office:value="13854" calcext:value-type="float">
            <text:p>13854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855" calcext:value-type="float">
            <text:p>13855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3856" calcext:value-type="float">
            <text:p>13856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3857" calcext:value-type="float">
            <text:p>13857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858" calcext:value-type="float">
            <text:p>13858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На пенсии</text:p>
          </table:table-cell>
          <table:table-cell office:value-type="float" office:value="13859" calcext:value-type="float">
            <text:p>13859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860" calcext:value-type="float">
            <text:p>13860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861" calcext:value-type="float">
            <text:p>13861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ДРУГОЕ</text:p>
          </table:table-cell>
          <table:table-cell office:value-type="float" office:value="13862" calcext:value-type="float">
            <text:p>13862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63" calcext:value-type="float">
            <text:p>13863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3843" calcext:value-type="float">
            <text:p>13843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844" calcext:value-type="float">
            <text:p>13844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3845" calcext:value-type="float">
            <text:p>13845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3846" calcext:value-type="float">
            <text:p>13846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847" calcext:value-type="float">
            <text:p>13847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На пенсии</text:p>
          </table:table-cell>
          <table:table-cell office:value-type="float" office:value="13848" calcext:value-type="float">
            <text:p>13848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849" calcext:value-type="float">
            <text:p>13849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850" calcext:value-type="float">
            <text:p>13850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ДРУГОЕ</text:p>
          </table:table-cell>
          <table:table-cell office:value-type="float" office:value="13851" calcext:value-type="float">
            <text:p>13851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1</text:p>
          </table:table-cell>
          <table:table-cell office:value-type="string" calcext:value-type="string">
            <text:p>F8d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52" calcext:value-type="float">
            <text:p>13852</text:p>
          </table:table-cell>
          <table:table-cell office:value-type="float" office:value="1750" calcext:value-type="float">
            <text:p>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13864" calcext:value-type="float">
            <text:p>13864</text:p>
          </table:table-cell>
          <table:table-cell office:value-type="float" office:value="1752" calcext:value-type="float">
            <text:p>1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Работаете на себя (самозанятость)</text:p>
          </table:table-cell>
          <table:table-cell office:value-type="float" office:value="13865" calcext:value-type="float">
            <text:p>13865</text:p>
          </table:table-cell>
          <table:table-cell office:value-type="float" office:value="1752" calcext:value-type="float">
            <text:p>1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Работаете в собственном семейном бизнесе</text:p>
          </table:table-cell>
          <table:table-cell office:value-type="float" office:value="13866" calcext:value-type="float">
            <text:p>13866</text:p>
          </table:table-cell>
          <table:table-cell office:value-type="float" office:value="1752" calcext:value-type="float">
            <text:p>1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67" calcext:value-type="float">
            <text:p>13867</text:p>
          </table:table-cell>
          <table:table-cell office:value-type="float" office:value="1752" calcext:value-type="float">
            <text:p>1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Оформлен(а) на постоянную работу</text:p>
          </table:table-cell>
          <table:table-cell office:value-type="float" office:value="13868" calcext:value-type="float">
            <text:p>13868</text:p>
          </table:table-cell>
          <table:table-cell office:value-type="float" office:value="1753" calcext:value-type="float">
            <text:p>1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Оформлен(а) временно (в том числе по контракту)</text:p>
          </table:table-cell>
          <table:table-cell office:value-type="float" office:value="13869" calcext:value-type="float">
            <text:p>13869</text:p>
          </table:table-cell>
          <table:table-cell office:value-type="float" office:value="1753" calcext:value-type="float">
            <text:p>1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Работаю без письменного оформления</text:p>
          </table:table-cell>
          <table:table-cell office:value-type="float" office:value="13870" calcext:value-type="float">
            <text:p>13870</text:p>
          </table:table-cell>
          <table:table-cell office:value-type="float" office:value="1753" calcext:value-type="float">
            <text:p>1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71" calcext:value-type="float">
            <text:p>13871</text:p>
          </table:table-cell>
          <table:table-cell office:value-type="float" office:value="1753" calcext:value-type="float">
            <text:p>1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о 10</text:p>
          </table:table-cell>
          <table:table-cell office:value-type="float" office:value="13872" calcext:value-type="float">
            <text:p>13872</text:p>
          </table:table-cell>
          <table:table-cell office:value-type="float" office:value="1754" calcext:value-type="float">
            <text:p>1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 до 24</text:p>
          </table:table-cell>
          <table:table-cell office:value-type="float" office:value="13873" calcext:value-type="float">
            <text:p>13873</text:p>
          </table:table-cell>
          <table:table-cell office:value-type="float" office:value="1754" calcext:value-type="float">
            <text:p>1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25 до 99</text:p>
          </table:table-cell>
          <table:table-cell office:value-type="float" office:value="13874" calcext:value-type="float">
            <text:p>13874</text:p>
          </table:table-cell>
          <table:table-cell office:value-type="float" office:value="1754" calcext:value-type="float">
            <text:p>1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0 до 499</text:p>
          </table:table-cell>
          <table:table-cell office:value-type="float" office:value="13875" calcext:value-type="float">
            <text:p>13875</text:p>
          </table:table-cell>
          <table:table-cell office:value-type="float" office:value="1754" calcext:value-type="float">
            <text:p>1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Больше 500</text:p>
          </table:table-cell>
          <table:table-cell office:value-type="float" office:value="13876" calcext:value-type="float">
            <text:p>13876</text:p>
          </table:table-cell>
          <table:table-cell office:value-type="float" office:value="1754" calcext:value-type="float">
            <text:p>1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77" calcext:value-type="float">
            <text:p>13877</text:p>
          </table:table-cell>
          <table:table-cell office:value-type="float" office:value="1754" calcext:value-type="float">
            <text:p>1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6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У меня нет/не было на это никакого влияния</text:p>
          </table:table-cell>
          <table:table-cell office:value-type="float" office:value="13878" calcext:value-type="float">
            <text:p>13878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13879" calcext:value-type="float">
            <text:p>13879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13880" calcext:value-type="float">
            <text:p>13880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13881" calcext:value-type="float">
            <text:p>13881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13882" calcext:value-type="float">
            <text:p>13882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13883" calcext:value-type="float">
            <text:p>13883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13884" calcext:value-type="float">
            <text:p>13884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13885" calcext:value-type="float">
            <text:p>13885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13886" calcext:value-type="float">
            <text:p>13886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13887" calcext:value-type="float">
            <text:p>13887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Это полностью зависит/зависело от меня</text:p>
          </table:table-cell>
          <table:table-cell office:value-type="float" office:value="13888" calcext:value-type="float">
            <text:p>13888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89" calcext:value-type="float">
            <text:p>13889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У меня нет/не было на это никакого влияния</text:p>
          </table:table-cell>
          <table:table-cell office:value-type="float" office:value="13878" calcext:value-type="float">
            <text:p>13878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13879" calcext:value-type="float">
            <text:p>13879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13880" calcext:value-type="float">
            <text:p>13880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13881" calcext:value-type="float">
            <text:p>13881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13882" calcext:value-type="float">
            <text:p>13882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13883" calcext:value-type="float">
            <text:p>13883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13884" calcext:value-type="float">
            <text:p>13884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13885" calcext:value-type="float">
            <text:p>13885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13886" calcext:value-type="float">
            <text:p>13886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13887" calcext:value-type="float">
            <text:p>13887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Это полностью зависит/зависело от меня</text:p>
          </table:table-cell>
          <table:table-cell office:value-type="float" office:value="13888" calcext:value-type="float">
            <text:p>13888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89" calcext:value-type="float">
            <text:p>13889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У меня нет/не было на это никакого влияния</text:p>
          </table:table-cell>
          <table:table-cell office:value-type="float" office:value="13878" calcext:value-type="float">
            <text:p>13878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13879" calcext:value-type="float">
            <text:p>13879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13880" calcext:value-type="float">
            <text:p>13880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13881" calcext:value-type="float">
            <text:p>13881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13882" calcext:value-type="float">
            <text:p>13882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13883" calcext:value-type="float">
            <text:p>13883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13884" calcext:value-type="float">
            <text:p>13884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13885" calcext:value-type="float">
            <text:p>13885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13886" calcext:value-type="float">
            <text:p>13886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13887" calcext:value-type="float">
            <text:p>13887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Это полностью зависит/зависело от меня</text:p>
          </table:table-cell>
          <table:table-cell office:value-type="float" office:value="13888" calcext:value-type="float">
            <text:p>13888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3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89" calcext:value-type="float">
            <text:p>13889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5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6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79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0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1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2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3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в настоящее время</text:p>
          </table:table-cell>
          <table:table-cell office:value-type="float" office:value="13890" calcext:value-type="float">
            <text:p>13890</text:p>
          </table:table-cell>
          <table:table-cell office:value-type="float" office:value="1756" calcext:value-type="float">
            <text:p>1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был(а) раньше</text:p>
          </table:table-cell>
          <table:table-cell office:value-type="float" office:value="13891" calcext:value-type="float">
            <text:p>13891</text:p>
          </table:table-cell>
          <table:table-cell office:value-type="float" office:value="1756" calcext:value-type="float">
            <text:p>1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Нет</text:p>
          </table:table-cell>
          <table:table-cell office:value-type="float" office:value="13892" calcext:value-type="float">
            <text:p>13892</text:p>
          </table:table-cell>
          <table:table-cell office:value-type="float" office:value="1756" calcext:value-type="float">
            <text:p>1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4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93" calcext:value-type="float">
            <text:p>13893</text:p>
          </table:table-cell>
          <table:table-cell office:value-type="float" office:value="1756" calcext:value-type="float">
            <text:p>1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Заработок или зарплата</text:p>
          </table:table-cell>
          <table:table-cell office:value-type="float" office:value="13894" calcext:value-type="float">
            <text:p>13894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самозанятости (работа на себя, мелкая собственность) (исключая сельское/подсобное хозяйство)</text:p>
          </table:table-cell>
          <table:table-cell office:value-type="float" office:value="13895" calcext:value-type="float">
            <text:p>13895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сельского/подсобного хозяйства</text:p>
          </table:table-cell>
          <table:table-cell office:value-type="float" office:value="13896" calcext:value-type="float">
            <text:p>13896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енсия</text:p>
          </table:table-cell>
          <table:table-cell office:value-type="float" office:value="13897" calcext:value-type="float">
            <text:p>13897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собие по безработице/выходное пособие (по сокращению штатов)</text:p>
          </table:table-cell>
          <table:table-cell office:value-type="float" office:value="13898" calcext:value-type="float">
            <text:p>13898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Любые другие социальные пособия или дотации (субсидии), стипендии</text:p>
          </table:table-cell>
          <table:table-cell office:value-type="float" office:value="13899" calcext:value-type="float">
            <text:p>13899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инвестиций, сбережений, страхования или собственности</text:p>
          </table:table-cell>
          <table:table-cell office:value-type="float" office:value="13900" calcext:value-type="float">
            <text:p>13900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из других источников</text:p>
          </table:table-cell>
          <table:table-cell office:value-type="float" office:value="13901" calcext:value-type="float">
            <text:p>13901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902" calcext:value-type="float">
            <text:p>13902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03" calcext:value-type="float">
            <text:p>13903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ЗАПИШИТЕ</text:p>
          </table:table-cell>
          <table:table-cell office:value-type="float" office:value="13904" calcext:value-type="float">
            <text:p>13904</text:p>
          </table:table-cell>
          <table:table-cell office:value-type="float" office:value="1758" calcext:value-type="float">
            <text:p>1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905" calcext:value-type="float">
            <text:p>13905</text:p>
          </table:table-cell>
          <table:table-cell office:value-type="float" office:value="1758" calcext:value-type="float">
            <text:p>1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6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06" calcext:value-type="float">
            <text:p>13906</text:p>
          </table:table-cell>
          <table:table-cell office:value-type="float" office:value="1758" calcext:value-type="float">
            <text:p>1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Нисколько</text:p>
          </table:table-cell>
          <table:table-cell office:value-type="float" office:value="13907" calcext:value-type="float">
            <text:p>13907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Очень малую часть</text:p>
          </table:table-cell>
          <table:table-cell office:value-type="float" office:value="13908" calcext:value-type="float">
            <text:p>13908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Меньше половины</text:p>
          </table:table-cell>
          <table:table-cell office:value-type="float" office:value="13909" calcext:value-type="float">
            <text:p>13909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Около половины</text:p>
          </table:table-cell>
          <table:table-cell office:value-type="float" office:value="13910" calcext:value-type="float">
            <text:p>13910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Больше половины</text:p>
          </table:table-cell>
          <table:table-cell office:value-type="float" office:value="13911" calcext:value-type="float">
            <text:p>13911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Очень большую часть</text:p>
          </table:table-cell>
          <table:table-cell office:value-type="float" office:value="13912" calcext:value-type="float">
            <text:p>13912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Все</text:p>
          </table:table-cell>
          <table:table-cell office:value-type="float" office:value="13913" calcext:value-type="float">
            <text:p>13913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3914" calcext:value-type="float">
            <text:p>13914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15" calcext:value-type="float">
            <text:p>13915</text:p>
          </table:table-cell>
          <table:table-cell office:value-type="float" office:value="1759" calcext:value-type="float">
            <text:p>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Живу комфортно на этот доход</text:p>
          </table:table-cell>
          <table:table-cell office:value-type="float" office:value="13916" calcext:value-type="float">
            <text:p>13916</text:p>
          </table:table-cell>
          <table:table-cell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Можно жить на этот доход</text:p>
          </table:table-cell>
          <table:table-cell office:value-type="float" office:value="13917" calcext:value-type="float">
            <text:p>13917</text:p>
          </table:table-cell>
          <table:table-cell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При таком доходе испытываю определенные затруднения</text:p>
          </table:table-cell>
          <table:table-cell office:value-type="float" office:value="13918" calcext:value-type="float">
            <text:p>13918</text:p>
          </table:table-cell>
          <table:table-cell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При таком доходе испытываю серьезные материальные трудности</text:p>
          </table:table-cell>
          <table:table-cell office:value-type="float" office:value="13919" calcext:value-type="float">
            <text:p>13919</text:p>
          </table:table-cell>
          <table:table-cell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20" calcext:value-type="float">
            <text:p>13920</text:p>
          </table:table-cell>
          <table:table-cell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трудно</text:p>
          </table:table-cell>
          <table:table-cell office:value-type="float" office:value="13921" calcext:value-type="float">
            <text:p>13921</text:p>
          </table:table-cell>
          <table:table-cell office:value-type="float" office:value="1761" calcext:value-type="float">
            <text:p>1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овольно трудно</text:p>
          </table:table-cell>
          <table:table-cell office:value-type="float" office:value="13922" calcext:value-type="float">
            <text:p>13922</text:p>
          </table:table-cell>
          <table:table-cell office:value-type="float" office:value="1761" calcext:value-type="float">
            <text:p>1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Сложно сказать трудно или легко</text:p>
          </table:table-cell>
          <table:table-cell office:value-type="float" office:value="13923" calcext:value-type="float">
            <text:p>13923</text:p>
          </table:table-cell>
          <table:table-cell office:value-type="float" office:value="1761" calcext:value-type="float">
            <text:p>1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овольно легко</text:p>
          </table:table-cell>
          <table:table-cell office:value-type="float" office:value="13924" calcext:value-type="float">
            <text:p>13924</text:p>
          </table:table-cell>
          <table:table-cell office:value-type="float" office:value="1761" calcext:value-type="float">
            <text:p>1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легко</text:p>
          </table:table-cell>
          <table:table-cell office:value-type="float" office:value="13925" calcext:value-type="float">
            <text:p>13925</text:p>
          </table:table-cell>
          <table:table-cell office:value-type="float" office:value="1761" calcext:value-type="float">
            <text:p>1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26" calcext:value-type="float">
            <text:p>13926</text:p>
          </table:table-cell>
          <table:table-cell office:value-type="float" office:value="1761" calcext:value-type="float">
            <text:p>1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полное начальное образование (менее 4-х классов средней школы)</text:p>
          </table:table-cell>
          <table:table-cell office:value-type="float" office:value="13820" calcext:value-type="float">
            <text:p>13820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3821" calcext:value-type="float">
            <text:p>13821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полное среднее образование (8 -9 классов средней школы)</text:p>
          </table:table-cell>
          <table:table-cell office:value-type="float" office:value="13822" calcext:value-type="float">
            <text:p>13822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лное среднее образование (10-11 классов средней школы)</text:p>
          </table:table-cell>
          <table:table-cell office:value-type="float" office:value="13823" calcext:value-type="float">
            <text:p>13823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реднее специальное образование (техникум, выше среднего, но не высшее)</text:p>
          </table:table-cell>
          <table:table-cell office:value-type="float" office:value="13824" calcext:value-type="float">
            <text:p>13824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ервая стадия высшего образования (бакалавр)</text:p>
          </table:table-cell>
          <table:table-cell office:value-type="float" office:value="13825" calcext:value-type="float">
            <text:p>13825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лное высшее образование (специалист, магистр, аспирантура, ученая степень)</text:p>
          </table:table-cell>
          <table:table-cell office:value-type="float" office:value="13826" calcext:value-type="float">
            <text:p>13826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27" calcext:value-type="float">
            <text:p>13827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3927" calcext:value-type="float">
            <text:p>13927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928" calcext:value-type="float">
            <text:p>13928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ез работы, но активно ищет работу</text:p>
          </table:table-cell>
          <table:table-cell office:value-type="float" office:value="13929" calcext:value-type="float">
            <text:p>13929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ез работы, хочет работать, но активно не ищет работу</text:p>
          </table:table-cell>
          <table:table-cell office:value-type="float" office:value="13930" calcext:value-type="float">
            <text:p>13930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931" calcext:value-type="float">
            <text:p>13931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На пенсии</text:p>
          </table:table-cell>
          <table:table-cell office:value-type="float" office:value="13932" calcext:value-type="float">
            <text:p>13932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933" calcext:value-type="float">
            <text:p>13933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934" calcext:value-type="float">
            <text:p>13934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ДРУГОЕ</text:p>
          </table:table-cell>
          <table:table-cell office:value-type="float" office:value="13935" calcext:value-type="float">
            <text:p>13935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36" calcext:value-type="float">
            <text:p>13936</text:p>
          </table:table-cell>
          <table:table-cell office:value-type="float" office:value="1762" calcext:value-type="float">
            <text:p>1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</text:p>
          </table:table-cell>
          <table:table-cell office:value-type="float" office:value="13937" calcext:value-type="float">
            <text:p>13937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семейном бизнесе)</text:p>
          </table:table-cell>
          <table:table-cell office:value-type="float" office:value="13938" calcext:value-type="float">
            <text:p>13938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939" calcext:value-type="float">
            <text:p>13939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Без работы, но активно ищет работу</text:p>
          </table:table-cell>
          <table:table-cell office:value-type="float" office:value="13940" calcext:value-type="float">
            <text:p>13940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Без работы, хочет работать, но активно не ищу работу</text:p>
          </table:table-cell>
          <table:table-cell office:value-type="float" office:value="13941" calcext:value-type="float">
            <text:p>13941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942" calcext:value-type="float">
            <text:p>13942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На пенсии</text:p>
          </table:table-cell>
          <table:table-cell office:value-type="float" office:value="13943" calcext:value-type="float">
            <text:p>13943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944" calcext:value-type="float">
            <text:p>13944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945" calcext:value-type="float">
            <text:p>13945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ДРУГОЕ</text:p>
          </table:table-cell>
          <table:table-cell office:value-type="float" office:value="13946" calcext:value-type="float">
            <text:p>13946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47" calcext:value-type="float">
            <text:p>13947</text:p>
          </table:table-cell>
          <table:table-cell office:value-type="float" office:value="1763" calcext:value-type="float">
            <text:p>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7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наемный работник</text:p>
          </table:table-cell>
          <table:table-cell office:value-type="float" office:value="13948" calcext:value-type="float">
            <text:p>13948</text:p>
          </table:table-cell>
          <table:table-cell office:value-type="float" office:value="1764" calcext:value-type="float">
            <text:p>1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работает на себя (самозанятый)</text:p>
          </table:table-cell>
          <table:table-cell office:value-type="float" office:value="13949" calcext:value-type="float">
            <text:p>13949</text:p>
          </table:table-cell>
          <table:table-cell office:value-type="float" office:value="1764" calcext:value-type="float">
            <text:p>1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или, работает на Ваш семейный бизнес</text:p>
          </table:table-cell>
          <table:table-cell office:value-type="float" office:value="13950" calcext:value-type="float">
            <text:p>13950</text:p>
          </table:table-cell>
          <table:table-cell office:value-type="float" office:value="1764" calcext:value-type="float">
            <text:p>1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51" calcext:value-type="float">
            <text:p>13951</text:p>
          </table:table-cell>
          <table:table-cell office:value-type="float" office:value="1764" calcext:value-type="float">
            <text:p>1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19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0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0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0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1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У него/нее нет на это никакого влияния</text:p>
          </table:table-cell>
          <table:table-cell office:value-type="float" office:value="13952" calcext:value-type="float">
            <text:p>13952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13953" calcext:value-type="float">
            <text:p>13953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13954" calcext:value-type="float">
            <text:p>13954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13955" calcext:value-type="float">
            <text:p>13955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13956" calcext:value-type="float">
            <text:p>13956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13957" calcext:value-type="float">
            <text:p>13957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13958" calcext:value-type="float">
            <text:p>13958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13959" calcext:value-type="float">
            <text:p>13959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13960" calcext:value-type="float">
            <text:p>13960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13961" calcext:value-type="float">
            <text:p>13961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Это полностью зависит от него/нее</text:p>
          </table:table-cell>
          <table:table-cell office:value-type="float" office:value="13962" calcext:value-type="float">
            <text:p>13962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63" calcext:value-type="float">
            <text:p>13963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У него/нее нет на это никакого влияния</text:p>
          </table:table-cell>
          <table:table-cell office:value-type="float" office:value="13952" calcext:value-type="float">
            <text:p>13952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13953" calcext:value-type="float">
            <text:p>13953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13954" calcext:value-type="float">
            <text:p>13954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13955" calcext:value-type="float">
            <text:p>13955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13956" calcext:value-type="float">
            <text:p>13956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13957" calcext:value-type="float">
            <text:p>13957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13958" calcext:value-type="float">
            <text:p>13958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13959" calcext:value-type="float">
            <text:p>13959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13960" calcext:value-type="float">
            <text:p>13960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13961" calcext:value-type="float">
            <text:p>13961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Это полностью зависит от него/нее</text:p>
          </table:table-cell>
          <table:table-cell office:value-type="float" office:value="13962" calcext:value-type="float">
            <text:p>13962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3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63" calcext:value-type="float">
            <text:p>13963</text:p>
          </table:table-cell>
          <table:table-cell office:value-type="float" office:value="1765" calcext:value-type="float">
            <text:p>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4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полное начальное образование (менее 4-х классов средней школы)</text:p>
          </table:table-cell>
          <table:table-cell office:value-type="float" office:value="13820" calcext:value-type="float">
            <text:p>13820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3821" calcext:value-type="float">
            <text:p>13821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полное среднее образование (8 -9 классов средней школы)</text:p>
          </table:table-cell>
          <table:table-cell office:value-type="float" office:value="13822" calcext:value-type="float">
            <text:p>13822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лное среднее образование (10-11 классов средней школы)</text:p>
          </table:table-cell>
          <table:table-cell office:value-type="float" office:value="13823" calcext:value-type="float">
            <text:p>13823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реднее специальное образование (техникум, выше среднего, но не высшее)</text:p>
          </table:table-cell>
          <table:table-cell office:value-type="float" office:value="13824" calcext:value-type="float">
            <text:p>13824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ервая стадия высшего образования (бакалавр)</text:p>
          </table:table-cell>
          <table:table-cell office:value-type="float" office:value="13825" calcext:value-type="float">
            <text:p>13825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лное высшее образование (специалист, магистр, аспирантура, ученая степень)</text:p>
          </table:table-cell>
          <table:table-cell office:value-type="float" office:value="13826" calcext:value-type="float">
            <text:p>13826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27" calcext:value-type="float">
            <text:p>13827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13964" calcext:value-type="float">
            <text:p>13964</text:p>
          </table:table-cell>
          <table:table-cell office:value-type="float" office:value="1766" calcext:value-type="float">
            <text:p>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Работал на себя (был самозанятым)</text:p>
          </table:table-cell>
          <table:table-cell office:value-type="float" office:value="13965" calcext:value-type="float">
            <text:p>13965</text:p>
          </table:table-cell>
          <table:table-cell office:value-type="float" office:value="1766" calcext:value-type="float">
            <text:p>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е работал</text:p>
          </table:table-cell>
          <table:table-cell office:value-type="float" office:value="13966" calcext:value-type="float">
            <text:p>13966</text:p>
          </table:table-cell>
          <table:table-cell office:value-type="float" office:value="1766" calcext:value-type="float">
            <text:p>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ОТЕЦ УМЕР/НЕ ЖИЛ В СЕМЬЕ, КОГДА РЕСПОНДЕНТУ БЫЛО 14</text:p>
          </table:table-cell>
          <table:table-cell office:value-type="float" office:value="13967" calcext:value-type="float">
            <text:p>13967</text:p>
          </table:table-cell>
          <table:table-cell office:value-type="float" office:value="1766" calcext:value-type="float">
            <text:p>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68" calcext:value-type="float">
            <text:p>13968</text:p>
          </table:table-cell>
          <table:table-cell office:value-type="float" office:value="1766" calcext:value-type="float">
            <text:p>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исколько</text:p>
          </table:table-cell>
          <table:table-cell office:value-type="float" office:value="13969" calcext:value-type="float">
            <text:p>13969</text:p>
          </table:table-cell>
          <table:table-cell office:value-type="float" office:value="1767" calcext:value-type="float">
            <text:p>1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От 1 до 24</text:p>
          </table:table-cell>
          <table:table-cell office:value-type="float" office:value="13970" calcext:value-type="float">
            <text:p>13970</text:p>
          </table:table-cell>
          <table:table-cell office:value-type="float" office:value="1767" calcext:value-type="float">
            <text:p>1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или больше</text:p>
          </table:table-cell>
          <table:table-cell office:value-type="float" office:value="13971" calcext:value-type="float">
            <text:p>13971</text:p>
          </table:table-cell>
          <table:table-cell office:value-type="float" office:value="1767" calcext:value-type="float">
            <text:p>1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7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72" calcext:value-type="float">
            <text:p>13972</text:p>
          </table:table-cell>
          <table:table-cell office:value-type="float" office:value="1767" calcext:value-type="float">
            <text:p>1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8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09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Традиционные профессии такие как: бухгалтер – адвокат – практикующий врач – ученый – инженер-строитель/инженер-механик</text:p>
          </table:table-cell>
          <table:table-cell office:value-type="float" office:value="13973" calcext:value-type="float">
            <text:p>13973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Современные профессии такие как: учитель – медработник – физиотерапевт – социальный работник – работник службы социального обеспечения – артист – музыкант – офицер милиции - программист</text:p>
          </table:table-cell>
          <table:table-cell office:value-type="float" office:value="13974" calcext:value-type="float">
            <text:p>13974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Вспомогательный персонал такие как: секретарь – личный помощник – работник канцелярии – служащий (чиновник, клерк) – телефонист – помощник медицинского работника - воспитатель (в детсаду)</text:p>
          </table:table-cell>
          <table:table-cell office:value-type="float" office:value="13975" calcext:value-type="float">
            <text:p>13975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уководители старшего управленческого звена (обычно отвечает за планирование, организацию и координацию работы и за финансы) такие как: финансовый менеджер (директор) – исполнительный директор</text:p>
          </table:table-cell>
          <table:table-cell office:value-type="float" office:value="13976" calcext:value-type="float">
            <text:p>13976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Технические и рабочие специальности такие как: автомеханик – монтажник – контролер – водопроводчик – типограф (наборщик) – рабочий – электрик – фермер – садовник – водитель</text:p>
          </table:table-cell>
          <table:table-cell office:value-type="float" office:value="13977" calcext:value-type="float">
            <text:p>13977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Полу-рутинная ручная работа и сфера обслуживания такие как: почтальон – машинный оператор – охранник – сторож – работник на ферме – персонал в сфере общественного питания – секретарь (в приемной) – помощник по продажам</text:p>
          </table:table-cell>
          <table:table-cell office:value-type="float" office:value="13978" calcext:value-type="float">
            <text:p>13978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утинная ручная работа и сфера обслуживания такие как: водитель (шофер) грузовика – водитель фургона – чистильщик (уборщик) – грузчик – упаковщик – швея(портной) - курьер – чернорабочий – официант/официантка - бармен</text:p>
          </table:table-cell>
          <table:table-cell office:value-type="float" office:value="13979" calcext:value-type="float">
            <text:p>13979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уководители среднего и младшего звена такие как: офис-менеджер – менеджер продаж (старший продавец) – служащий банка – менеджер на ферме – менеджер в ресторане - менеджер в магазине – менеджер в гостинице</text:p>
          </table:table-cell>
          <table:table-cell office:value-type="float" office:value="13980" calcext:value-type="float">
            <text:p>13980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81" calcext:value-type="float">
            <text:p>13981</text:p>
          </table:table-cell>
          <table:table-cell office:value-type="float" office:value="1768" calcext:value-type="float">
            <text:p>1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полное начальное образование (менее 4-х классов средней школы)</text:p>
          </table:table-cell>
          <table:table-cell office:value-type="float" office:value="13820" calcext:value-type="float">
            <text:p>13820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3821" calcext:value-type="float">
            <text:p>13821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полное среднее образование (8 -9 классов средней школы)</text:p>
          </table:table-cell>
          <table:table-cell office:value-type="float" office:value="13822" calcext:value-type="float">
            <text:p>13822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лное среднее образование (10-11 классов средней школы)</text:p>
          </table:table-cell>
          <table:table-cell office:value-type="float" office:value="13823" calcext:value-type="float">
            <text:p>13823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реднее специальное образование (техникум, выше среднего, но не высшее)</text:p>
          </table:table-cell>
          <table:table-cell office:value-type="float" office:value="13824" calcext:value-type="float">
            <text:p>13824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ервая стадия высшего образования (бакалавр)</text:p>
          </table:table-cell>
          <table:table-cell office:value-type="float" office:value="13825" calcext:value-type="float">
            <text:p>13825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лное высшее образование (специалист, магистр, аспирантура, ученая степень)</text:p>
          </table:table-cell>
          <table:table-cell office:value-type="float" office:value="13826" calcext:value-type="float">
            <text:p>13826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27" calcext:value-type="float">
            <text:p>13827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13982" calcext:value-type="float">
            <text:p>13982</text:p>
          </table:table-cell>
          <table:table-cell office:value-type="float" office:value="1769" calcext:value-type="float">
            <text:p>1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Работала на себя (была самозанятой)</text:p>
          </table:table-cell>
          <table:table-cell office:value-type="float" office:value="13983" calcext:value-type="float">
            <text:p>13983</text:p>
          </table:table-cell>
          <table:table-cell office:value-type="float" office:value="1769" calcext:value-type="float">
            <text:p>1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Не работала</text:p>
          </table:table-cell>
          <table:table-cell office:value-type="float" office:value="13984" calcext:value-type="float">
            <text:p>13984</text:p>
          </table:table-cell>
          <table:table-cell office:value-type="float" office:value="1769" calcext:value-type="float">
            <text:p>1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МАМА УМЕРЛА/НЕ ЖИЛА С СЕМЬЕЙ, КОГДА РЕСПОНДЕНТУ БЫЛО 14</text:p>
          </table:table-cell>
          <table:table-cell office:value-type="float" office:value="13985" calcext:value-type="float">
            <text:p>13985</text:p>
          </table:table-cell>
          <table:table-cell office:value-type="float" office:value="1769" calcext:value-type="float">
            <text:p>1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2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86" calcext:value-type="float">
            <text:p>13986</text:p>
          </table:table-cell>
          <table:table-cell office:value-type="float" office:value="1769" calcext:value-type="float">
            <text:p>1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Ни одного</text:p>
          </table:table-cell>
          <table:table-cell office:value-type="float" office:value="13987" calcext:value-type="float">
            <text:p>13987</text:p>
          </table:table-cell>
          <table:table-cell office:value-type="float" office:value="1770" calcext:value-type="float">
            <text:p>1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От 1 до 24</text:p>
          </table:table-cell>
          <table:table-cell office:value-type="float" office:value="13988" calcext:value-type="float">
            <text:p>13988</text:p>
          </table:table-cell>
          <table:table-cell office:value-type="float" office:value="1770" calcext:value-type="float">
            <text:p>1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или больше</text:p>
          </table:table-cell>
          <table:table-cell office:value-type="float" office:value="13989" calcext:value-type="float">
            <text:p>13989</text:p>
          </table:table-cell>
          <table:table-cell office:value-type="float" office:value="1770" calcext:value-type="float">
            <text:p>1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3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90" calcext:value-type="float">
            <text:p>13990</text:p>
          </table:table-cell>
          <table:table-cell office:value-type="float" office:value="1770" calcext:value-type="float">
            <text:p>1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4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4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4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5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Традиционные профессии такие как: бухгалтер – адвокат – практикующий врач – ученый – инженер-строитель/инженер- механик</text:p>
          </table:table-cell>
          <table:table-cell office:value-type="float" office:value="13991" calcext:value-type="float">
            <text:p>13991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Современные профессии такие как: учитель – медработник – физиотерапевт – социальный работник – работник службы социального обеспечения – артист – музыкант – офицер милиции - программист</text:p>
          </table:table-cell>
          <table:table-cell office:value-type="float" office:value="13992" calcext:value-type="float">
            <text:p>13992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Вспомогательный персонал такие как: секретарь – личный помощник – работник канцелярии – служащий (чиновник, клерк) – телефонист – помощник медицинского работника - воспитатель (в детсаду)</text:p>
          </table:table-cell>
          <table:table-cell office:value-type="float" office:value="13993" calcext:value-type="float">
            <text:p>13993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уководители старшего управленческого звена (обычно отвечает за планирование, организацию и координацию работы и за финансы) такие как: финансовый менеджер (директор) – исполнительный директор</text:p>
          </table:table-cell>
          <table:table-cell office:value-type="float" office:value="13994" calcext:value-type="float">
            <text:p>13994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Технические и рабочие специальности такие как: автомеханик – монтажник – контролер – водопроводчик – типограф (наборщик) – рабочий – электрик – фермер – садовник – водитель</text:p>
          </table:table-cell>
          <table:table-cell office:value-type="float" office:value="13995" calcext:value-type="float">
            <text:p>13995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Полу-рутинная ручная работа и сфера обслуживания такие как: почтальон – машинный оператор – охранник – сторож – работник на ферме – персонал в сфере общественного питания – секретарь (в приемной) – помощник по продажам</text:p>
          </table:table-cell>
          <table:table-cell office:value-type="float" office:value="13996" calcext:value-type="float">
            <text:p>13996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утинная ручная работа и сфера обслуживания такие как: водитель (шофер) грузовика – водитель фургона – чистильщик (уборщик) – грузчик – упаковщик – швея(портной) - курьер – чернорабочий – официант/официантка - бармен</text:p>
          </table:table-cell>
          <table:table-cell office:value-type="float" office:value="13997" calcext:value-type="float">
            <text:p>13997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уководители среднего и младшего звена 8 такие как: офис-менеджер – менеджер продаж (старший продавец) – служащий банка – менеджер на ферме – менеджер в ресторане - менеджер в магазине – менеджер в гостинице</text:p>
          </table:table-cell>
          <table:table-cell office:value-type="float" office:value="13998" calcext:value-type="float">
            <text:p>13998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99" calcext:value-type="float">
            <text:p>13999</text:p>
          </table:table-cell>
          <table:table-cell office:value-type="float" office:value="1771" calcext:value-type="float">
            <text:p>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7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7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7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енат/замужем</text:p>
          </table:table-cell>
          <table:table-cell office:value-type="float" office:value="14000" calcext:value-type="float">
            <text:p>14000</text:p>
          </table:table-cell>
          <table:table-cell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Раздельно проживаем (хотя официально не разведены)</text:p>
          </table:table-cell>
          <table:table-cell office:value-type="float" office:value="14001" calcext:value-type="float">
            <text:p>14001</text:p>
          </table:table-cell>
          <table:table-cell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Разведен(а)</text:p>
          </table:table-cell>
          <table:table-cell office:value-type="float" office:value="14002" calcext:value-type="float">
            <text:p>14002</text:p>
          </table:table-cell>
          <table:table-cell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Вдовец (вдова)</text:p>
          </table:table-cell>
          <table:table-cell office:value-type="float" office:value="14003" calcext:value-type="float">
            <text:p>14003</text:p>
          </table:table-cell>
          <table:table-cell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Никогда не был женат/замужем</text:p>
          </table:table-cell>
          <table:table-cell office:value-type="float" office:value="14004" calcext:value-type="float">
            <text:p>14004</text:p>
          </table:table-cell>
          <table:table-cell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005" calcext:value-type="float">
            <text:p>14005</text:p>
          </table:table-cell>
          <table:table-cell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06" calcext:value-type="float">
            <text:p>14006</text:p>
          </table:table-cell>
          <table:table-cell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9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а</text:p>
          </table:table-cell>
          <table:table-cell office:value-type="float" office:value="14007" calcext:value-type="float">
            <text:p>14007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9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т</text:p>
          </table:table-cell>
          <table:table-cell office:value-type="float" office:value="14008" calcext:value-type="float">
            <text:p>14008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9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009" calcext:value-type="float">
            <text:p>14009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19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0" calcext:value-type="float">
            <text:p>14010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0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а</text:p>
          </table:table-cell>
          <table:table-cell office:value-type="float" office:value="14007" calcext:value-type="float">
            <text:p>14007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0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т</text:p>
          </table:table-cell>
          <table:table-cell office:value-type="float" office:value="14008" calcext:value-type="float">
            <text:p>14008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0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009" calcext:value-type="float">
            <text:p>14009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0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0" calcext:value-type="float">
            <text:p>14010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1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Да</text:p>
          </table:table-cell>
          <table:table-cell office:value-type="float" office:value="14007" calcext:value-type="float">
            <text:p>14007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1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ет</text:p>
          </table:table-cell>
          <table:table-cell office:value-type="float" office:value="14008" calcext:value-type="float">
            <text:p>14008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1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009" calcext:value-type="float">
            <text:p>14009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1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0" calcext:value-type="float">
            <text:p>14010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Да</text:p>
          </table:table-cell>
          <table:table-cell office:value-type="float" office:value="14007" calcext:value-type="float">
            <text:p>14007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ет</text:p>
          </table:table-cell>
          <table:table-cell office:value-type="float" office:value="14008" calcext:value-type="float">
            <text:p>14008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009" calcext:value-type="float">
            <text:p>14009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0" calcext:value-type="float">
            <text:p>14010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Да</text:p>
          </table:table-cell>
          <table:table-cell office:value-type="float" office:value="14007" calcext:value-type="float">
            <text:p>14007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Нет</text:p>
          </table:table-cell>
          <table:table-cell office:value-type="float" office:value="14008" calcext:value-type="float">
            <text:p>14008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009" calcext:value-type="float">
            <text:p>14009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0" calcext:value-type="float">
            <text:p>14010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5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5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5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6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6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6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Все время, постоянно</text:p>
          </table:table-cell>
          <table:table-cell office:value-type="float" office:value="14011" calcext:value-type="float">
            <text:p>14011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Большую часть времени</text:p>
          </table:table-cell>
          <table:table-cell office:value-type="float" office:value="14012" calcext:value-type="float">
            <text:p>14012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Больше половины времени</text:p>
          </table:table-cell>
          <table:table-cell office:value-type="float" office:value="14013" calcext:value-type="float">
            <text:p>14013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Меньше половины времени</text:p>
          </table:table-cell>
          <table:table-cell office:value-type="float" office:value="14014" calcext:value-type="float">
            <text:p>14014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Небольшую часть времени</text:p>
          </table:table-cell>
          <table:table-cell office:value-type="float" office:value="14015" calcext:value-type="float">
            <text:p>14015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Никогда</text:p>
          </table:table-cell>
          <table:table-cell office:value-type="float" office:value="14016" calcext:value-type="float">
            <text:p>14016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7" calcext:value-type="float">
            <text:p>14017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Все время, постоянно</text:p>
          </table:table-cell>
          <table:table-cell office:value-type="float" office:value="14011" calcext:value-type="float">
            <text:p>14011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Большую часть времени</text:p>
          </table:table-cell>
          <table:table-cell office:value-type="float" office:value="14012" calcext:value-type="float">
            <text:p>14012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Больше половины времени</text:p>
          </table:table-cell>
          <table:table-cell office:value-type="float" office:value="14013" calcext:value-type="float">
            <text:p>14013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Меньше половины времени</text:p>
          </table:table-cell>
          <table:table-cell office:value-type="float" office:value="14014" calcext:value-type="float">
            <text:p>14014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Небольшую часть времени</text:p>
          </table:table-cell>
          <table:table-cell office:value-type="float" office:value="14015" calcext:value-type="float">
            <text:p>14015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Никогда</text:p>
          </table:table-cell>
          <table:table-cell office:value-type="float" office:value="14016" calcext:value-type="float">
            <text:p>14016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2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7" calcext:value-type="float">
            <text:p>14017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Все время, постоянно</text:p>
          </table:table-cell>
          <table:table-cell office:value-type="float" office:value="14011" calcext:value-type="float">
            <text:p>14011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Большую часть времени</text:p>
          </table:table-cell>
          <table:table-cell office:value-type="float" office:value="14012" calcext:value-type="float">
            <text:p>14012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Больше половины времени</text:p>
          </table:table-cell>
          <table:table-cell office:value-type="float" office:value="14013" calcext:value-type="float">
            <text:p>14013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Меньше половины времени</text:p>
          </table:table-cell>
          <table:table-cell office:value-type="float" office:value="14014" calcext:value-type="float">
            <text:p>14014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Небольшую часть времени</text:p>
          </table:table-cell>
          <table:table-cell office:value-type="float" office:value="14015" calcext:value-type="float">
            <text:p>14015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Никогда</text:p>
          </table:table-cell>
          <table:table-cell office:value-type="float" office:value="14016" calcext:value-type="float">
            <text:p>14016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7" calcext:value-type="float">
            <text:p>14017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Все время, постоянно</text:p>
          </table:table-cell>
          <table:table-cell office:value-type="float" office:value="14011" calcext:value-type="float">
            <text:p>14011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Большую часть времени</text:p>
          </table:table-cell>
          <table:table-cell office:value-type="float" office:value="14012" calcext:value-type="float">
            <text:p>14012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Больше половины времени</text:p>
          </table:table-cell>
          <table:table-cell office:value-type="float" office:value="14013" calcext:value-type="float">
            <text:p>14013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Меньше половины времени</text:p>
          </table:table-cell>
          <table:table-cell office:value-type="float" office:value="14014" calcext:value-type="float">
            <text:p>14014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Небольшую часть времени</text:p>
          </table:table-cell>
          <table:table-cell office:value-type="float" office:value="14015" calcext:value-type="float">
            <text:p>14015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Никогда</text:p>
          </table:table-cell>
          <table:table-cell office:value-type="float" office:value="14016" calcext:value-type="float">
            <text:p>14016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7" calcext:value-type="float">
            <text:p>14017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Все время, постоянно</text:p>
          </table:table-cell>
          <table:table-cell office:value-type="float" office:value="14011" calcext:value-type="float">
            <text:p>14011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Большую часть времени</text:p>
          </table:table-cell>
          <table:table-cell office:value-type="float" office:value="14012" calcext:value-type="float">
            <text:p>14012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Больше половины времени</text:p>
          </table:table-cell>
          <table:table-cell office:value-type="float" office:value="14013" calcext:value-type="float">
            <text:p>14013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Меньше половины времени</text:p>
          </table:table-cell>
          <table:table-cell office:value-type="float" office:value="14014" calcext:value-type="float">
            <text:p>14014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Небольшую часть времени</text:p>
          </table:table-cell>
          <table:table-cell office:value-type="float" office:value="14015" calcext:value-type="float">
            <text:p>14015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Никогда</text:p>
          </table:table-cell>
          <table:table-cell office:value-type="float" office:value="14016" calcext:value-type="float">
            <text:p>14016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17" calcext:value-type="float">
            <text:p>14017</text:p>
          </table:table-cell>
          <table:table-cell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4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4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4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4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4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4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7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7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7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7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7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7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8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Никогда</text:p>
          </table:table-cell>
          <table:table-cell office:value-type="float" office:value="14018" calcext:value-type="float">
            <text:p>14018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4019" calcext:value-type="float">
            <text:p>14019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Раз в месяц</text:p>
          </table:table-cell>
          <table:table-cell office:value-type="float" office:value="14020" calcext:value-type="float">
            <text:p>14020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21" calcext:value-type="float">
            <text:p>14021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Раз в неделю</text:p>
          </table:table-cell>
          <table:table-cell office:value-type="float" office:value="14022" calcext:value-type="float">
            <text:p>14022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4023" calcext:value-type="float">
            <text:p>14023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Каждый день</text:p>
          </table:table-cell>
          <table:table-cell office:value-type="float" office:value="14024" calcext:value-type="float">
            <text:p>14024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НИ У КОГО НЕТ ОПЛАЧИВАЕМОЙ РАБОТЫ</text:p>
          </table:table-cell>
          <table:table-cell office:value-type="float" office:value="14025" calcext:value-type="float">
            <text:p>14025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26" calcext:value-type="float">
            <text:p>14026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Никогда</text:p>
          </table:table-cell>
          <table:table-cell office:value-type="float" office:value="14018" calcext:value-type="float">
            <text:p>14018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4019" calcext:value-type="float">
            <text:p>14019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Раз в месяц</text:p>
          </table:table-cell>
          <table:table-cell office:value-type="float" office:value="14020" calcext:value-type="float">
            <text:p>14020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21" calcext:value-type="float">
            <text:p>14021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Раз в неделю</text:p>
          </table:table-cell>
          <table:table-cell office:value-type="float" office:value="14022" calcext:value-type="float">
            <text:p>14022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4023" calcext:value-type="float">
            <text:p>14023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Каждый день</text:p>
          </table:table-cell>
          <table:table-cell office:value-type="float" office:value="14024" calcext:value-type="float">
            <text:p>14024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НИ У КОГО НЕТ ОПЛАЧИВАЕМОЙ РАБОТЫ</text:p>
          </table:table-cell>
          <table:table-cell office:value-type="float" office:value="14025" calcext:value-type="float">
            <text:p>14025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0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26" calcext:value-type="float">
            <text:p>14026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Никогда</text:p>
          </table:table-cell>
          <table:table-cell office:value-type="float" office:value="14018" calcext:value-type="float">
            <text:p>14018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4019" calcext:value-type="float">
            <text:p>14019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Раз в месяц</text:p>
          </table:table-cell>
          <table:table-cell office:value-type="float" office:value="14020" calcext:value-type="float">
            <text:p>14020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21" calcext:value-type="float">
            <text:p>14021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Раз в неделю</text:p>
          </table:table-cell>
          <table:table-cell office:value-type="float" office:value="14022" calcext:value-type="float">
            <text:p>14022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4023" calcext:value-type="float">
            <text:p>14023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Каждый день</text:p>
          </table:table-cell>
          <table:table-cell office:value-type="float" office:value="14024" calcext:value-type="float">
            <text:p>14024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НИ У КОГО НЕТ ОПЛАЧИВАЕМОЙ РАБОТЫ</text:p>
          </table:table-cell>
          <table:table-cell office:value-type="float" office:value="14025" calcext:value-type="float">
            <text:p>14025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26" calcext:value-type="float">
            <text:p>14026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Всегда мое</text:p>
          </table:table-cell>
          <table:table-cell office:value-type="float" office:value="14027" calcext:value-type="float">
            <text:p>14027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Обычно мое</text:p>
          </table:table-cell>
          <table:table-cell office:value-type="float" office:value="14028" calcext:value-type="float">
            <text:p>14028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Одинаково часто или решаем вместе</text:p>
          </table:table-cell>
          <table:table-cell office:value-type="float" office:value="14029" calcext:value-type="float">
            <text:p>14029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Обычно моего мужа/жен, незарегистрированного мужа/жены</text:p>
          </table:table-cell>
          <table:table-cell office:value-type="float" office:value="14030" calcext:value-type="float">
            <text:p>14030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Всегда моего мужа/жен, незарегистрированного мужа/жены</text:p>
          </table:table-cell>
          <table:table-cell office:value-type="float" office:value="14031" calcext:value-type="float">
            <text:p>14031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Всегда или обычно кого-то другого</text:p>
          </table:table-cell>
          <table:table-cell office:value-type="float" office:value="14032" calcext:value-type="float">
            <text:p>14032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33" calcext:value-type="float">
            <text:p>14033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Всегда мое</text:p>
          </table:table-cell>
          <table:table-cell office:value-type="float" office:value="14027" calcext:value-type="float">
            <text:p>14027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Обычно мое</text:p>
          </table:table-cell>
          <table:table-cell office:value-type="float" office:value="14028" calcext:value-type="float">
            <text:p>14028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Одинаково часто или решаем вместе</text:p>
          </table:table-cell>
          <table:table-cell office:value-type="float" office:value="14029" calcext:value-type="float">
            <text:p>14029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Обычно моего мужа/жен, незарегистрированного мужа/жены</text:p>
          </table:table-cell>
          <table:table-cell office:value-type="float" office:value="14030" calcext:value-type="float">
            <text:p>14030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Всегда моего мужа/жен, незарегистрированного мужа/жены</text:p>
          </table:table-cell>
          <table:table-cell office:value-type="float" office:value="14031" calcext:value-type="float">
            <text:p>14031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Всегда или обычно кого-то другого</text:p>
          </table:table-cell>
          <table:table-cell office:value-type="float" office:value="14032" calcext:value-type="float">
            <text:p>14032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33" calcext:value-type="float">
            <text:p>14033</text:p>
          </table:table-cell>
          <table:table-cell office:value-type="float" office:value="1776" calcext:value-type="float">
            <text:p>1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Никогда</text:p>
          </table:table-cell>
          <table:table-cell office:value-type="float" office:value="14034" calcext:value-type="float">
            <text:p>14034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Реже чем раз в месяц</text:p>
          </table:table-cell>
          <table:table-cell office:value-type="float" office:value="14035" calcext:value-type="float">
            <text:p>14035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Раз в месяц</text:p>
          </table:table-cell>
          <table:table-cell office:value-type="float" office:value="14036" calcext:value-type="float">
            <text:p>14036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37" calcext:value-type="float">
            <text:p>14037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Раз в неделю</text:p>
          </table:table-cell>
          <table:table-cell office:value-type="float" office:value="14038" calcext:value-type="float">
            <text:p>14038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4039" calcext:value-type="float">
            <text:p>14039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Каждый день</text:p>
          </table:table-cell>
          <table:table-cell office:value-type="float" office:value="14040" calcext:value-type="float">
            <text:p>14040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41" calcext:value-type="float">
            <text:p>14041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Никогда</text:p>
          </table:table-cell>
          <table:table-cell office:value-type="float" office:value="14034" calcext:value-type="float">
            <text:p>14034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Реже чем раз в месяц</text:p>
          </table:table-cell>
          <table:table-cell office:value-type="float" office:value="14035" calcext:value-type="float">
            <text:p>14035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Раз в месяц</text:p>
          </table:table-cell>
          <table:table-cell office:value-type="float" office:value="14036" calcext:value-type="float">
            <text:p>14036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37" calcext:value-type="float">
            <text:p>14037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Раз в неделю</text:p>
          </table:table-cell>
          <table:table-cell office:value-type="float" office:value="14038" calcext:value-type="float">
            <text:p>14038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4039" calcext:value-type="float">
            <text:p>14039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Каждый день</text:p>
          </table:table-cell>
          <table:table-cell office:value-type="float" office:value="14040" calcext:value-type="float">
            <text:p>14040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41" calcext:value-type="float">
            <text:p>14041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6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Никогда</text:p>
          </table:table-cell>
          <table:table-cell office:value-type="float" office:value="14042" calcext:value-type="float">
            <text:p>14042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6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Реже чем раз в месяц</text:p>
          </table:table-cell>
          <table:table-cell office:value-type="float" office:value="14043" calcext:value-type="float">
            <text:p>14043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6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Раз в месяц</text:p>
          </table:table-cell>
          <table:table-cell office:value-type="float" office:value="14044" calcext:value-type="float">
            <text:p>14044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6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45" calcext:value-type="float">
            <text:p>14045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6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Каждую неделю</text:p>
          </table:table-cell>
          <table:table-cell office:value-type="float" office:value="14046" calcext:value-type="float">
            <text:p>14046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6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47" calcext:value-type="float">
            <text:p>14047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Нисколько или почти нисколько</text:p>
          </table:table-cell>
          <table:table-cell office:value-type="float" office:value="14048" calcext:value-type="float">
            <text:p>14048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До четверти всего времени</text:p>
          </table:table-cell>
          <table:table-cell office:value-type="float" office:value="14049" calcext:value-type="float">
            <text:p>14049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Более четверти времени, до половины времени</text:p>
          </table:table-cell>
          <table:table-cell office:value-type="float" office:value="14050" calcext:value-type="float">
            <text:p>14050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Более половины, до трех четвертей времени</text:p>
          </table:table-cell>
          <table:table-cell office:value-type="float" office:value="14051" calcext:value-type="float">
            <text:p>14051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Более трех четвертей, менее чем все время</text:p>
          </table:table-cell>
          <table:table-cell office:value-type="float" office:value="14052" calcext:value-type="float">
            <text:p>14052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Все время или почти все время</text:p>
          </table:table-cell>
          <table:table-cell office:value-type="float" office:value="14053" calcext:value-type="float">
            <text:p>14053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54" calcext:value-type="float">
            <text:p>14054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Нисколько или почти нисколько</text:p>
          </table:table-cell>
          <table:table-cell office:value-type="float" office:value="14048" calcext:value-type="float">
            <text:p>14048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До четверти всего времени</text:p>
          </table:table-cell>
          <table:table-cell office:value-type="float" office:value="14049" calcext:value-type="float">
            <text:p>14049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Более четверти времени, до половины времени</text:p>
          </table:table-cell>
          <table:table-cell office:value-type="float" office:value="14050" calcext:value-type="float">
            <text:p>14050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Более половины, до трех четвертей времени</text:p>
          </table:table-cell>
          <table:table-cell office:value-type="float" office:value="14051" calcext:value-type="float">
            <text:p>14051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Более трех четвертей, менее чем все время</text:p>
          </table:table-cell>
          <table:table-cell office:value-type="float" office:value="14052" calcext:value-type="float">
            <text:p>14052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Все время или почти все время</text:p>
          </table:table-cell>
          <table:table-cell office:value-type="float" office:value="14053" calcext:value-type="float">
            <text:p>14053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54" calcext:value-type="float">
            <text:p>14054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0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Нисколько или почти нисколько</text:p>
          </table:table-cell>
          <table:table-cell office:value-type="float" office:value="14048" calcext:value-type="float">
            <text:p>14048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До четверти всего времени</text:p>
          </table:table-cell>
          <table:table-cell office:value-type="float" office:value="14049" calcext:value-type="float">
            <text:p>14049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Более четверти времени, до половины времени</text:p>
          </table:table-cell>
          <table:table-cell office:value-type="float" office:value="14050" calcext:value-type="float">
            <text:p>14050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Более половины, до трех четвертей времени</text:p>
          </table:table-cell>
          <table:table-cell office:value-type="float" office:value="14051" calcext:value-type="float">
            <text:p>14051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Более трех четвертей, менее чем все время</text:p>
          </table:table-cell>
          <table:table-cell office:value-type="float" office:value="14052" calcext:value-type="float">
            <text:p>14052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Все время или почти все время</text:p>
          </table:table-cell>
          <table:table-cell office:value-type="float" office:value="14053" calcext:value-type="float">
            <text:p>14053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54" calcext:value-type="float">
            <text:p>14054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Нисколько или почти нисколько</text:p>
          </table:table-cell>
          <table:table-cell office:value-type="float" office:value="14048" calcext:value-type="float">
            <text:p>14048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До четверти всего времени</text:p>
          </table:table-cell>
          <table:table-cell office:value-type="float" office:value="14049" calcext:value-type="float">
            <text:p>14049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Более четверти времени, до половины времени</text:p>
          </table:table-cell>
          <table:table-cell office:value-type="float" office:value="14050" calcext:value-type="float">
            <text:p>14050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Более половины, до трех четвертей времени</text:p>
          </table:table-cell>
          <table:table-cell office:value-type="float" office:value="14051" calcext:value-type="float">
            <text:p>14051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Более трех четвертей, менее чем все время</text:p>
          </table:table-cell>
          <table:table-cell office:value-type="float" office:value="14052" calcext:value-type="float">
            <text:p>14052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Все время или почти все время</text:p>
          </table:table-cell>
          <table:table-cell office:value-type="float" office:value="14053" calcext:value-type="float">
            <text:p>14053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54" calcext:value-type="float">
            <text:p>14054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3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Нисколько или почти нисколько</text:p>
          </table:table-cell>
          <table:table-cell office:value-type="float" office:value="14048" calcext:value-type="float">
            <text:p>14048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До четверти всего времени</text:p>
          </table:table-cell>
          <table:table-cell office:value-type="float" office:value="14049" calcext:value-type="float">
            <text:p>14049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Более четверти времени, до половины времени</text:p>
          </table:table-cell>
          <table:table-cell office:value-type="float" office:value="14050" calcext:value-type="float">
            <text:p>14050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Более половины, до трех четвертей времени</text:p>
          </table:table-cell>
          <table:table-cell office:value-type="float" office:value="14051" calcext:value-type="float">
            <text:p>14051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Более трех четвертей, менее чем все время</text:p>
          </table:table-cell>
          <table:table-cell office:value-type="float" office:value="14052" calcext:value-type="float">
            <text:p>14052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Все время или почти все время</text:p>
          </table:table-cell>
          <table:table-cell office:value-type="float" office:value="14053" calcext:value-type="float">
            <text:p>14053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54" calcext:value-type="float">
            <text:p>14054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5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Нисколько или почти нисколько</text:p>
          </table:table-cell>
          <table:table-cell office:value-type="float" office:value="14048" calcext:value-type="float">
            <text:p>14048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До четверти всего времени</text:p>
          </table:table-cell>
          <table:table-cell office:value-type="float" office:value="14049" calcext:value-type="float">
            <text:p>14049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Более четверти времени, до половины времени</text:p>
          </table:table-cell>
          <table:table-cell office:value-type="float" office:value="14050" calcext:value-type="float">
            <text:p>14050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Более половины, до трех четвертей времени</text:p>
          </table:table-cell>
          <table:table-cell office:value-type="float" office:value="14051" calcext:value-type="float">
            <text:p>14051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Более трех четвертей, менее чем все время</text:p>
          </table:table-cell>
          <table:table-cell office:value-type="float" office:value="14052" calcext:value-type="float">
            <text:p>14052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Все время или почти все время</text:p>
          </table:table-cell>
          <table:table-cell office:value-type="float" office:value="14053" calcext:value-type="float">
            <text:p>14053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54" calcext:value-type="float">
            <text:p>14054</text:p>
          </table:table-cell>
          <table:table-cell office:value-type="float" office:value="1779" calcext:value-type="float">
            <text:p>1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8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8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8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8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8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8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9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9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9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9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9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59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0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0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0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0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0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0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Очень плохо оборудован</text:p>
          </table:table-cell>
          <table:table-cell office:value-type="float" office:value="14055" calcext:value-type="float">
            <text:p>14055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1" calcext:value-type="float">
            <text:p>1</text:p>
          </table:table-cell>
          <table:table-cell office:value-type="float" office:value="14056" calcext:value-type="float">
            <text:p>14056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2" calcext:value-type="float">
            <text:p>2</text:p>
          </table:table-cell>
          <table:table-cell office:value-type="float" office:value="14057" calcext:value-type="float">
            <text:p>14057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3" calcext:value-type="float">
            <text:p>3</text:p>
          </table:table-cell>
          <table:table-cell office:value-type="float" office:value="14058" calcext:value-type="float">
            <text:p>14058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4" calcext:value-type="float">
            <text:p>4</text:p>
          </table:table-cell>
          <table:table-cell office:value-type="float" office:value="14059" calcext:value-type="float">
            <text:p>14059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5" calcext:value-type="float">
            <text:p>5</text:p>
          </table:table-cell>
          <table:table-cell office:value-type="float" office:value="14060" calcext:value-type="float">
            <text:p>14060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6" calcext:value-type="float">
            <text:p>6</text:p>
          </table:table-cell>
          <table:table-cell office:value-type="float" office:value="14061" calcext:value-type="float">
            <text:p>14061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7" calcext:value-type="float">
            <text:p>7</text:p>
          </table:table-cell>
          <table:table-cell office:value-type="float" office:value="14062" calcext:value-type="float">
            <text:p>14062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8" calcext:value-type="float">
            <text:p>8</text:p>
          </table:table-cell>
          <table:table-cell office:value-type="float" office:value="14063" calcext:value-type="float">
            <text:p>14063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float" office:value="9" calcext:value-type="float">
            <text:p>9</text:p>
          </table:table-cell>
          <table:table-cell office:value-type="float" office:value="14064" calcext:value-type="float">
            <text:p>14064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Очень хорошо оборудован</text:p>
          </table:table-cell>
          <table:table-cell office:value-type="float" office:value="14065" calcext:value-type="float">
            <text:p>14065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66" calcext:value-type="float">
            <text:p>14066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2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2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2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Никогда</text:p>
          </table:table-cell>
          <table:table-cell office:value-type="float" office:value="14034" calcext:value-type="float">
            <text:p>14034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Реже чем раз в месяц</text:p>
          </table:table-cell>
          <table:table-cell office:value-type="float" office:value="14035" calcext:value-type="float">
            <text:p>14035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Раз в месяц</text:p>
          </table:table-cell>
          <table:table-cell office:value-type="float" office:value="14036" calcext:value-type="float">
            <text:p>14036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37" calcext:value-type="float">
            <text:p>14037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Раз в неделю</text:p>
          </table:table-cell>
          <table:table-cell office:value-type="float" office:value="14038" calcext:value-type="float">
            <text:p>14038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4039" calcext:value-type="float">
            <text:p>14039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Каждый день</text:p>
          </table:table-cell>
          <table:table-cell office:value-type="float" office:value="14040" calcext:value-type="float">
            <text:p>14040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41" calcext:value-type="float">
            <text:p>14041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4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4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4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5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5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5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Бабушки и дедушки</text:p>
          </table:table-cell>
          <table:table-cell office:value-type="float" office:value="14067" calcext:value-type="float">
            <text:p>14067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Мой бывший муж/жена/незарегистрированный супруг</text:p>
          </table:table-cell>
          <table:table-cell office:value-type="float" office:value="14068" calcext:value-type="float">
            <text:p>14068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Другие члены семьи</text:p>
          </table:table-cell>
          <table:table-cell office:value-type="float" office:value="14069" calcext:value-type="float">
            <text:p>14069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Другой неоплачиваемый присмотр за ребенком, присмотр за ним в доме няни или в нашем собственном доме</text:p>
          </table:table-cell>
          <table:table-cell office:value-type="float" office:value="14070" calcext:value-type="float">
            <text:p>14070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Оплачиваемый присмотр за ребенком, присмотр за ним в доме няни или в нашем собственном доме</text:p>
          </table:table-cell>
          <table:table-cell office:value-type="float" office:value="14071" calcext:value-type="float">
            <text:p>14071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Бесплатный детский сад или <text:s/>присмотр за ребенком вне дома</text:p>
          </table:table-cell>
          <table:table-cell office:value-type="float" office:value="14072" calcext:value-type="float">
            <text:p>14072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Оплачиваемый детский сад или присмотр за ребенком вне дома</text:p>
          </table:table-cell>
          <table:table-cell office:value-type="float" office:value="14073" calcext:value-type="float">
            <text:p>14073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Ребенок остается один дома</text:p>
          </table:table-cell>
          <table:table-cell office:value-type="float" office:value="14074" calcext:value-type="float">
            <text:p>14074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Нет необходимости в (отдельном) присмотре за ребенком (например, кто-то не ходит на работу, всегда один из родителей дома, респондент или его(ее) муж/жена/незарегистрированный супруг присматривают за ребенком)</text:p>
          </table:table-cell>
          <table:table-cell office:value-type="float" office:value="14075" calcext:value-type="float">
            <text:p>14075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Другое</text:p>
          </table:table-cell>
          <table:table-cell office:value-type="float" office:value="14076" calcext:value-type="float">
            <text:p>14076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77" calcext:value-type="float">
            <text:p>14077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7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Гораздо большей</text:p>
          </table:table-cell>
          <table:table-cell office:value-type="float" office:value="14078" calcext:value-type="float">
            <text:p>14078</text:p>
          </table:table-cell>
          <table:table-cell office:value-type="float" office:value="1782" calcext:value-type="float">
            <text:p>1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7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Немного большей</text:p>
          </table:table-cell>
          <table:table-cell office:value-type="float" office:value="14079" calcext:value-type="float">
            <text:p>14079</text:p>
          </table:table-cell>
          <table:table-cell office:value-type="float" office:value="1782" calcext:value-type="float">
            <text:p>1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7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Достаточно</text:p>
          </table:table-cell>
          <table:table-cell office:value-type="float" office:value="14080" calcext:value-type="float">
            <text:p>14080</text:p>
          </table:table-cell>
          <table:table-cell office:value-type="float" office:value="1782" calcext:value-type="float">
            <text:p>1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7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ХОТЕЛ(А) БЫ МЕНЬШЕ ПОМОЩИ ПО УХОДУ ЗА РЕБЕНКОМ</text:p>
          </table:table-cell>
          <table:table-cell office:value-type="float" office:value="14081" calcext:value-type="float">
            <text:p>14081</text:p>
          </table:table-cell>
          <table:table-cell office:value-type="float" office:value="1782" calcext:value-type="float">
            <text:p>1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7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82" calcext:value-type="float">
            <text:p>14082</text:p>
          </table:table-cell>
          <table:table-cell office:value-type="float" office:value="1782" calcext:value-type="float">
            <text:p>1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8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8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8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69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0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У РЕСПОНДЕНТА ЕСТЬ ОДИН РЕБЕНОК, КОТОРЫЙ НЕ ЖИВЕТ В СЕМЬЕ</text:p>
          </table:table-cell>
          <table:table-cell office:value-type="float" office:value="14083" calcext:value-type="float">
            <text:p>14083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0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У РЕСПОНДЕНТА ЕСТЬ 2 ИЛИ БОЛЕЕ ДЕТЕЙ, КОТОРЫЕ НЕ ЖИВУТ В СЕМЬЕ</text:p>
          </table:table-cell>
          <table:table-cell office:value-type="float" office:value="14084" calcext:value-type="float">
            <text:p>14084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0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85" calcext:value-type="float">
            <text:p>14085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1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сын</text:p>
          </table:table-cell>
          <table:table-cell office:value-type="float" office:value="14086" calcext:value-type="float">
            <text:p>14086</text:p>
          </table:table-cell>
          <table:table-cell office:value-type="float" office:value="1784" calcext:value-type="float">
            <text:p>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1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дочь</text:p>
          </table:table-cell>
          <table:table-cell office:value-type="float" office:value="14087" calcext:value-type="float">
            <text:p>14087</text:p>
          </table:table-cell>
          <table:table-cell office:value-type="float" office:value="1784" calcext:value-type="float">
            <text:p>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1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NaN</text:p>
          </table:table-cell>
          <table:table-cell office:value-type="float" office:value="14088" calcext:value-type="float">
            <text:p>14088</text:p>
          </table:table-cell>
          <table:table-cell office:value-type="float" office:value="1784" calcext:value-type="float">
            <text:p>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1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89" calcext:value-type="float">
            <text:p>14089</text:p>
          </table:table-cell>
          <table:table-cell office:value-type="float" office:value="1784" calcext:value-type="float">
            <text:p>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2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3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4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5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6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Значительную помощь</text:p>
          </table:table-cell>
          <table:table-cell office:value-type="float" office:value="14090" calcext:value-type="float">
            <text:p>14090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6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Некоторую помощь</text:p>
          </table:table-cell>
          <table:table-cell office:value-type="float" office:value="14091" calcext:value-type="float">
            <text:p>14091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6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Не помогаю вообще</text:p>
          </table:table-cell>
          <table:table-cell office:value-type="float" office:value="14092" calcext:value-type="float">
            <text:p>14092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6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93" calcext:value-type="float">
            <text:p>14093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7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Значительную помощь</text:p>
          </table:table-cell>
          <table:table-cell office:value-type="float" office:value="14094" calcext:value-type="float">
            <text:p>14094</text:p>
          </table:table-cell>
          <table:table-cell office:value-type="float" office:value="1786" calcext:value-type="float">
            <text:p>1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7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Некоторую помощь</text:p>
          </table:table-cell>
          <table:table-cell office:value-type="float" office:value="14095" calcext:value-type="float">
            <text:p>14095</text:p>
          </table:table-cell>
          <table:table-cell office:value-type="float" office:value="1786" calcext:value-type="float">
            <text:p>1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7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Не помогаю вообще</text:p>
          </table:table-cell>
          <table:table-cell office:value-type="float" office:value="14096" calcext:value-type="float">
            <text:p>14096</text:p>
          </table:table-cell>
          <table:table-cell office:value-type="float" office:value="1786" calcext:value-type="float">
            <text:p>1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7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ДЕТИ, КОТОРЫЕ ЖИВУТ ОТДЕЛЬНО, ЕЩЕ НЕ СТАЛИ ВЗРОСЛЫМИ</text:p>
          </table:table-cell>
          <table:table-cell office:value-type="float" office:value="14097" calcext:value-type="float">
            <text:p>14097</text:p>
          </table:table-cell>
          <table:table-cell office:value-type="float" office:value="1786" calcext:value-type="float">
            <text:p>1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7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98" calcext:value-type="float">
            <text:p>14098</text:p>
          </table:table-cell>
          <table:table-cell office:value-type="float" office:value="1786" calcext:value-type="float">
            <text:p>1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8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Значительную помощь</text:p>
          </table:table-cell>
          <table:table-cell office:value-type="float" office:value="14090" calcext:value-type="float">
            <text:p>14090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8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Некоторую помощь</text:p>
          </table:table-cell>
          <table:table-cell office:value-type="float" office:value="14091" calcext:value-type="float">
            <text:p>14091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8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Не помогаю вообще</text:p>
          </table:table-cell>
          <table:table-cell office:value-type="float" office:value="14092" calcext:value-type="float">
            <text:p>14092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8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93" calcext:value-type="float">
            <text:p>14093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9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Значительную помощь</text:p>
          </table:table-cell>
          <table:table-cell office:value-type="float" office:value="14090" calcext:value-type="float">
            <text:p>14090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9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Некоторую помощь</text:p>
          </table:table-cell>
          <table:table-cell office:value-type="float" office:value="14091" calcext:value-type="float">
            <text:p>14091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9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Не помогаю вообще</text:p>
          </table:table-cell>
          <table:table-cell office:value-type="float" office:value="14092" calcext:value-type="float">
            <text:p>14092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79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93" calcext:value-type="float">
            <text:p>14093</text:p>
          </table:table-cell>
          <table:table-cell office:value-type="float" office:value="1785" calcext:value-type="float">
            <text:p>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Точно нет</text:p>
          </table:table-cell>
          <table:table-cell office:value-type="float" office:value="14099" calcext:value-type="float">
            <text:p>14099</text:p>
          </table:table-cell>
          <table:table-cell office:value-type="float" office:value="1787" calcext:value-type="float">
            <text:p>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Скорее нет</text:p>
          </table:table-cell>
          <table:table-cell office:value-type="float" office:value="14100" calcext:value-type="float">
            <text:p>14100</text:p>
          </table:table-cell>
          <table:table-cell office:value-type="float" office:value="1787" calcext:value-type="float">
            <text:p>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Скорее да</text:p>
          </table:table-cell>
          <table:table-cell office:value-type="float" office:value="14101" calcext:value-type="float">
            <text:p>14101</text:p>
          </table:table-cell>
          <table:table-cell office:value-type="float" office:value="1787" calcext:value-type="float">
            <text:p>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Точно да</text:p>
          </table:table-cell>
          <table:table-cell office:value-type="float" office:value="14102" calcext:value-type="float">
            <text:p>14102</text:p>
          </table:table-cell>
          <table:table-cell office:value-type="float" office:value="1787" calcext:value-type="float">
            <text:p>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03" calcext:value-type="float">
            <text:p>14103</text:p>
          </table:table-cell>
          <table:table-cell office:value-type="float" office:value="1787" calcext:value-type="float">
            <text:p>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1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ДА</text:p>
          </table:table-cell>
          <table:table-cell office:value-type="float" office:value="14104" calcext:value-type="float">
            <text:p>14104</text:p>
          </table:table-cell>
          <table:table-cell office:value-type="float" office:value="1788" calcext:value-type="float">
            <text:p>1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1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Нет</text:p>
          </table:table-cell>
          <table:table-cell office:value-type="float" office:value="14105" calcext:value-type="float">
            <text:p>14105</text:p>
          </table:table-cell>
          <table:table-cell office:value-type="float" office:value="1788" calcext:value-type="float">
            <text:p>1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1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06" calcext:value-type="float">
            <text:p>14106</text:p>
          </table:table-cell>
          <table:table-cell office:value-type="float" office:value="1788" calcext:value-type="float">
            <text:p>1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МЕНЕЕ 1 ГОДА (КРОМЕ ОБЯЗАТЕЛЬНОГО СРЕДНЕГО ОБРАЗОВАНИЯ)</text:p>
          </table:table-cell>
          <table:table-cell office:value-type="float" office:value="14107" calcext:value-type="float">
            <text:p>14107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ОКОЛО 1 ГОДА</text:p>
          </table:table-cell>
          <table:table-cell office:value-type="float" office:value="14108" calcext:value-type="float">
            <text:p>14108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ОКОЛО 2-Х ЛЕТ</text:p>
          </table:table-cell>
          <table:table-cell office:value-type="float" office:value="14109" calcext:value-type="float">
            <text:p>14109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ОКОЛО 3-Х ЛЕТ</text:p>
          </table:table-cell>
          <table:table-cell office:value-type="float" office:value="14110" calcext:value-type="float">
            <text:p>14110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ОКОЛО 4-5 ЛЕТ</text:p>
          </table:table-cell>
          <table:table-cell office:value-type="float" office:value="14111" calcext:value-type="float">
            <text:p>14111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ОКОЛО 6-7 ЛЕТ</text:p>
          </table:table-cell>
          <table:table-cell office:value-type="float" office:value="14112" calcext:value-type="float">
            <text:p>14112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ОКОЛО 8-9 ЛЕТ</text:p>
          </table:table-cell>
          <table:table-cell office:value-type="float" office:value="14113" calcext:value-type="float">
            <text:p>14113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ЛЕТ И БОЛЬШЕ (КРОМЕ ОБЯЗАТЕЛЬНОГО СРЕДНЕГО ОБРАЗОВАНИЯ)</text:p>
          </table:table-cell>
          <table:table-cell office:value-type="float" office:value="14114" calcext:value-type="float">
            <text:p>14114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2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15" calcext:value-type="float">
            <text:p>14115</text:p>
          </table:table-cell>
          <table:table-cell office:value-type="float" office:value="1789" calcext:value-type="float">
            <text:p>1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 день или меньше</text:p>
          </table:table-cell>
          <table:table-cell office:value-type="float" office:value="14116" calcext:value-type="float">
            <text:p>14116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2-6 дней</text:p>
          </table:table-cell>
          <table:table-cell office:value-type="float" office:value="14117" calcext:value-type="float">
            <text:p>14117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4 недели</text:p>
          </table:table-cell>
          <table:table-cell office:value-type="float" office:value="14118" calcext:value-type="float">
            <text:p>14118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3 месяца</text:p>
          </table:table-cell>
          <table:table-cell office:value-type="float" office:value="14119" calcext:value-type="float">
            <text:p>14119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Больше, чем 3 месяца, до 1 года</text:p>
          </table:table-cell>
          <table:table-cell office:value-type="float" office:value="14120" calcext:value-type="float">
            <text:p>14120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Больше 1 года, до 2-х лет</text:p>
          </table:table-cell>
          <table:table-cell office:value-type="float" office:value="14121" calcext:value-type="float">
            <text:p>14121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Больше 2-х лет, до 5 лет</text:p>
          </table:table-cell>
          <table:table-cell office:value-type="float" office:value="14122" calcext:value-type="float">
            <text:p>14122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Больше 5 лет</text:p>
          </table:table-cell>
          <table:table-cell office:value-type="float" office:value="14123" calcext:value-type="float">
            <text:p>14123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24" calcext:value-type="float">
            <text:p>14124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4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125" calcext:value-type="float">
            <text:p>14125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4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Верно в совсем небольшой степени</text:p>
          </table:table-cell>
          <table:table-cell office:value-type="float" office:value="14126" calcext:value-type="float">
            <text:p>14126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4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Достаточно верно</text:p>
          </table:table-cell>
          <table:table-cell office:value-type="float" office:value="14127" calcext:value-type="float">
            <text:p>14127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4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Совершенно верно</text:p>
          </table:table-cell>
          <table:table-cell office:value-type="float" office:value="14128" calcext:value-type="float">
            <text:p>14128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4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29" calcext:value-type="float">
            <text:p>14129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5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125" calcext:value-type="float">
            <text:p>14125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5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Верно в совсем небольшой степени</text:p>
          </table:table-cell>
          <table:table-cell office:value-type="float" office:value="14126" calcext:value-type="float">
            <text:p>14126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5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Достаточно верно</text:p>
          </table:table-cell>
          <table:table-cell office:value-type="float" office:value="14127" calcext:value-type="float">
            <text:p>14127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5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Совершенно верно</text:p>
          </table:table-cell>
          <table:table-cell office:value-type="float" office:value="14128" calcext:value-type="float">
            <text:p>14128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5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29" calcext:value-type="float">
            <text:p>14129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6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125" calcext:value-type="float">
            <text:p>14125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6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Верно в совсем небольшой степени</text:p>
          </table:table-cell>
          <table:table-cell office:value-type="float" office:value="14126" calcext:value-type="float">
            <text:p>14126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6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Достаточно верно</text:p>
          </table:table-cell>
          <table:table-cell office:value-type="float" office:value="14127" calcext:value-type="float">
            <text:p>14127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6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Совершенно верно</text:p>
          </table:table-cell>
          <table:table-cell office:value-type="float" office:value="14128" calcext:value-type="float">
            <text:p>14128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6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29" calcext:value-type="float">
            <text:p>14129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7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125" calcext:value-type="float">
            <text:p>14125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7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Верно в совсем небольшой степени</text:p>
          </table:table-cell>
          <table:table-cell office:value-type="float" office:value="14126" calcext:value-type="float">
            <text:p>14126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7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Достаточно верно</text:p>
          </table:table-cell>
          <table:table-cell office:value-type="float" office:value="14127" calcext:value-type="float">
            <text:p>14127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7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Совершенно верно</text:p>
          </table:table-cell>
          <table:table-cell office:value-type="float" office:value="14128" calcext:value-type="float">
            <text:p>14128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7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29" calcext:value-type="float">
            <text:p>14129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8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125" calcext:value-type="float">
            <text:p>14125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8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Верно в совсем небольшой степени</text:p>
          </table:table-cell>
          <table:table-cell office:value-type="float" office:value="14126" calcext:value-type="float">
            <text:p>14126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8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Достаточно верно</text:p>
          </table:table-cell>
          <table:table-cell office:value-type="float" office:value="14127" calcext:value-type="float">
            <text:p>14127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8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Совершенно верно</text:p>
          </table:table-cell>
          <table:table-cell office:value-type="float" office:value="14128" calcext:value-type="float">
            <text:p>14128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8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29" calcext:value-type="float">
            <text:p>14129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9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125" calcext:value-type="float">
            <text:p>14125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9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Верно в совсем небольшой степени</text:p>
          </table:table-cell>
          <table:table-cell office:value-type="float" office:value="14126" calcext:value-type="float">
            <text:p>14126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9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Достаточно верно</text:p>
          </table:table-cell>
          <table:table-cell office:value-type="float" office:value="14127" calcext:value-type="float">
            <text:p>14127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9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Совершенно верно</text:p>
          </table:table-cell>
          <table:table-cell office:value-type="float" office:value="14128" calcext:value-type="float">
            <text:p>14128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89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29" calcext:value-type="float">
            <text:p>14129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125" calcext:value-type="float">
            <text:p>14125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Верно в совсем небольшой степени</text:p>
          </table:table-cell>
          <table:table-cell office:value-type="float" office:value="14126" calcext:value-type="float">
            <text:p>14126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Достаточно верно</text:p>
          </table:table-cell>
          <table:table-cell office:value-type="float" office:value="14127" calcext:value-type="float">
            <text:p>14127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Совершенно верно</text:p>
          </table:table-cell>
          <table:table-cell office:value-type="float" office:value="14128" calcext:value-type="float">
            <text:p>14128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29" calcext:value-type="float">
            <text:p>14129</text:p>
          </table:table-cell>
          <table:table-cell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2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2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2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2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2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2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3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3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3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3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3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3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У меня нет начальника</text:p>
          </table:table-cell>
          <table:table-cell office:value-type="float" office:value="14130" calcext:value-type="float">
            <text:p>14130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-3 человека</text:p>
          </table:table-cell>
          <table:table-cell office:value-type="float" office:value="14131" calcext:value-type="float">
            <text:p>14131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4-9 человека</text:p>
          </table:table-cell>
          <table:table-cell office:value-type="float" office:value="14132" calcext:value-type="float">
            <text:p>14132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-19 человек</text:p>
          </table:table-cell>
          <table:table-cell office:value-type="float" office:value="14133" calcext:value-type="float">
            <text:p>14133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20-49 человек</text:p>
          </table:table-cell>
          <table:table-cell office:value-type="float" office:value="14134" calcext:value-type="float">
            <text:p>14134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50-99 человек</text:p>
          </table:table-cell>
          <table:table-cell office:value-type="float" office:value="14135" calcext:value-type="float">
            <text:p>14135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0 или больше человек</text:p>
          </table:table-cell>
          <table:table-cell office:value-type="float" office:value="14136" calcext:value-type="float">
            <text:p>14136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Я НЕ ЗНАЮ СКОЛЬКО</text:p>
          </table:table-cell>
          <table:table-cell office:value-type="float" office:value="14137" calcext:value-type="float">
            <text:p>14137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Я НЕ ЗНАЮ, КТО МОЙ НАЧАЛЬНИК</text:p>
          </table:table-cell>
          <table:table-cell office:value-type="float" office:value="14138" calcext:value-type="float">
            <text:p>14138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4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39" calcext:value-type="float">
            <text:p>14139</text:p>
          </table:table-cell>
          <table:table-cell office:value-type="float" office:value="1792" calcext:value-type="float">
            <text:p>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5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Мужчина</text:p>
          </table:table-cell>
          <table:table-cell office:value-type="float" office:value="14140" calcext:value-type="float">
            <text:p>14140</text:p>
          </table:table-cell>
          <table:table-cell office:value-type="float" office:value="1793" calcext:value-type="float">
            <text:p>1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5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Женщина</text:p>
          </table:table-cell>
          <table:table-cell office:value-type="float" office:value="14141" calcext:value-type="float">
            <text:p>14141</text:p>
          </table:table-cell>
          <table:table-cell office:value-type="float" office:value="1793" calcext:value-type="float">
            <text:p>1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5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42" calcext:value-type="float">
            <text:p>14142</text:p>
          </table:table-cell>
          <table:table-cell office:value-type="float" office:value="1793" calcext:value-type="float">
            <text:p>1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Нет сотрудников женщин</text:p>
          </table:table-cell>
          <table:table-cell office:value-type="float" office:value="14143" calcext:value-type="float">
            <text:p>14143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Очень маленькая часть</text:p>
          </table:table-cell>
          <table:table-cell office:value-type="float" office:value="14144" calcext:value-type="float">
            <text:p>14144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Меньше половины</text:p>
          </table:table-cell>
          <table:table-cell office:value-type="float" office:value="14145" calcext:value-type="float">
            <text:p>14145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Около половины</text:p>
          </table:table-cell>
          <table:table-cell office:value-type="float" office:value="14146" calcext:value-type="float">
            <text:p>14146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Больше половины</text:p>
          </table:table-cell>
          <table:table-cell office:value-type="float" office:value="14147" calcext:value-type="float">
            <text:p>14147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Очень большая часть</text:p>
          </table:table-cell>
          <table:table-cell office:value-type="float" office:value="14148" calcext:value-type="float">
            <text:p>14148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Все сотрудники женщины</text:p>
          </table:table-cell>
          <table:table-cell office:value-type="float" office:value="14149" calcext:value-type="float">
            <text:p>14149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50" calcext:value-type="float">
            <text:p>14150</text:p>
          </table:table-cell>
          <table:table-cell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7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9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9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9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9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9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299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Очень трудно</text:p>
          </table:table-cell>
          <table:table-cell office:value-type="float" office:value="14151" calcext:value-type="float">
            <text:p>14151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1" calcext:value-type="float">
            <text:p>1</text:p>
          </table:table-cell>
          <table:table-cell office:value-type="float" office:value="14152" calcext:value-type="float">
            <text:p>14152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2" calcext:value-type="float">
            <text:p>2</text:p>
          </table:table-cell>
          <table:table-cell office:value-type="float" office:value="14153" calcext:value-type="float">
            <text:p>14153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3" calcext:value-type="float">
            <text:p>3</text:p>
          </table:table-cell>
          <table:table-cell office:value-type="float" office:value="14154" calcext:value-type="float">
            <text:p>14154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4" calcext:value-type="float">
            <text:p>4</text:p>
          </table:table-cell>
          <table:table-cell office:value-type="float" office:value="14155" calcext:value-type="float">
            <text:p>14155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5" calcext:value-type="float">
            <text:p>5</text:p>
          </table:table-cell>
          <table:table-cell office:value-type="float" office:value="14156" calcext:value-type="float">
            <text:p>14156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6" calcext:value-type="float">
            <text:p>6</text:p>
          </table:table-cell>
          <table:table-cell office:value-type="float" office:value="14157" calcext:value-type="float">
            <text:p>14157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7" calcext:value-type="float">
            <text:p>7</text:p>
          </table:table-cell>
          <table:table-cell office:value-type="float" office:value="14158" calcext:value-type="float">
            <text:p>14158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8" calcext:value-type="float">
            <text:p>8</text:p>
          </table:table-cell>
          <table:table-cell office:value-type="float" office:value="14159" calcext:value-type="float">
            <text:p>14159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float" office:value="9" calcext:value-type="float">
            <text:p>9</text:p>
          </table:table-cell>
          <table:table-cell office:value-type="float" office:value="14160" calcext:value-type="float">
            <text:p>14160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Очень легко</text:p>
          </table:table-cell>
          <table:table-cell office:value-type="float" office:value="14161" calcext:value-type="float">
            <text:p>14161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62" calcext:value-type="float">
            <text:p>14162</text:p>
          </table:table-cell>
          <table:table-cell office:value-type="float" office:value="1795" calcext:value-type="float">
            <text:p>1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Крайне сложно</text:p>
          </table:table-cell>
          <table:table-cell office:value-type="float" office:value="14163" calcext:value-type="float">
            <text:p>14163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1" calcext:value-type="float">
            <text:p>1</text:p>
          </table:table-cell>
          <table:table-cell office:value-type="float" office:value="14164" calcext:value-type="float">
            <text:p>14164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2" calcext:value-type="float">
            <text:p>2</text:p>
          </table:table-cell>
          <table:table-cell office:value-type="float" office:value="14165" calcext:value-type="float">
            <text:p>14165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3" calcext:value-type="float">
            <text:p>3</text:p>
          </table:table-cell>
          <table:table-cell office:value-type="float" office:value="14166" calcext:value-type="float">
            <text:p>14166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4" calcext:value-type="float">
            <text:p>4</text:p>
          </table:table-cell>
          <table:table-cell office:value-type="float" office:value="14167" calcext:value-type="float">
            <text:p>14167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5" calcext:value-type="float">
            <text:p>5</text:p>
          </table:table-cell>
          <table:table-cell office:value-type="float" office:value="14168" calcext:value-type="float">
            <text:p>14168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6" calcext:value-type="float">
            <text:p>6</text:p>
          </table:table-cell>
          <table:table-cell office:value-type="float" office:value="14169" calcext:value-type="float">
            <text:p>14169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7" calcext:value-type="float">
            <text:p>7</text:p>
          </table:table-cell>
          <table:table-cell office:value-type="float" office:value="14170" calcext:value-type="float">
            <text:p>14170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8" calcext:value-type="float">
            <text:p>8</text:p>
          </table:table-cell>
          <table:table-cell office:value-type="float" office:value="14171" calcext:value-type="float">
            <text:p>14171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float" office:value="9" calcext:value-type="float">
            <text:p>9</text:p>
          </table:table-cell>
          <table:table-cell office:value-type="float" office:value="14172" calcext:value-type="float">
            <text:p>14172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Очень просто</text:p>
          </table:table-cell>
          <table:table-cell office:value-type="float" office:value="14173" calcext:value-type="float">
            <text:p>14173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74" calcext:value-type="float">
            <text:p>14174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ЗАПИШИТЕ КОЛИЧЕСТВО МИНУТ</text:p>
          </table:table-cell>
          <table:table-cell office:value-type="float" office:value="14175" calcext:value-type="float">
            <text:p>14175</text:p>
          </table:table-cell>
          <table:table-cell office:value-type="float" office:value="1797" calcext:value-type="float">
            <text:p>1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НЕ ЕЗЖУ НА РАБОТУ/РАБОТАЮ ДОМА</text:p>
          </table:table-cell>
          <table:table-cell office:value-type="float" office:value="14176" calcext:value-type="float">
            <text:p>14176</text:p>
          </table:table-cell>
          <table:table-cell office:value-type="float" office:value="1797" calcext:value-type="float">
            <text:p>1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НЕТ ПОСТОЯННОГО МЕСТА РАБОТЫ/СЛОЖНО ОПРЕДЕЛИТЬ ВРЕМЯ/НЕТ ОБЫЧНОГО</text:p>
          </table:table-cell>
          <table:table-cell office:value-type="float" office:value="14177" calcext:value-type="float">
            <text:p>14177</text:p>
          </table:table-cell>
          <table:table-cell office:value-type="float" office:value="1797" calcext:value-type="float">
            <text:p>1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ЕЖЕДНЕВНОГО ВРЕМЕНИ ПОЕЗДКИ</text:p>
          </table:table-cell>
          <table:table-cell office:value-type="float" office:value="14178" calcext:value-type="float">
            <text:p>14178</text:p>
          </table:table-cell>
          <table:table-cell office:value-type="float" office:value="1797" calcext:value-type="float">
            <text:p>1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2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79" calcext:value-type="float">
            <text:p>14179</text:p>
          </table:table-cell>
          <table:table-cell office:value-type="float" office:value="1797" calcext:value-type="float">
            <text:p>1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Никогда</text:p>
          </table:table-cell>
          <table:table-cell office:value-type="float" office:value="14034" calcext:value-type="float">
            <text:p>14034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Реже чем раз в месяц</text:p>
          </table:table-cell>
          <table:table-cell office:value-type="float" office:value="14035" calcext:value-type="float">
            <text:p>14035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Раз в месяц</text:p>
          </table:table-cell>
          <table:table-cell office:value-type="float" office:value="14036" calcext:value-type="float">
            <text:p>14036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37" calcext:value-type="float">
            <text:p>14037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Раз в неделю</text:p>
          </table:table-cell>
          <table:table-cell office:value-type="float" office:value="14038" calcext:value-type="float">
            <text:p>14038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4039" calcext:value-type="float">
            <text:p>14039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Каждый день</text:p>
          </table:table-cell>
          <table:table-cell office:value-type="float" office:value="14040" calcext:value-type="float">
            <text:p>14040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41" calcext:value-type="float">
            <text:p>14041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Никогда</text:p>
          </table:table-cell>
          <table:table-cell office:value-type="float" office:value="14034" calcext:value-type="float">
            <text:p>14034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Реже чем раз в месяц</text:p>
          </table:table-cell>
          <table:table-cell office:value-type="float" office:value="14035" calcext:value-type="float">
            <text:p>14035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Раз в месяц</text:p>
          </table:table-cell>
          <table:table-cell office:value-type="float" office:value="14036" calcext:value-type="float">
            <text:p>14036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37" calcext:value-type="float">
            <text:p>14037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Раз в неделю</text:p>
          </table:table-cell>
          <table:table-cell office:value-type="float" office:value="14038" calcext:value-type="float">
            <text:p>14038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4039" calcext:value-type="float">
            <text:p>14039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Каждый день</text:p>
          </table:table-cell>
          <table:table-cell office:value-type="float" office:value="14040" calcext:value-type="float">
            <text:p>14040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4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41" calcext:value-type="float">
            <text:p>14041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5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Никогда</text:p>
          </table:table-cell>
          <table:table-cell office:value-type="float" office:value="14042" calcext:value-type="float">
            <text:p>14042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5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Реже чем раз в месяц</text:p>
          </table:table-cell>
          <table:table-cell office:value-type="float" office:value="14043" calcext:value-type="float">
            <text:p>14043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5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Раз в месяц</text:p>
          </table:table-cell>
          <table:table-cell office:value-type="float" office:value="14044" calcext:value-type="float">
            <text:p>14044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5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4045" calcext:value-type="float">
            <text:p>14045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5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Каждую неделю</text:p>
          </table:table-cell>
          <table:table-cell office:value-type="float" office:value="14046" calcext:value-type="float">
            <text:p>14046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5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047" calcext:value-type="float">
            <text:p>14047</text:p>
          </table:table-cell>
          <table:table-cell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Никогда</text:p>
          </table:table-cell>
          <table:table-cell office:value-type="float" office:value="14180" calcext:value-type="float">
            <text:p>14180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Почти никогда</text:p>
          </table:table-cell>
          <table:table-cell office:value-type="float" office:value="14181" calcext:value-type="float">
            <text:p>14181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Иногда</text:p>
          </table:table-cell>
          <table:table-cell office:value-type="float" office:value="14182" calcext:value-type="float">
            <text:p>14182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Часто</text:p>
          </table:table-cell>
          <table:table-cell office:value-type="float" office:value="14183" calcext:value-type="float">
            <text:p>14183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Всегда</text:p>
          </table:table-cell>
          <table:table-cell office:value-type="float" office:value="14184" calcext:value-type="float">
            <text:p>14184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НЕТ СУПРУГА/СЕМЬИ</text:p>
          </table:table-cell>
          <table:table-cell office:value-type="float" office:value="14185" calcext:value-type="float">
            <text:p>14185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86" calcext:value-type="float">
            <text:p>14186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7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Никогда</text:p>
          </table:table-cell>
          <table:table-cell office:value-type="float" office:value="14180" calcext:value-type="float">
            <text:p>14180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7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Почти никогда</text:p>
          </table:table-cell>
          <table:table-cell office:value-type="float" office:value="14181" calcext:value-type="float">
            <text:p>14181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7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Иногда</text:p>
          </table:table-cell>
          <table:table-cell office:value-type="float" office:value="14182" calcext:value-type="float">
            <text:p>14182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7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Часто</text:p>
          </table:table-cell>
          <table:table-cell office:value-type="float" office:value="14183" calcext:value-type="float">
            <text:p>14183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7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Всегда</text:p>
          </table:table-cell>
          <table:table-cell office:value-type="float" office:value="14184" calcext:value-type="float">
            <text:p>14184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7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НЕТ СУПРУГА/СЕМЬИ</text:p>
          </table:table-cell>
          <table:table-cell office:value-type="float" office:value="14185" calcext:value-type="float">
            <text:p>14185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7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86" calcext:value-type="float">
            <text:p>14186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8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Никогда</text:p>
          </table:table-cell>
          <table:table-cell office:value-type="float" office:value="14180" calcext:value-type="float">
            <text:p>14180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8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Почти никогда</text:p>
          </table:table-cell>
          <table:table-cell office:value-type="float" office:value="14181" calcext:value-type="float">
            <text:p>14181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8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Иногда</text:p>
          </table:table-cell>
          <table:table-cell office:value-type="float" office:value="14182" calcext:value-type="float">
            <text:p>14182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8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Часто</text:p>
          </table:table-cell>
          <table:table-cell office:value-type="float" office:value="14183" calcext:value-type="float">
            <text:p>14183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8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Всегда</text:p>
          </table:table-cell>
          <table:table-cell office:value-type="float" office:value="14184" calcext:value-type="float">
            <text:p>14184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8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НЕТ СУПРУГА/СЕМЬИ</text:p>
          </table:table-cell>
          <table:table-cell office:value-type="float" office:value="14185" calcext:value-type="float">
            <text:p>14185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8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86" calcext:value-type="float">
            <text:p>14186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Никогда</text:p>
          </table:table-cell>
          <table:table-cell office:value-type="float" office:value="14180" calcext:value-type="float">
            <text:p>14180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Почти никогда</text:p>
          </table:table-cell>
          <table:table-cell office:value-type="float" office:value="14181" calcext:value-type="float">
            <text:p>14181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Иногда</text:p>
          </table:table-cell>
          <table:table-cell office:value-type="float" office:value="14182" calcext:value-type="float">
            <text:p>14182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Часто</text:p>
          </table:table-cell>
          <table:table-cell office:value-type="float" office:value="14183" calcext:value-type="float">
            <text:p>14183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Всегда</text:p>
          </table:table-cell>
          <table:table-cell office:value-type="float" office:value="14184" calcext:value-type="float">
            <text:p>14184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НЕТ СУПРУГА/СЕМЬИ</text:p>
          </table:table-cell>
          <table:table-cell office:value-type="float" office:value="14185" calcext:value-type="float">
            <text:p>14185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86" calcext:value-type="float">
            <text:p>14186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0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Никогда</text:p>
          </table:table-cell>
          <table:table-cell office:value-type="float" office:value="14180" calcext:value-type="float">
            <text:p>14180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0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Почти никогда</text:p>
          </table:table-cell>
          <table:table-cell office:value-type="float" office:value="14181" calcext:value-type="float">
            <text:p>14181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0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Иногда</text:p>
          </table:table-cell>
          <table:table-cell office:value-type="float" office:value="14182" calcext:value-type="float">
            <text:p>14182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0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Часто</text:p>
          </table:table-cell>
          <table:table-cell office:value-type="float" office:value="14183" calcext:value-type="float">
            <text:p>14183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0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Всегда</text:p>
          </table:table-cell>
          <table:table-cell office:value-type="float" office:value="14184" calcext:value-type="float">
            <text:p>14184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0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НЕТ СУПРУГА/СЕМЬИ</text:p>
          </table:table-cell>
          <table:table-cell office:value-type="float" office:value="14185" calcext:value-type="float">
            <text:p>14185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0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86" calcext:value-type="float">
            <text:p>14186</text:p>
          </table:table-cell>
          <table:table-cell office:value-type="float" office:value="1798" calcext:value-type="float">
            <text:p>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1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187" calcext:value-type="float">
            <text:p>14187</text:p>
          </table:table-cell>
          <table:table-cell office:value-type="float" office:value="1799" calcext:value-type="float">
            <text:p>1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1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88" calcext:value-type="float">
            <text:p>14188</text:p>
          </table:table-cell>
          <table:table-cell office:value-type="float" office:value="1799" calcext:value-type="float">
            <text:p>1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14187" calcext:value-type="float">
            <text:p>14187</text:p>
          </table:table-cell>
          <table:table-cell office:value-type="float" office:value="1799" calcext:value-type="float">
            <text:p>1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88" calcext:value-type="float">
            <text:p>14188</text:p>
          </table:table-cell>
          <table:table-cell office:value-type="float" office:value="1799" calcext:value-type="float">
            <text:p>1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Один час</text:p>
          </table:table-cell>
          <table:table-cell office:value-type="float" office:value="14189" calcext:value-type="float">
            <text:p>14189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Один день</text:p>
          </table:table-cell>
          <table:table-cell office:value-type="float" office:value="14190" calcext:value-type="float">
            <text:p>14190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Одну неделю</text:p>
          </table:table-cell>
          <table:table-cell office:value-type="float" office:value="14191" calcext:value-type="float">
            <text:p>14191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Две недели</text:p>
          </table:table-cell>
          <table:table-cell office:value-type="float" office:value="14192" calcext:value-type="float">
            <text:p>14192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Четыре недели</text:p>
          </table:table-cell>
          <table:table-cell office:value-type="float" office:value="14193" calcext:value-type="float">
            <text:p>14193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Календарный месяц</text:p>
          </table:table-cell>
          <table:table-cell office:value-type="float" office:value="14194" calcext:value-type="float">
            <text:p>14194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Год</text:p>
          </table:table-cell>
          <table:table-cell office:value-type="float" office:value="14195" calcext:value-type="float">
            <text:p>14195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3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196" calcext:value-type="float">
            <text:p>14196</text:p>
          </table:table-cell>
          <table:table-cell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14197" calcext:value-type="float">
            <text:p>14197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Неполное среднее образование (8 -9 классов средней школы)</text:p>
          </table:table-cell>
          <table:table-cell office:value-type="float" office:value="14198" calcext:value-type="float">
            <text:p>14198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Полное среднее образование (10-11 классов средней школы)</text:p>
          </table:table-cell>
          <table:table-cell office:value-type="float" office:value="14199" calcext:value-type="float">
            <text:p>14199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Среднее специальное образование (техникум, выше среднего, но не высшее)</text:p>
          </table:table-cell>
          <table:table-cell office:value-type="float" office:value="14200" calcext:value-type="float">
            <text:p>14200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Первая стадия высшего образования (бакалавр)</text:p>
          </table:table-cell>
          <table:table-cell office:value-type="float" office:value="14201" calcext:value-type="float">
            <text:p>14201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Полное высшее образование (специалист, магистр, аспирантура, ученая степень)</text:p>
          </table:table-cell>
          <table:table-cell office:value-type="float" office:value="14202" calcext:value-type="float">
            <text:p>14202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Дополнительное образование (не относящееся к перечисленному выше)</text:p>
          </table:table-cell>
          <table:table-cell office:value-type="float" office:value="14203" calcext:value-type="float">
            <text:p>14203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04" calcext:value-type="float">
            <text:p>14204</text:p>
          </table:table-cell>
          <table:table-cell office:value-type="float" office:value="1801" calcext:value-type="float">
            <text:p>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6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6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6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6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6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6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7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7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7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7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7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7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8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8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8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8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8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8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9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9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9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9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9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19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0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1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1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1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1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1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1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2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2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2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2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2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2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3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3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3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3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3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3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4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Да, всегда</text:p>
          </table:table-cell>
          <table:table-cell office:value-type="float" office:value="14205" calcext:value-type="float">
            <text:p>14205</text:p>
          </table:table-cell>
          <table:table-cell office:value-type="float" office:value="1802" calcext:value-type="float">
            <text:p>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4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Да, часто</text:p>
          </table:table-cell>
          <table:table-cell office:value-type="float" office:value="14206" calcext:value-type="float">
            <text:p>14206</text:p>
          </table:table-cell>
          <table:table-cell office:value-type="float" office:value="1802" calcext:value-type="float">
            <text:p>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4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Не очень часто</text:p>
          </table:table-cell>
          <table:table-cell office:value-type="float" office:value="14207" calcext:value-type="float">
            <text:p>14207</text:p>
          </table:table-cell>
          <table:table-cell office:value-type="float" office:value="1802" calcext:value-type="float">
            <text:p>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4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Никогда</text:p>
          </table:table-cell>
          <table:table-cell office:value-type="float" office:value="14208" calcext:value-type="float">
            <text:p>14208</text:p>
          </table:table-cell>
          <table:table-cell office:value-type="float" office:value="1802" calcext:value-type="float">
            <text:p>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4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09" calcext:value-type="float">
            <text:p>14209</text:p>
          </table:table-cell>
          <table:table-cell office:value-type="float" office:value="1802" calcext:value-type="float">
            <text:p>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5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6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Слишком много работы</text:p>
          </table:table-cell>
          <table:table-cell office:value-type="float" office:value="14210" calcext:value-type="float">
            <text:p>14210</text:p>
          </table:table-cell>
          <table:table-cell office:value-type="float" office:value="1803" calcext:value-type="float">
            <text:p>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6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Многовато работы</text:p>
          </table:table-cell>
          <table:table-cell office:value-type="float" office:value="14211" calcext:value-type="float">
            <text:p>14211</text:p>
          </table:table-cell>
          <table:table-cell office:value-type="float" office:value="1803" calcext:value-type="float">
            <text:p>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6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Примерно столько работы, сколько нужно</text:p>
          </table:table-cell>
          <table:table-cell office:value-type="float" office:value="14212" calcext:value-type="float">
            <text:p>14212</text:p>
          </table:table-cell>
          <table:table-cell office:value-type="float" office:value="1803" calcext:value-type="float">
            <text:p>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6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Маловато работы</text:p>
          </table:table-cell>
          <table:table-cell office:value-type="float" office:value="14213" calcext:value-type="float">
            <text:p>14213</text:p>
          </table:table-cell>
          <table:table-cell office:value-type="float" office:value="1803" calcext:value-type="float">
            <text:p>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6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Совсем мало работы</text:p>
          </table:table-cell>
          <table:table-cell office:value-type="float" office:value="14214" calcext:value-type="float">
            <text:p>14214</text:p>
          </table:table-cell>
          <table:table-cell office:value-type="float" office:value="1803" calcext:value-type="float">
            <text:p>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6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15" calcext:value-type="float">
            <text:p>14215</text:p>
          </table:table-cell>
          <table:table-cell office:value-type="float" office:value="1803" calcext:value-type="float">
            <text:p>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7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Слишком медленный темп</text:p>
          </table:table-cell>
          <table:table-cell office:value-type="float" office:value="14216" calcext:value-type="float">
            <text:p>14216</text:p>
          </table:table-cell>
          <table:table-cell office:value-type="float" office:value="1804" calcext:value-type="float">
            <text:p>1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7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Такой как нужно</text:p>
          </table:table-cell>
          <table:table-cell office:value-type="float" office:value="14217" calcext:value-type="float">
            <text:p>14217</text:p>
          </table:table-cell>
          <table:table-cell office:value-type="float" office:value="1804" calcext:value-type="float">
            <text:p>1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7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Слишком быстрый темп</text:p>
          </table:table-cell>
          <table:table-cell office:value-type="float" office:value="14218" calcext:value-type="float">
            <text:p>14218</text:p>
          </table:table-cell>
          <table:table-cell office:value-type="float" office:value="1804" calcext:value-type="float">
            <text:p>1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7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19" calcext:value-type="float">
            <text:p>14219</text:p>
          </table:table-cell>
          <table:table-cell office:value-type="float" office:value="1804" calcext:value-type="float">
            <text:p>1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8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НИКОГДА НЕ БЫЛО ОПЛАЧИВАЕМОЙ РАБОТЫ</text:p>
          </table:table-cell>
          <table:table-cell office:value-type="float" office:value="14220" calcext:value-type="float">
            <text:p>14220</text:p>
          </table:table-cell>
          <table:table-cell office:value-type="float" office:value="1805" calcext:value-type="float">
            <text:p>1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8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21" calcext:value-type="float">
            <text:p>14221</text:p>
          </table:table-cell>
          <table:table-cell office:value-type="float" office:value="1805" calcext:value-type="float">
            <text:p>1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9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Хотел(а) уйти на пенсию тогда</text:p>
          </table:table-cell>
          <table:table-cell office:value-type="float" office:value="14222" calcext:value-type="float">
            <text:p>14222</text:p>
          </table:table-cell>
          <table:table-cell office:value-type="float" office:value="1806" calcext:value-type="float">
            <text:p>1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9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Предпочел/ла бы продолжать работать</text:p>
          </table:table-cell>
          <table:table-cell office:value-type="float" office:value="14223" calcext:value-type="float">
            <text:p>14223</text:p>
          </table:table-cell>
          <table:table-cell office:value-type="float" office:value="1806" calcext:value-type="float">
            <text:p>1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29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24" calcext:value-type="float">
            <text:p>14224</text:p>
          </table:table-cell>
          <table:table-cell office:value-type="float" office:value="1806" calcext:value-type="float">
            <text:p>1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Совсем не важно</text:p>
          </table:table-cell>
          <table:table-cell office:value-type="float" office:value="14225" calcext:value-type="float">
            <text:p>14225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Не важно</text:p>
          </table:table-cell>
          <table:table-cell office:value-type="float" office:value="14226" calcext:value-type="float">
            <text:p>14226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Ни важно ни не важно</text:p>
          </table:table-cell>
          <table:table-cell office:value-type="float" office:value="14227" calcext:value-type="float">
            <text:p>14227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Важно</text:p>
          </table:table-cell>
          <table:table-cell office:value-type="float" office:value="14228" calcext:value-type="float">
            <text:p>14228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Очень важно</text:p>
          </table:table-cell>
          <table:table-cell office:value-type="float" office:value="14229" calcext:value-type="float">
            <text:p>14229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30" calcext:value-type="float">
            <text:p>14230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1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Совсем не важно</text:p>
          </table:table-cell>
          <table:table-cell office:value-type="float" office:value="14225" calcext:value-type="float">
            <text:p>14225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1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Не важно</text:p>
          </table:table-cell>
          <table:table-cell office:value-type="float" office:value="14226" calcext:value-type="float">
            <text:p>14226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1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Ни важно ни не важно</text:p>
          </table:table-cell>
          <table:table-cell office:value-type="float" office:value="14227" calcext:value-type="float">
            <text:p>14227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1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Важно</text:p>
          </table:table-cell>
          <table:table-cell office:value-type="float" office:value="14228" calcext:value-type="float">
            <text:p>14228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1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Очень важно</text:p>
          </table:table-cell>
          <table:table-cell office:value-type="float" office:value="14229" calcext:value-type="float">
            <text:p>14229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1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30" calcext:value-type="float">
            <text:p>14230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2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Совсем не важно</text:p>
          </table:table-cell>
          <table:table-cell office:value-type="float" office:value="14225" calcext:value-type="float">
            <text:p>14225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2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Не важно</text:p>
          </table:table-cell>
          <table:table-cell office:value-type="float" office:value="14226" calcext:value-type="float">
            <text:p>14226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2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Ни важно ни не важно</text:p>
          </table:table-cell>
          <table:table-cell office:value-type="float" office:value="14227" calcext:value-type="float">
            <text:p>14227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2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Важно</text:p>
          </table:table-cell>
          <table:table-cell office:value-type="float" office:value="14228" calcext:value-type="float">
            <text:p>14228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2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Очень важно</text:p>
          </table:table-cell>
          <table:table-cell office:value-type="float" office:value="14229" calcext:value-type="float">
            <text:p>14229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2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30" calcext:value-type="float">
            <text:p>14230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3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Совсем не важно</text:p>
          </table:table-cell>
          <table:table-cell office:value-type="float" office:value="14225" calcext:value-type="float">
            <text:p>14225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3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Не важно</text:p>
          </table:table-cell>
          <table:table-cell office:value-type="float" office:value="14226" calcext:value-type="float">
            <text:p>14226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3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Ни важно ни не важно</text:p>
          </table:table-cell>
          <table:table-cell office:value-type="float" office:value="14227" calcext:value-type="float">
            <text:p>14227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3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Важно</text:p>
          </table:table-cell>
          <table:table-cell office:value-type="float" office:value="14228" calcext:value-type="float">
            <text:p>14228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3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Очень важно</text:p>
          </table:table-cell>
          <table:table-cell office:value-type="float" office:value="14229" calcext:value-type="float">
            <text:p>14229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3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30" calcext:value-type="float">
            <text:p>14230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4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Совсем не важно</text:p>
          </table:table-cell>
          <table:table-cell office:value-type="float" office:value="14225" calcext:value-type="float">
            <text:p>14225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4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Не важно</text:p>
          </table:table-cell>
          <table:table-cell office:value-type="float" office:value="14226" calcext:value-type="float">
            <text:p>14226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4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Ни важно ни не важно</text:p>
          </table:table-cell>
          <table:table-cell office:value-type="float" office:value="14227" calcext:value-type="float">
            <text:p>14227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4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Важно</text:p>
          </table:table-cell>
          <table:table-cell office:value-type="float" office:value="14228" calcext:value-type="float">
            <text:p>14228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4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Очень важно</text:p>
          </table:table-cell>
          <table:table-cell office:value-type="float" office:value="14229" calcext:value-type="float">
            <text:p>14229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4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30" calcext:value-type="float">
            <text:p>14230</text:p>
          </table:table-cell>
          <table:table-cell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5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6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НИКОГДА НЕ БЫЛО ТАКОЙ РАБОТЫ</text:p>
          </table:table-cell>
          <table:table-cell office:value-type="float" office:value="14231" calcext:value-type="float">
            <text:p>14231</text:p>
          </table:table-cell>
          <table:table-cell office:value-type="float" office:value="1808" calcext:value-type="float">
            <text:p>1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6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32" calcext:value-type="float">
            <text:p>14232</text:p>
          </table:table-cell>
          <table:table-cell office:value-type="float" office:value="1808" calcext:value-type="float">
            <text:p>1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7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(НАПИШИТЕ)</text:p>
          </table:table-cell>
          <table:table-cell office:value-type="float" office:value="11391" calcext:value-type="float">
            <text:p>1139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Вообще не сидела дома в связи с уходом за детьми</text:p>
          </table:table-cell>
          <table:table-cell office:value-type="float" office:value="14233" calcext:value-type="float">
            <text:p>14233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До шести месяцев</text:p>
          </table:table-cell>
          <table:table-cell office:value-type="float" office:value="14234" calcext:value-type="float">
            <text:p>14234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От 6 до 12 месяцев</text:p>
          </table:table-cell>
          <table:table-cell office:value-type="float" office:value="14235" calcext:value-type="float">
            <text:p>14235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От 1 года до 2-х лет</text:p>
          </table:table-cell>
          <table:table-cell office:value-type="float" office:value="14236" calcext:value-type="float">
            <text:p>14236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От 2-х до 4-х лет</text:p>
          </table:table-cell>
          <table:table-cell office:value-type="float" office:value="14237" calcext:value-type="float">
            <text:p>14237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От 4-х до 10-ти лет</text:p>
          </table:table-cell>
          <table:table-cell office:value-type="float" office:value="14238" calcext:value-type="float">
            <text:p>14238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Больше 10 лет</text:p>
          </table:table-cell>
          <table:table-cell office:value-type="float" office:value="14239" calcext:value-type="float">
            <text:p>14239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40" calcext:value-type="float">
            <text:p>14240</text:p>
          </table:table-cell>
          <table:table-cell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Да, определенно</text:p>
          </table:table-cell>
          <table:table-cell office:value-type="float" office:value="14241" calcext:value-type="float">
            <text:p>14241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Да, вероятно</text:p>
          </table:table-cell>
          <table:table-cell office:value-type="float" office:value="14242" calcext:value-type="float">
            <text:p>14242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Вероятно, нет</text:p>
          </table:table-cell>
          <table:table-cell office:value-type="float" office:value="14243" calcext:value-type="float">
            <text:p>14243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Определенно, нет</text:p>
          </table:table-cell>
          <table:table-cell office:value-type="float" office:value="14244" calcext:value-type="float">
            <text:p>14244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45" calcext:value-type="float">
            <text:p>14245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Никогда не сокращала объем занятости на работе из-за детей</text:p>
          </table:table-cell>
          <table:table-cell office:value-type="float" office:value="14246" calcext:value-type="float">
            <text:p>14246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До шести месяцев</text:p>
          </table:table-cell>
          <table:table-cell office:value-type="float" office:value="14247" calcext:value-type="float">
            <text:p>14247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От 6 до 12 месяцев</text:p>
          </table:table-cell>
          <table:table-cell office:value-type="float" office:value="14248" calcext:value-type="float">
            <text:p>14248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От 1 года до 2-х лет</text:p>
          </table:table-cell>
          <table:table-cell office:value-type="float" office:value="14249" calcext:value-type="float">
            <text:p>14249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От 2-х до 4-х лет</text:p>
          </table:table-cell>
          <table:table-cell office:value-type="float" office:value="14250" calcext:value-type="float">
            <text:p>14250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От 4-х до 10-ти лет</text:p>
          </table:table-cell>
          <table:table-cell office:value-type="float" office:value="14251" calcext:value-type="float">
            <text:p>14251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Больше 10 лет</text:p>
          </table:table-cell>
          <table:table-cell office:value-type="float" office:value="14252" calcext:value-type="float">
            <text:p>14252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53" calcext:value-type="float">
            <text:p>14253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Да, определенно</text:p>
          </table:table-cell>
          <table:table-cell office:value-type="float" office:value="14241" calcext:value-type="float">
            <text:p>14241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Да, вероятно</text:p>
          </table:table-cell>
          <table:table-cell office:value-type="float" office:value="14242" calcext:value-type="float">
            <text:p>14242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Вероятно, нет</text:p>
          </table:table-cell>
          <table:table-cell office:value-type="float" office:value="14243" calcext:value-type="float">
            <text:p>14243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Определенно, нет</text:p>
          </table:table-cell>
          <table:table-cell office:value-type="float" office:value="14244" calcext:value-type="float">
            <text:p>14244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45" calcext:value-type="float">
            <text:p>14245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4254" calcext:value-type="float">
            <text:p>14254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55" calcext:value-type="float">
            <text:p>14255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56" calcext:value-type="float">
            <text:p>14256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57" calcext:value-type="float">
            <text:p>14257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58" calcext:value-type="float">
            <text:p>14258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59" calcext:value-type="float">
            <text:p>14259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60" calcext:value-type="float">
            <text:p>14260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61" calcext:value-type="float">
            <text:p>14261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62" calcext:value-type="float">
            <text:p>14262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4263" calcext:value-type="float">
            <text:p>14263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4264" calcext:value-type="float">
            <text:p>14264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3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65" calcext:value-type="float">
            <text:p>14265</text:p>
          </table:table-cell>
          <table:table-cell office:value-type="float" office:value="1812" calcext:value-type="float">
            <text:p>1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4266" calcext:value-type="float">
            <text:p>14266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67" calcext:value-type="float">
            <text:p>14267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68" calcext:value-type="float">
            <text:p>14268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69" calcext:value-type="float">
            <text:p>14269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70" calcext:value-type="float">
            <text:p>14270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71" calcext:value-type="float">
            <text:p>14271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72" calcext:value-type="float">
            <text:p>14272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73" calcext:value-type="float">
            <text:p>14273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74" calcext:value-type="float">
            <text:p>14274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4275" calcext:value-type="float">
            <text:p>14275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4276" calcext:value-type="float">
            <text:p>14276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77" calcext:value-type="float">
            <text:p>14277</text:p>
          </table:table-cell>
          <table:table-cell office:value-type="float" office:value="1813" calcext:value-type="float">
            <text:p>1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4278" calcext:value-type="float">
            <text:p>14278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79" calcext:value-type="float">
            <text:p>14279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80" calcext:value-type="float">
            <text:p>14280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81" calcext:value-type="float">
            <text:p>14281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82" calcext:value-type="float">
            <text:p>14282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83" calcext:value-type="float">
            <text:p>14283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84" calcext:value-type="float">
            <text:p>14284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85" calcext:value-type="float">
            <text:p>14285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86" calcext:value-type="float">
            <text:p>14286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4287" calcext:value-type="float">
            <text:p>14287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4288" calcext:value-type="float">
            <text:p>14288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289" calcext:value-type="float">
            <text:p>14289</text:p>
          </table:table-cell>
          <table:table-cell office:value-type="float" office:value="1814" calcext:value-type="float">
            <text:p>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4290" calcext:value-type="float">
            <text:p>14290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1" calcext:value-type="float">
            <text:p>14291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2" calcext:value-type="float">
            <text:p>14292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3" calcext:value-type="float">
            <text:p>14293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4" calcext:value-type="float">
            <text:p>14294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5" calcext:value-type="float">
            <text:p>14295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6" calcext:value-type="float">
            <text:p>14296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7" calcext:value-type="float">
            <text:p>14297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8" calcext:value-type="float">
            <text:p>14298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4299" calcext:value-type="float">
            <text:p>14299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300" calcext:value-type="float">
            <text:p>14300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01" calcext:value-type="float">
            <text:p>14301</text:p>
          </table:table-cell>
          <table:table-cell office:value-type="float" office:value="1815" calcext:value-type="float">
            <text:p>1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4302" calcext:value-type="float">
            <text:p>14302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03" calcext:value-type="float">
            <text:p>14303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04" calcext:value-type="float">
            <text:p>14304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05" calcext:value-type="float">
            <text:p>1430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06" calcext:value-type="float">
            <text:p>14306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07" calcext:value-type="float">
            <text:p>14307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08" calcext:value-type="float">
            <text:p>14308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09" calcext:value-type="float">
            <text:p>14309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10" calcext:value-type="float">
            <text:p>14310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4311" calcext:value-type="float">
            <text:p>14311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312" calcext:value-type="float">
            <text:p>14312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13" calcext:value-type="float">
            <text:p>14313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Совершен-но не доверяю</text:p>
          </table:table-cell>
          <table:table-cell office:value-type="float" office:value="14314" calcext:value-type="float">
            <text:p>14314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15" calcext:value-type="float">
            <text:p>14315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16" calcext:value-type="float">
            <text:p>14316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17" calcext:value-type="float">
            <text:p>14317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18" calcext:value-type="float">
            <text:p>14318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19" calcext:value-type="float">
            <text:p>14319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20" calcext:value-type="float">
            <text:p>14320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21" calcext:value-type="float">
            <text:p>14321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22" calcext:value-type="float">
            <text:p>14322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aN</text:p>
          </table:table-cell>
          <table:table-cell office:value-type="float" office:value="14323" calcext:value-type="float">
            <text:p>14323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324" calcext:value-type="float">
            <text:p>14324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25" calcext:value-type="float">
            <text:p>14325</text:p>
          </table:table-cell>
          <table:table-cell office:value-type="float" office:value="1817" calcext:value-type="float">
            <text:p>1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4326" calcext:value-type="float">
            <text:p>14326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В некоторых случаях</text:p>
          </table:table-cell>
          <table:table-cell office:value-type="float" office:value="14327" calcext:value-type="float">
            <text:p>14327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Примерно в половине случаев</text:p>
          </table:table-cell>
          <table:table-cell office:value-type="float" office:value="14328" calcext:value-type="float">
            <text:p>14328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В большинстве случаев</text:p>
          </table:table-cell>
          <table:table-cell office:value-type="float" office:value="14329" calcext:value-type="float">
            <text:p>14329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Всегда или почти всегда</text:p>
          </table:table-cell>
          <table:table-cell office:value-type="float" office:value="14330" calcext:value-type="float">
            <text:p>14330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1" calcext:value-type="float">
            <text:p>14331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4326" calcext:value-type="float">
            <text:p>14326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В некоторых случаях</text:p>
          </table:table-cell>
          <table:table-cell office:value-type="float" office:value="14327" calcext:value-type="float">
            <text:p>14327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Примерно в половине случаев</text:p>
          </table:table-cell>
          <table:table-cell office:value-type="float" office:value="14328" calcext:value-type="float">
            <text:p>14328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В большинстве случаев</text:p>
          </table:table-cell>
          <table:table-cell office:value-type="float" office:value="14329" calcext:value-type="float">
            <text:p>14329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Всегда или почти всегда</text:p>
          </table:table-cell>
          <table:table-cell office:value-type="float" office:value="14330" calcext:value-type="float">
            <text:p>14330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0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1" calcext:value-type="float">
            <text:p>14331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икогда или почти никогда</text:p>
          </table:table-cell>
          <table:table-cell office:value-type="float" office:value="14326" calcext:value-type="float">
            <text:p>14326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В некоторых случаях</text:p>
          </table:table-cell>
          <table:table-cell office:value-type="float" office:value="14327" calcext:value-type="float">
            <text:p>14327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Примерно в половине случаев</text:p>
          </table:table-cell>
          <table:table-cell office:value-type="float" office:value="14328" calcext:value-type="float">
            <text:p>14328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В большинстве случаев</text:p>
          </table:table-cell>
          <table:table-cell office:value-type="float" office:value="14329" calcext:value-type="float">
            <text:p>14329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Всегда или почти всегда</text:p>
          </table:table-cell>
          <table:table-cell office:value-type="float" office:value="14330" calcext:value-type="float">
            <text:p>14330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1" calcext:value-type="float">
            <text:p>14331</text:p>
          </table:table-cell>
          <table:table-cell office:value-type="float" office:value="1818" calcext:value-type="float">
            <text:p>1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3761" calcext:value-type="float">
            <text:p>13761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Согласен</text:p>
          </table:table-cell>
          <table:table-cell office:value-type="float" office:value="13762" calcext:value-type="float">
            <text:p>13762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Трудно сказать, согласен или нет</text:p>
          </table:table-cell>
          <table:table-cell office:value-type="float" office:value="13763" calcext:value-type="float">
            <text:p>13763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Не согласен</text:p>
          </table:table-cell>
          <table:table-cell office:value-type="float" office:value="13764" calcext:value-type="float">
            <text:p>13764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3765" calcext:value-type="float">
            <text:p>13765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766" calcext:value-type="float">
            <text:p>13766</text:p>
          </table:table-cell>
          <table:table-cell office:value-type="float" office:value="1738" calcext:value-type="float">
            <text:p>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ЗАПИШИТЕ</text:p>
          </table:table-cell>
          <table:table-cell office:value-type="float" office:value="14332" calcext:value-type="float">
            <text:p>14332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3" calcext:value-type="float">
            <text:p>14333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Нисколько или почти нисколько</text:p>
          </table:table-cell>
          <table:table-cell office:value-type="float" office:value="14334" calcext:value-type="float">
            <text:p>14334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До четверти времени</text:p>
          </table:table-cell>
          <table:table-cell office:value-type="float" office:value="14335" calcext:value-type="float">
            <text:p>14335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От четверти до половины времени</text:p>
          </table:table-cell>
          <table:table-cell office:value-type="float" office:value="14336" calcext:value-type="float">
            <text:p>14336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Больше половины, до трех четвертей времени</text:p>
          </table:table-cell>
          <table:table-cell office:value-type="float" office:value="14337" calcext:value-type="float">
            <text:p>14337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Больше, чем три четверти, но меньше, чем все время</text:p>
          </table:table-cell>
          <table:table-cell office:value-type="float" office:value="14338" calcext:value-type="float">
            <text:p>14338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Все или почти все это время</text:p>
          </table:table-cell>
          <table:table-cell office:value-type="float" office:value="14339" calcext:value-type="float">
            <text:p>14339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0" calcext:value-type="float">
            <text:p>14340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Нисколько или почти нисколько</text:p>
          </table:table-cell>
          <table:table-cell office:value-type="float" office:value="14334" calcext:value-type="float">
            <text:p>14334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До четверти времени</text:p>
          </table:table-cell>
          <table:table-cell office:value-type="float" office:value="14335" calcext:value-type="float">
            <text:p>14335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От четверти до половины времени</text:p>
          </table:table-cell>
          <table:table-cell office:value-type="float" office:value="14336" calcext:value-type="float">
            <text:p>14336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Больше половины, до трех четвертей времени</text:p>
          </table:table-cell>
          <table:table-cell office:value-type="float" office:value="14337" calcext:value-type="float">
            <text:p>14337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Больше, чем три четверти, но меньше, чем все время</text:p>
          </table:table-cell>
          <table:table-cell office:value-type="float" office:value="14338" calcext:value-type="float">
            <text:p>14338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Все или почти все это время</text:p>
          </table:table-cell>
          <table:table-cell office:value-type="float" office:value="14339" calcext:value-type="float">
            <text:p>14339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0" calcext:value-type="float">
            <text:p>14340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347" calcext:value-type="float">
            <text:p>14347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Верно в совсем небольшой степени</text:p>
          </table:table-cell>
          <table:table-cell office:value-type="float" office:value="14348" calcext:value-type="float">
            <text:p>14348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Достаточно верно</text:p>
          </table:table-cell>
          <table:table-cell office:value-type="float" office:value="14349" calcext:value-type="float">
            <text:p>14349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Совершенно верно</text:p>
          </table:table-cell>
          <table:table-cell office:value-type="float" office:value="14350" calcext:value-type="float">
            <text:p>14350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51" calcext:value-type="float">
            <text:p>14351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347" calcext:value-type="float">
            <text:p>14347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Верно в совсем небольшой степени</text:p>
          </table:table-cell>
          <table:table-cell office:value-type="float" office:value="14348" calcext:value-type="float">
            <text:p>14348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Достаточно верно</text:p>
          </table:table-cell>
          <table:table-cell office:value-type="float" office:value="14349" calcext:value-type="float">
            <text:p>14349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Совершенно верно</text:p>
          </table:table-cell>
          <table:table-cell office:value-type="float" office:value="14350" calcext:value-type="float">
            <text:p>14350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51" calcext:value-type="float">
            <text:p>14351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5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Совершенно не верно</text:p>
          </table:table-cell>
          <table:table-cell office:value-type="float" office:value="14347" calcext:value-type="float">
            <text:p>14347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Верно в совсем небольшой степени</text:p>
          </table:table-cell>
          <table:table-cell office:value-type="float" office:value="14348" calcext:value-type="float">
            <text:p>14348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Достаточно верно</text:p>
          </table:table-cell>
          <table:table-cell office:value-type="float" office:value="14349" calcext:value-type="float">
            <text:p>14349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Совершенно верно</text:p>
          </table:table-cell>
          <table:table-cell office:value-type="float" office:value="14350" calcext:value-type="float">
            <text:p>14350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51" calcext:value-type="float">
            <text:p>14351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4352" calcext:value-type="float">
            <text:p>14352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14353" calcext:value-type="float">
            <text:p>14353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14354" calcext:value-type="float">
            <text:p>14354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14355" calcext:value-type="float">
            <text:p>14355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14356" calcext:value-type="float">
            <text:p>14356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Трудно сказать, удовлетворен или нет</text:p>
          </table:table-cell>
          <table:table-cell office:value-type="float" office:value="14357" calcext:value-type="float">
            <text:p>14357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14358" calcext:value-type="float">
            <text:p>14358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14359" calcext:value-type="float">
            <text:p>14359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14360" calcext:value-type="float">
            <text:p>14360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14361" calcext:value-type="float">
            <text:p>14361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4362" calcext:value-type="float">
            <text:p>14362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63" calcext:value-type="float">
            <text:p>14363</text:p>
          </table:table-cell>
          <table:table-cell office:value-type="float" office:value="1823" calcext:value-type="float">
            <text:p>1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4364" calcext:value-type="float">
            <text:p>14364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14365" calcext:value-type="float">
            <text:p>14365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14366" calcext:value-type="float">
            <text:p>14366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14367" calcext:value-type="float">
            <text:p>14367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14368" calcext:value-type="float">
            <text:p>14368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Трудно сказать, удовлетворен или нет</text:p>
          </table:table-cell>
          <table:table-cell office:value-type="float" office:value="14369" calcext:value-type="float">
            <text:p>14369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14370" calcext:value-type="float">
            <text:p>14370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14371" calcext:value-type="float">
            <text:p>14371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14372" calcext:value-type="float">
            <text:p>14372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aN</text:p>
          </table:table-cell>
          <table:table-cell office:value-type="float" office:value="14373" calcext:value-type="float">
            <text:p>14373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4374" calcext:value-type="float">
            <text:p>14374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75" calcext:value-type="float">
            <text:p>14375</text:p>
          </table:table-cell>
          <table:table-cell office:value-type="float" office:value="1824" calcext:value-type="float">
            <text:p>1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4376" calcext:value-type="float">
            <text:p>14376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14377" calcext:value-type="float">
            <text:p>14377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14378" calcext:value-type="float">
            <text:p>14378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14379" calcext:value-type="float">
            <text:p>14379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14380" calcext:value-type="float">
            <text:p>14380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Трудно сказать, удовлетворен или нет</text:p>
          </table:table-cell>
          <table:table-cell office:value-type="float" office:value="14381" calcext:value-type="float">
            <text:p>14381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14382" calcext:value-type="float">
            <text:p>14382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14383" calcext:value-type="float">
            <text:p>14383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14384" calcext:value-type="float">
            <text:p>14384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14385" calcext:value-type="float">
            <text:p>14385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Полностью удовлетворен(а)</text:p>
          </table:table-cell>
          <table:table-cell office:value-type="float" office:value="14386" calcext:value-type="float">
            <text:p>14386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87" calcext:value-type="float">
            <text:p>14387</text:p>
          </table:table-cell>
          <table:table-cell office:value-type="float" office:value="1825" calcext:value-type="float">
            <text:p>1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ЗАПИШИТЕ</text:p>
          </table:table-cell>
          <table:table-cell office:value-type="float" office:value="14332" calcext:value-type="float">
            <text:p>14332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3" calcext:value-type="float">
            <text:p>14333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ЗАПИШИТЕ</text:p>
          </table:table-cell>
          <table:table-cell office:value-type="float" office:value="14332" calcext:value-type="float">
            <text:p>14332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3" calcext:value-type="float">
            <text:p>14333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ЗАПИШИТЕ</text:p>
          </table:table-cell>
          <table:table-cell office:value-type="float" office:value="14332" calcext:value-type="float">
            <text:p>14332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3" calcext:value-type="float">
            <text:p>14333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совсем не разнообразна</text:p>
          </table:table-cell>
          <table:table-cell office:value-type="float" office:value="14388" calcext:value-type="float">
            <text:p>14388</text:p>
          </table:table-cell>
          <table:table-cell office:value-type="float" office:value="1826" calcext:value-type="float">
            <text:p>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мало разнообразна</text:p>
          </table:table-cell>
          <table:table-cell office:value-type="float" office:value="14389" calcext:value-type="float">
            <text:p>14389</text:p>
          </table:table-cell>
          <table:table-cell office:value-type="float" office:value="1826" calcext:value-type="float">
            <text:p>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довольно разнообразна</text:p>
          </table:table-cell>
          <table:table-cell office:value-type="float" office:value="14390" calcext:value-type="float">
            <text:p>14390</text:p>
          </table:table-cell>
          <table:table-cell office:value-type="float" office:value="1826" calcext:value-type="float">
            <text:p>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очень разнообразна</text:p>
          </table:table-cell>
          <table:table-cell office:value-type="float" office:value="14391" calcext:value-type="float">
            <text:p>14391</text:p>
          </table:table-cell>
          <table:table-cell office:value-type="float" office:value="1826" calcext:value-type="float">
            <text:p>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6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92" calcext:value-type="float">
            <text:p>14392</text:p>
          </table:table-cell>
          <table:table-cell office:value-type="float" office:value="1826" calcext:value-type="float">
            <text:p>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ЗАПИШИТЕ</text:p>
          </table:table-cell>
          <table:table-cell office:value-type="float" office:value="14332" calcext:value-type="float">
            <text:p>14332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3" calcext:value-type="float">
            <text:p>14333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совсем не надежна</text:p>
          </table:table-cell>
          <table:table-cell office:value-type="float" office:value="14393" calcext:value-type="float">
            <text:p>14393</text:p>
          </table:table-cell>
          <table:table-cell office:value-type="float" office:value="1827" calcext:value-type="float">
            <text:p>1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мало надежна</text:p>
          </table:table-cell>
          <table:table-cell office:value-type="float" office:value="14394" calcext:value-type="float">
            <text:p>14394</text:p>
          </table:table-cell>
          <table:table-cell office:value-type="float" office:value="1827" calcext:value-type="float">
            <text:p>1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довольно надежна</text:p>
          </table:table-cell>
          <table:table-cell office:value-type="float" office:value="14395" calcext:value-type="float">
            <text:p>14395</text:p>
          </table:table-cell>
          <table:table-cell office:value-type="float" office:value="1827" calcext:value-type="float">
            <text:p>1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очень надежна</text:p>
          </table:table-cell>
          <table:table-cell office:value-type="float" office:value="14396" calcext:value-type="float">
            <text:p>14396</text:p>
          </table:table-cell>
          <table:table-cell office:value-type="float" office:value="1827" calcext:value-type="float">
            <text:p>1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97" calcext:value-type="float">
            <text:p>14397</text:p>
          </table:table-cell>
          <table:table-cell office:value-type="float" office:value="1827" calcext:value-type="float">
            <text:p>1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совсем не связана с риском</text:p>
          </table:table-cell>
          <table:table-cell office:value-type="float" office:value="14398" calcext:value-type="float">
            <text:p>14398</text:p>
          </table:table-cell>
          <table:table-cell office:value-type="float" office:value="1828" calcext:value-type="float">
            <text:p>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мало связана с риском</text:p>
          </table:table-cell>
          <table:table-cell office:value-type="float" office:value="14399" calcext:value-type="float">
            <text:p>14399</text:p>
          </table:table-cell>
          <table:table-cell office:value-type="float" office:value="1828" calcext:value-type="float">
            <text:p>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довольно-таки связана с риском</text:p>
          </table:table-cell>
          <table:table-cell office:value-type="float" office:value="14400" calcext:value-type="float">
            <text:p>14400</text:p>
          </table:table-cell>
          <table:table-cell office:value-type="float" office:value="1828" calcext:value-type="float">
            <text:p>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или очень сильно связана с риском?</text:p>
          </table:table-cell>
          <table:table-cell office:value-type="float" office:value="14401" calcext:value-type="float">
            <text:p>14401</text:p>
          </table:table-cell>
          <table:table-cell office:value-type="float" office:value="1828" calcext:value-type="float">
            <text:p>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02" calcext:value-type="float">
            <text:p>14402</text:p>
          </table:table-cell>
          <table:table-cell office:value-type="float" office:value="1828" calcext:value-type="float">
            <text:p>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<text:s/>Женщина должна быть готова сократить свою занятость на работе ради своей семьи</text:p>
          </table:table-cell>
          <table:table-cell office:value-type="float" office:value="14403" calcext:value-type="float">
            <text:p>14403</text:p>
          </table:table-cell>
          <table:table-cell office:value-type="float" office:value="1829" calcext:value-type="float">
            <text:p>1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NaN</text:p>
          </table:table-cell>
          <table:table-cell office:value-type="float" office:value="14404" calcext:value-type="float">
            <text:p>14404</text:p>
          </table:table-cell>
          <table:table-cell office:value-type="float" office:value="1829" calcext:value-type="float">
            <text:p>1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NaN</text:p>
          </table:table-cell>
          <table:table-cell office:value-type="float" office:value="14405" calcext:value-type="float">
            <text:p>14405</text:p>
          </table:table-cell>
          <table:table-cell office:value-type="float" office:value="1829" calcext:value-type="float">
            <text:p>1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NaN</text:p>
          </table:table-cell>
          <table:table-cell office:value-type="float" office:value="14406" calcext:value-type="float">
            <text:p>14406</text:p>
          </table:table-cell>
          <table:table-cell office:value-type="float" office:value="1829" calcext:value-type="float">
            <text:p>1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<text:s/>Женщина не должна сокращать свою занятость на работе ради своей семьи</text:p>
          </table:table-cell>
          <table:table-cell office:value-type="float" office:value="14407" calcext:value-type="float">
            <text:p>14407</text:p>
          </table:table-cell>
          <table:table-cell office:value-type="float" office:value="1829" calcext:value-type="float">
            <text:p>1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08" calcext:value-type="float">
            <text:p>14408</text:p>
          </table:table-cell>
          <table:table-cell office:value-type="float" office:value="1829" calcext:value-type="float">
            <text:p>1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<text:s/>Мужчины должны нести такую же ответственность за дом и детей, как и женщины</text:p>
          </table:table-cell>
          <table:table-cell office:value-type="float" office:value="14409" calcext:value-type="float">
            <text:p>14409</text:p>
          </table:table-cell>
          <table:table-cell office:value-type="float" office:value="1830" calcext:value-type="float">
            <text:p>1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NaN</text:p>
          </table:table-cell>
          <table:table-cell office:value-type="float" office:value="14410" calcext:value-type="float">
            <text:p>14410</text:p>
          </table:table-cell>
          <table:table-cell office:value-type="float" office:value="1830" calcext:value-type="float">
            <text:p>1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NaN</text:p>
          </table:table-cell>
          <table:table-cell office:value-type="float" office:value="14411" calcext:value-type="float">
            <text:p>14411</text:p>
          </table:table-cell>
          <table:table-cell office:value-type="float" office:value="1830" calcext:value-type="float">
            <text:p>1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NaN</text:p>
          </table:table-cell>
          <table:table-cell office:value-type="float" office:value="14412" calcext:value-type="float">
            <text:p>14412</text:p>
          </table:table-cell>
          <table:table-cell office:value-type="float" office:value="1830" calcext:value-type="float">
            <text:p>1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<text:s/>Женщины должны нести больше ответственности за дом и детей, чем мужчины</text:p>
          </table:table-cell>
          <table:table-cell office:value-type="float" office:value="14413" calcext:value-type="float">
            <text:p>14413</text:p>
          </table:table-cell>
          <table:table-cell office:value-type="float" office:value="1830" calcext:value-type="float">
            <text:p>1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14" calcext:value-type="float">
            <text:p>14414</text:p>
          </table:table-cell>
          <table:table-cell office:value-type="float" office:value="1830" calcext:value-type="float">
            <text:p>1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<text:s/>Когда рабочих мест недостаточно, мужчины должны иметь больше прав на работу, чем женщины</text:p>
          </table:table-cell>
          <table:table-cell office:value-type="float" office:value="14415" calcext:value-type="float">
            <text:p>14415</text:p>
          </table:table-cell>
          <table:table-cell office:value-type="float" office:value="1831" calcext:value-type="float">
            <text:p>1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NaN</text:p>
          </table:table-cell>
          <table:table-cell office:value-type="float" office:value="14416" calcext:value-type="float">
            <text:p>14416</text:p>
          </table:table-cell>
          <table:table-cell office:value-type="float" office:value="1831" calcext:value-type="float">
            <text:p>1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NaN</text:p>
          </table:table-cell>
          <table:table-cell office:value-type="float" office:value="14417" calcext:value-type="float">
            <text:p>14417</text:p>
          </table:table-cell>
          <table:table-cell office:value-type="float" office:value="1831" calcext:value-type="float">
            <text:p>1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NaN</text:p>
          </table:table-cell>
          <table:table-cell office:value-type="float" office:value="14418" calcext:value-type="float">
            <text:p>14418</text:p>
          </table:table-cell>
          <table:table-cell office:value-type="float" office:value="1831" calcext:value-type="float">
            <text:p>1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<text:s/>Когда рабочих мест недостаточно, женщины должны иметь такое же право на работу, как и мужчины</text:p>
          </table:table-cell>
          <table:table-cell office:value-type="float" office:value="14419" calcext:value-type="float">
            <text:p>14419</text:p>
          </table:table-cell>
          <table:table-cell office:value-type="float" office:value="1831" calcext:value-type="float">
            <text:p>1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20" calcext:value-type="float">
            <text:p>14420</text:p>
          </table:table-cell>
          <table:table-cell office:value-type="float" office:value="1831" calcext:value-type="float">
            <text:p>1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4421" calcext:value-type="float">
            <text:p>14421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22" calcext:value-type="float">
            <text:p>14422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23" calcext:value-type="float">
            <text:p>14423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24" calcext:value-type="float">
            <text:p>14424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25" calcext:value-type="float">
            <text:p>14425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26" calcext:value-type="float">
            <text:p>14426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27" calcext:value-type="float">
            <text:p>14427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28" calcext:value-type="float">
            <text:p>14428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29" calcext:value-type="float">
            <text:p>14429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aN</text:p>
          </table:table-cell>
          <table:table-cell office:value-type="float" office:value="14430" calcext:value-type="float">
            <text:p>14430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431" calcext:value-type="float">
            <text:p>14431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32" calcext:value-type="float">
            <text:p>14432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4433" calcext:value-type="float">
            <text:p>14433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34" calcext:value-type="float">
            <text:p>14434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35" calcext:value-type="float">
            <text:p>14435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36" calcext:value-type="float">
            <text:p>14436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37" calcext:value-type="float">
            <text:p>14437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38" calcext:value-type="float">
            <text:p>14438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39" calcext:value-type="float">
            <text:p>14439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40" calcext:value-type="float">
            <text:p>14440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41" calcext:value-type="float">
            <text:p>14441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aN</text:p>
          </table:table-cell>
          <table:table-cell office:value-type="float" office:value="14442" calcext:value-type="float">
            <text:p>14442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443" calcext:value-type="float">
            <text:p>14443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44" calcext:value-type="float">
            <text:p>14444</text:p>
          </table:table-cell>
          <table:table-cell office:value-type="float" office:value="1833" calcext:value-type="float">
            <text:p>1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4445" calcext:value-type="float">
            <text:p>14445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46" calcext:value-type="float">
            <text:p>14446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47" calcext:value-type="float">
            <text:p>14447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48" calcext:value-type="float">
            <text:p>14448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49" calcext:value-type="float">
            <text:p>14449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50" calcext:value-type="float">
            <text:p>14450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51" calcext:value-type="float">
            <text:p>14451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52" calcext:value-type="float">
            <text:p>14452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53" calcext:value-type="float">
            <text:p>14453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aN</text:p>
          </table:table-cell>
          <table:table-cell office:value-type="float" office:value="14454" calcext:value-type="float">
            <text:p>14454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455" calcext:value-type="float">
            <text:p>14455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56" calcext:value-type="float">
            <text:p>14456</text:p>
          </table:table-cell>
          <table:table-cell office:value-type="float" office:value="1834" calcext:value-type="float">
            <text:p>1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7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ЗАПИШИТЕ</text:p>
          </table:table-cell>
          <table:table-cell office:value-type="float" office:value="14332" calcext:value-type="float">
            <text:p>14332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3" calcext:value-type="float">
            <text:p>14333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Совсем не разнообразна</text:p>
          </table:table-cell>
          <table:table-cell office:value-type="float" office:value="14457" calcext:value-type="float">
            <text:p>14457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58" calcext:value-type="float">
            <text:p>14458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59" calcext:value-type="float">
            <text:p>14459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60" calcext:value-type="float">
            <text:p>14460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61" calcext:value-type="float">
            <text:p>14461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62" calcext:value-type="float">
            <text:p>14462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63" calcext:value-type="float">
            <text:p>14463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64" calcext:value-type="float">
            <text:p>14464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65" calcext:value-type="float">
            <text:p>14465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N</text:p>
          </table:table-cell>
          <table:table-cell office:value-type="float" office:value="14466" calcext:value-type="float">
            <text:p>14466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Очень разнообразна</text:p>
          </table:table-cell>
          <table:table-cell office:value-type="float" office:value="14467" calcext:value-type="float">
            <text:p>14467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68" calcext:value-type="float">
            <text:p>14468</text:p>
          </table:table-cell>
          <table:table-cell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<text:s/>Совсем ненадежна</text:p>
          </table:table-cell>
          <table:table-cell office:value-type="float" office:value="14469" calcext:value-type="float">
            <text:p>14469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0" calcext:value-type="float">
            <text:p>14470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1" calcext:value-type="float">
            <text:p>14471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2" calcext:value-type="float">
            <text:p>14472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3" calcext:value-type="float">
            <text:p>14473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4" calcext:value-type="float">
            <text:p>14474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5" calcext:value-type="float">
            <text:p>14475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6" calcext:value-type="float">
            <text:p>14476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7" calcext:value-type="float">
            <text:p>14477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N</text:p>
          </table:table-cell>
          <table:table-cell office:value-type="float" office:value="14478" calcext:value-type="float">
            <text:p>14478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<text:s/>Очень надежна</text:p>
          </table:table-cell>
          <table:table-cell office:value-type="float" office:value="14479" calcext:value-type="float">
            <text:p>14479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80" calcext:value-type="float">
            <text:p>14480</text:p>
          </table:table-cell>
          <table:table-cell office:value-type="float" office:value="1836" calcext:value-type="float">
            <text:p>1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<text:s/>Совсем не связана с риском</text:p>
          </table:table-cell>
          <table:table-cell office:value-type="float" office:value="14481" calcext:value-type="float">
            <text:p>14481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82" calcext:value-type="float">
            <text:p>14482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83" calcext:value-type="float">
            <text:p>14483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84" calcext:value-type="float">
            <text:p>14484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85" calcext:value-type="float">
            <text:p>14485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86" calcext:value-type="float">
            <text:p>14486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87" calcext:value-type="float">
            <text:p>14487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88" calcext:value-type="float">
            <text:p>14488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89" calcext:value-type="float">
            <text:p>14489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N</text:p>
          </table:table-cell>
          <table:table-cell office:value-type="float" office:value="14490" calcext:value-type="float">
            <text:p>14490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<text:s/>Связана с очень большим риском</text:p>
          </table:table-cell>
          <table:table-cell office:value-type="float" office:value="14491" calcext:value-type="float">
            <text:p>14491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492" calcext:value-type="float">
            <text:p>14492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Очень не удовлетворен</text:p>
          </table:table-cell>
          <table:table-cell office:value-type="float" office:value="14493" calcext:value-type="float">
            <text:p>14493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494" calcext:value-type="float">
            <text:p>14494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495" calcext:value-type="float">
            <text:p>14495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496" calcext:value-type="float">
            <text:p>14496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497" calcext:value-type="float">
            <text:p>14497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498" calcext:value-type="float">
            <text:p>14498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499" calcext:value-type="float">
            <text:p>14499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500" calcext:value-type="float">
            <text:p>14500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501" calcext:value-type="float">
            <text:p>14501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14502" calcext:value-type="float">
            <text:p>14502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4503" calcext:value-type="float">
            <text:p>14503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504" calcext:value-type="float">
            <text:p>14504</text:p>
          </table:table-cell>
          <table:table-cell office:value-type="float" office:value="1838" calcext:value-type="float">
            <text:p>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<text:s/>Очень не удовлетворен</text:p>
          </table:table-cell>
          <table:table-cell office:value-type="float" office:value="14505" calcext:value-type="float">
            <text:p>14505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06" calcext:value-type="float">
            <text:p>14506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07" calcext:value-type="float">
            <text:p>14507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08" calcext:value-type="float">
            <text:p>14508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09" calcext:value-type="float">
            <text:p>14509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10" calcext:value-type="float">
            <text:p>14510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11" calcext:value-type="float">
            <text:p>14511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12" calcext:value-type="float">
            <text:p>14512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13" calcext:value-type="float">
            <text:p>14513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aN</text:p>
          </table:table-cell>
          <table:table-cell office:value-type="float" office:value="14514" calcext:value-type="float">
            <text:p>14514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4515" calcext:value-type="float">
            <text:p>14515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516" calcext:value-type="float">
            <text:p>14516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<text:s/>Очень не удовлетворен</text:p>
          </table:table-cell>
          <table:table-cell office:value-type="float" office:value="14517" calcext:value-type="float">
            <text:p>14517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18" calcext:value-type="float">
            <text:p>14518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19" calcext:value-type="float">
            <text:p>14519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20" calcext:value-type="float">
            <text:p>14520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21" calcext:value-type="float">
            <text:p>14521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22" calcext:value-type="float">
            <text:p>14522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23" calcext:value-type="float">
            <text:p>14523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24" calcext:value-type="float">
            <text:p>14524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25" calcext:value-type="float">
            <text:p>14525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NaN</text:p>
          </table:table-cell>
          <table:table-cell office:value-type="float" office:value="14526" calcext:value-type="float">
            <text:p>14526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4527" calcext:value-type="float">
            <text:p>14527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528" calcext:value-type="float">
            <text:p>14528</text:p>
          </table:table-cell>
          <table:table-cell office:value-type="float" office:value="1840" calcext:value-type="float">
            <text:p>1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4529" calcext:value-type="float">
            <text:p>14529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0" calcext:value-type="float">
            <text:p>14530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1" calcext:value-type="float">
            <text:p>14531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2" calcext:value-type="float">
            <text:p>14532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3" calcext:value-type="float">
            <text:p>14533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4" calcext:value-type="float">
            <text:p>14534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5" calcext:value-type="float">
            <text:p>14535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6" calcext:value-type="float">
            <text:p>14536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7" calcext:value-type="float">
            <text:p>14537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aN</text:p>
          </table:table-cell>
          <table:table-cell office:value-type="float" office:value="14538" calcext:value-type="float">
            <text:p>14538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539" calcext:value-type="float">
            <text:p>14539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8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540" calcext:value-type="float">
            <text:p>14540</text:p>
          </table:table-cell>
          <table:table-cell office:value-type="float" office:value="1841" calcext:value-type="float">
            <text:p>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4541" calcext:value-type="float">
            <text:p>14541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42" calcext:value-type="float">
            <text:p>14542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43" calcext:value-type="float">
            <text:p>14543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44" calcext:value-type="float">
            <text:p>14544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45" calcext:value-type="float">
            <text:p>14545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46" calcext:value-type="float">
            <text:p>14546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47" calcext:value-type="float">
            <text:p>14547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48" calcext:value-type="float">
            <text:p>14548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49" calcext:value-type="float">
            <text:p>14549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aN</text:p>
          </table:table-cell>
          <table:table-cell office:value-type="float" office:value="14550" calcext:value-type="float">
            <text:p>14550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551" calcext:value-type="float">
            <text:p>14551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552" calcext:value-type="float">
            <text:p>14552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ЗАПИШИТЕ</text:p>
          </table:table-cell>
          <table:table-cell office:value-type="float" office:value="14332" calcext:value-type="float">
            <text:p>14332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33" calcext:value-type="float">
            <text:p>14333</text:p>
          </table:table-cell>
          <table:table-cell office:value-type="float" office:value="1819" calcext:value-type="float">
            <text:p>1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4553" calcext:value-type="float">
            <text:p>14553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54" calcext:value-type="float">
            <text:p>14554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55" calcext:value-type="float">
            <text:p>14555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56" calcext:value-type="float">
            <text:p>14556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57" calcext:value-type="float">
            <text:p>14557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58" calcext:value-type="float">
            <text:p>14558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59" calcext:value-type="float">
            <text:p>14559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60" calcext:value-type="float">
            <text:p>14560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61" calcext:value-type="float">
            <text:p>14561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aN</text:p>
          </table:table-cell>
          <table:table-cell office:value-type="float" office:value="14562" calcext:value-type="float">
            <text:p>14562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4563" calcext:value-type="float">
            <text:p>14563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564" calcext:value-type="float">
            <text:p>14564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4341" calcext:value-type="float">
            <text:p>14341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Согласен</text:p>
          </table:table-cell>
          <table:table-cell office:value-type="float" office:value="14342" calcext:value-type="float">
            <text:p>14342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Трудно сказать, согласен или нет</text:p>
          </table:table-cell>
          <table:table-cell office:value-type="float" office:value="14343" calcext:value-type="float">
            <text:p>14343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4344" calcext:value-type="float">
            <text:p>14344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Совершенно не согласен</text:p>
          </table:table-cell>
          <table:table-cell office:value-type="float" office:value="14345" calcext:value-type="float">
            <text:p>14345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_R02_2004_RUS_UA_39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4346" calcext:value-type="float">
            <text:p>14346</text:p>
          </table:table-cell>
          <table:table-cell office:value-type="float" office:value="1821" calcext:value-type="float">
            <text:p>1821</text:p>
          </table:table-cell>
          <table:table-cell table:number-columns-repeated="8"/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RUS_UA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МЫ ХОТЕЛИ БЫ ЗАДАТЬ НЕСКОЛЬКО ВОПРОСОВ О ПОЛИТИКЕ И ПРАВИТЕЛЬСТВЕ.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SS_R02_2004_RUS_UA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СЕЙЧАС НЕСКОЛЬКО ВОПРОСОВ О ВАС И ВАШЕЙ ЖИЗНИ.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SS_R02_2004_RUS_UA_8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Я ЗАДАМ ВАМ НЕСКОЛЬКО ВОПРОСОВ О ЗДОРОВЬЕ И МЕДИЦИНЕ.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SS_R02_2004_RUS_UA_11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Я ХОТЕЛ(А) БЫ СПРОСИТЬ ВАС, КАК ДОЛЖНЫ ПОСТУПАТЬ ГРАЖДАНЕ И ЧЛЕНЫ ОБЩЕСТВА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ESS_R02_2004_RUS_UA_14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, Я БЫ ХОТЕЛ ЗАДАТЬ ВАМ НЕСКОЛЬКО ВОПРОСОВ, КАСАЮЩИХСЯ ВАС И ДРУГИХ ЧЛЕНОВ ВАШЕЙ СЕМЬИ.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ESS_R02_2004_RUS_UA_22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я задам несколько вопросов, касающихся различных сторон Вашей жизни.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ESS_R02_2004_RUS_UA_35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Сейчас я бы хотел (а) поговорить о домашней работе.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2_2004_RUS_UA_35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Сейчас я собираюсь прочитать несколько утверждений о мужчинах и женщинах и их роли в семье.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RUS_UA_36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Сейчас я бы хотел (а) поговорить о домашней работе.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2_2004_RUS_UA_36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Под домашней работой мы подразумеваем такие вещи, как приготовление еды, стирка, уборка, уход за одеждой, покупки, ремонт (имущества), но не включаем уход за детьми и досуг.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2_2004_RUS_UA_36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Сейчас несколько вопросов о Вашей работе в настоящее время.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2_2004_RUS_UA_37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Сейчас я бы хотел (а) поговорить о домашней работе.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2_2004_RUS_UA_37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Под домашней работой мы подразумеваем такие вещи, как приготовление еды, стирка, уборка, уход за одеждой, покупки, ремонт (имущества), но не включаем уход за детьми и досуг.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2_2004_RUS_UA_37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Если бы Вы должны были выбирать между следующими мнениями, какое бы Вы выбрали?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2_2004_RUS_UA_37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Если бы Вы должны были выбирать между следующими мнениями, какое бы Вы выбрали?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2_2004_RUS_UA_37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Если бы Вы должны были выбирать между следующими мнениями, какое бы Вы выбрали?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2_2004_RUS_UA_39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Сейчас я прочитаю несколько утверждений о мужчинах и женщинах и их роли в семье.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Instr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SS_R02_2004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2_2004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2_2004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2_2004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2_2004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2_2004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КАРТОЧКА 1.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S_R02_2004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РТОЧКА 2.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ESS_R02_2004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РТОЧКА 3.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РТОЧКА 4.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ESS_R02_2004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РТОЧКА 5.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ESS_R02_2004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2_2004_RUS_UA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РТОЧКА 6.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ESS_R02_2004_RUS_UA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КАРТОЧКА 7.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ESS_R02_2004_RUS_UA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КАРТОЧКА 8.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ESS_R02_2004_RUS_UA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АРТОЧКА 8а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ESS_R02_2004_RUS_UA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РТОЧКА 8а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ESS_R02_2004_RUS_UA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РТОЧКА 8а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ESS_R02_2004_RUS_UA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КАРТОЧКА 9.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ESS_R02_2004_RUS_UA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КАРТОЧКА 10.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ESS_R02_2004_RUS_UA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КАРТОЧКА 10.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КАРТОЧКА 10.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ESS_R02_2004_RUS_UA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КАРТОЧКА 10.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ESS_R02_2004_RUS_UA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SS_R02_2004_RUS_UA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КАРТОЧКА 11.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ESS_R02_2004_RUS_UA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КАРТОЧКА 11.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ESS_R02_2004_RUS_UA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2_2004_RUS_UA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КАРТОЧКА 13.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ESS_R02_2004_RUS_UA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КАРТОЧКА 14.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ESS_R02_2004_RUS_UA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КАРТОЧКА 14.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ESS_R02_2004_RUS_UA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КАРТОЧКА 14.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ESS_R02_2004_RUS_UA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РТОЧКА 15.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ESS_R02_2004_RUS_UA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КАРТОЧКА 16.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ESS_R02_2004_RUS_UA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РТОЧКА 17.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ESS_R02_2004_RUS_UA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КАРТОЧКА 18.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ESS_R02_2004_RUS_UA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РТОЧКА 19.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ESS_R02_2004_RUS_UA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КАРТОЧКА 20.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ESS_R02_2004_RUS_UA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КАРТОЧКА 21.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ESS_R02_2004_RUS_UA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КАРТОЧКА 22.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ESS_R02_2004_RUS_UA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РТОЧКА 22.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ESS_R02_2004_RUS_UA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РТОЧКА 23.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ESS_R02_2004_RUS_UA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КАРТОЧКА 25.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ESS_R02_2004_RUS_UA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РТОЧКА 25.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ESS_R02_2004_RUS_UA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КАРТОЧКА 25.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ESS_R02_2004_RUS_UA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РТОЧКА 26.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ESS_R02_2004_RUS_UA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АРТОЧКА 27.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2_2004_RUS_UA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Пожалуйста, выберите один ответ на этой карточке.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КАРТОЧКА 28а.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ESS_R02_2004_RUS_UA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Пожалуйста, выберите один ответ из этой карточки.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2_2004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Пожалуйста, выберите один ответ на этой карточке.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КАРТОЧКА 28а.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ESS_R02_2004_RUS_UA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Пожалуйста, выберите один ответ из этой карточки.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2_2004_RUS_UA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Пожалуйста, выберите один ответ на этой карточке.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КАРТОЧКА 28а.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ESS_R02_2004_RUS_UA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Пожалуйста, выберите один ответ из этой карточки.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2_2004_RUS_UA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Пожалуйста, выберите один ответ на этой карточке.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КАРТОЧКА 28а.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ESS_R02_2004_RUS_UA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Пожалуйста, выберите один ответ из этой карточки.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ESS_R02_2004_RUS_UA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КАРТОЧКА 29.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ESS_R02_2004_RUS_UA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КАРТОЧКА 3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РТОЧКА 3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ESS_R02_2004_RUS_UA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Используйте для ответа эту карточку.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ESS_R02_2004_RUS_UA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КАРТОЧКА 32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КАРТОЧКА 3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ESS_R02_2004_RUS_UA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КАРТОЧКА 34.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ESS_R02_2004_RUS_UA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Используйте для ответов эту карточку.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ESS_R02_2004_RUS_UA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КАРТОЧКА 35.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РТОЧКА 3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Используйте для ответа эту карточку.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ESS_R02_2004_RUS_UA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ЗАЧИТЫВАЙТЕ ПО КАЖДОЙ СТРОКЕ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ESS_R02_2004_RUS_UA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КАРТОЧКА 37.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ESS_R02_2004_RUS_UA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КАРТОЧКА 37.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ESS_R02_2004_RUS_UA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КАРТОЧКА 38.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КАРТОЧКА 39.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ESS_R02_2004_RUS_UA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ЗАЧИТЫВАЙТЕ ПО КАЖДОЙ СТРОКЕ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ESS_R02_2004_RUS_UA_15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ОТМЕТЬТЕ ПОЛ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ESS_R02_2004_RUS_UA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КАРТОЧКА 4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ESS_R02_2004_RUS_UA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КАРТОЧКА 41.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ESS_R02_2004_RUS_UA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РТОЧКА 42.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ESS_R02_2004_RUS_UA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КАРТОЧКА 42a.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ESS_R02_2004_RUS_UA_159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КАРТОЧКА 43.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ESS_R02_2004_RUS_UA_160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КАРТОЧКА 4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КАРТОЧКА 45.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ESS_R02_2004_RUS_UA_185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КАРТОЧКА 47.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ESS_R02_2004_RUS_UA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РТОЧКА 48.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ESS_R02_2004_RUS_UA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КАРТОЧКА 49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ESS_R02_2004_RUS_UA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КАРТОЧКА 50.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КАРТОЧКА 51.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ESS_R02_2004_RUS_UA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Отметьте все, что подходит.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КАРТОЧКА 5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ESS_R02_2004_RUS_UA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Пожалуйста, выберите только один ответ.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КАРТОЧКА 52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ESS_R02_2004_RUS_UA_202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ЗАЧИТЫВАЙТЕ ПО КАЖДОЙ СТРОКЕ.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ESS_R02_2004_RUS_UA_205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210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АРТОЧКА 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РТОЧКА 55.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ESS_R02_2004_RUS_UA_211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216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АРТОЧКА 5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ESS_R02_2004_RUS_UA_218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РТОЧКА 5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КАРТОЧКА 58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ESS_R02_2004_RUS_UA_22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23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КАРТОЧКА 59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ESS_R02_2004_RUS_UA_239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КАРТОЧКА 6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КАРТОЧКА 61.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ESS_R02_2004_RUS_UA_24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Теперь, посмотрите на эту карточку.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КАРТОЧКА 6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Теперь посмотрите карточку 62.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ESS_R02_2004_RUS_UA_244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ПРОЧИТАТЬ ВСЛУХ...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ESS_R02_2004_RUS_UA_246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КАРТОЧКА 6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ESS_R02_2004_RUS_UA_24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КАРТОЧКА 6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КАРТОЧКА 6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ESS_R02_2004_RUS_UA_248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249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КАРТОЧКА 6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ESS_R02_2004_RUS_UA_251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КАРТОЧКА 6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ESS_R02_2004_RUS_UA_252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КАРТОЧКА 6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ESS_R02_2004_RUS_UA_253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КАРТОЧКА 6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КАРТОЧКА 65.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ESS_R02_2004_RUS_UA_254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256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КАРТОЧКА 6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ESS_R02_2004_RUS_UA_257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КАРТОЧКА 6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ESS_R02_2004_RUS_UA_261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КАРТОЧКА 67.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ESS_R02_2004_RUS_UA_263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КАРТОЧКА 68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ESS_R02_2004_RUS_UA_266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КАРТОЧКА 6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ESS_R02_2004_RUS_UA_270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ИНТЕРВЬЮЕР ОТМЕЧАЕТ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ESS_R02_2004_RUS_UA_276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КАРТОЧКА 7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ESS_R02_2004_RUS_UA_277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КАРТОЧКА 7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ESS_R02_2004_RUS_UA_277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Используйте для ответа ту же карточку.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ESS_R02_2004_RUS_UA_278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КАРТОЧКА 70.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ESS_R02_2004_RUS_UA_278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279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КАРТОЧКА 70.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ESS_R02_2004_RUS_UA_279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КАРТОЧКА 7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ESS_R02_2004_RUS_UA_280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Пожалуйста, для ответа используйте эту карточку.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ESS_R02_2004_RUS_UA_283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КАРТОЧКА 7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ESS_R02_2004_RUS_UA_284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КАРТОЧКА 7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ESS_R02_2004_RUS_UA_291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КАРТОЧКА 7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ESS_R02_2004_RUS_UA_296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КАРТОЧКА 7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ESS_R02_2004_RUS_UA_298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КАРТОЧКА 7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ESS_R02_2004_RUS_UA_300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КАРТОЧКА 7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КАРТОЧКА 7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ESS_R02_2004_RUS_UA_301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303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КАРТОЧКА 7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ESS_R02_2004_RUS_UA_305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КАРТОЧКА 79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ESS_R02_2004_RUS_UA_306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КАРТОЧКА 8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ESS_R02_2004_RUS_UA_309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КАРТОЧКА 8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ESS_R02_2004_RUS_UA_314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КАРТОЧКА 8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ESS_R02_2004_RUS_UA_315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КАРТОЧКА 82.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ESS_R02_2004_RUS_UA_324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КАРТОЧКА 83.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КАРТОЧКА 8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ESS_R02_2004_RUS_UA_330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КАРТОЧКА 85.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ESS_R02_2004_RUS_UA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КАРТОЧКА 8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ESS_R02_2004_RUS_UA_344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SS_R02_2004_RUS_UA_34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SS_R02_2004_RUS_UA_34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Используйте для ответа эту карточку.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ESS_R02_2004_RUS_UA_35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36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Используйте эту карточку.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ESS_R02_2004_RUS_UA_36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SS_R02_2004_RUS_UA_36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SS_R02_2004_RUS_UA_38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2_2004_RUS_UA_38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SS_R02_2004_RUS_UA_38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Используйте эту же карточку.</text:p>
          </table:table-cell>
          <table:table-cell office:value-type="float" office:value="886" calcext:value-type="float">
            <text:p>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48:10.354245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2:49:37.334652169</dc:date>
    <meta:editing-duration>PT3M36S</meta:editing-duration>
    <meta:editing-cycles>9</meta:editing-cycles>
    <meta:generator>LibreOffice/6.0.7.3$Linux_X86_64 LibreOffice_project/00m0$Build-3</meta:generator>
    <meta:document-statistic meta:table-count="4" meta:cell-count="15007" meta:object-count="0"/>
  </office:meta>
</office:document-meta>
</file>